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8.46pt"/>
    </style:style>
    <style:style style:name="co2" style:family="table-column">
      <style:table-column-properties fo:break-before="auto" style:column-width="65.06pt"/>
    </style:style>
    <style:style style:name="co3" style:family="table-column">
      <style:table-column-properties fo:break-before="auto" style:column-width="228.9pt"/>
    </style:style>
    <style:style style:name="co4" style:family="table-column">
      <style:table-column-properties fo:break-before="auto" style:column-width="134.11pt"/>
    </style:style>
    <style:style style:name="co5" style:family="table-column">
      <style:table-column-properties fo:break-before="auto" style:column-width="116.5pt"/>
    </style:style>
    <style:style style:name="co6" style:family="table-column">
      <style:table-column-properties fo:break-before="auto" style:column-width="316.91pt"/>
    </style:style>
    <style:style style:name="co7" style:family="table-column">
      <style:table-column-properties fo:break-before="auto" style:column-width="144.26pt"/>
    </style:style>
    <style:style style:name="co8" style:family="table-column">
      <style:table-column-properties fo:break-before="auto" style:column-width="132.04pt"/>
    </style:style>
    <style:style style:name="co9" style:family="table-column">
      <style:table-column-properties fo:break-before="auto" style:column-width="104.29pt"/>
    </style:style>
    <style:style style:name="co10" style:family="table-column">
      <style:table-column-properties fo:break-before="auto" style:column-width="136.09pt"/>
    </style:style>
    <style:style style:name="co11" style:family="table-column">
      <style:table-column-properties fo:break-before="auto" style:column-width="142.21pt"/>
    </style:style>
    <style:style style:name="co12" style:family="table-column">
      <style:table-column-properties fo:break-before="auto" style:column-width="157.8pt"/>
    </style:style>
    <style:style style:name="co13" style:family="table-column">
      <style:table-column-properties fo:break-before="auto" style:column-width="113.1pt"/>
    </style:style>
    <style:style style:name="co14" style:family="table-column">
      <style:table-column-properties fo:break-before="auto" style:column-width="212.66pt"/>
    </style:style>
    <style:style style:name="co15" style:family="table-column">
      <style:table-column-properties fo:break-before="auto" style:column-width="92.75pt"/>
    </style:style>
    <style:style style:name="co16" style:family="table-column">
      <style:table-column-properties fo:break-before="auto" style:column-width="167.24pt"/>
    </style:style>
    <style:style style:name="co17" style:family="table-column">
      <style:table-column-properties fo:break-before="auto" style:column-width="168.66pt"/>
    </style:style>
    <style:style style:name="co18" style:family="table-column">
      <style:table-column-properties fo:break-before="auto" style:column-width="156.44pt"/>
    </style:style>
    <style:style style:name="co19" style:family="table-column">
      <style:table-column-properties fo:break-before="auto" style:column-width="216pt"/>
    </style:style>
    <style:style style:name="co20" style:family="table-column">
      <style:table-column-properties fo:break-before="auto" style:column-width="203.16pt"/>
    </style:style>
    <style:style style:name="co21" style:family="table-column">
      <style:table-column-properties fo:break-before="auto" style:column-width="297.95pt"/>
    </style:style>
    <style:style style:name="co22" style:family="table-column">
      <style:table-column-properties fo:break-before="auto" style:column-width="148.31pt"/>
    </style:style>
    <style:style style:name="co23" style:family="table-column">
      <style:table-column-properties fo:break-before="auto" style:column-width="169.31pt"/>
    </style:style>
    <style:style style:name="co24" style:family="table-column">
      <style:table-column-properties fo:break-before="auto" style:column-width="64.35pt"/>
    </style:style>
    <style:style style:name="co25" style:family="table-column">
      <style:table-column-properties fo:break-before="auto" style:column-width="68.34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PRIMARY-AIM_5f_Working_5f_Li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4"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ackground-color="#e2ef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e2ef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9" style:family="table-cell" style:parent-style-name="Default">
      <style:table-cell-properties fo:background-color="#efefef" style:diagonal-bl-tr="none" style:diagonal-tl-br="none" fo:border="0.74pt solid #000000"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36281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deeaf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fo:background-color="#deeaf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29" style:family="table-cell" style:parent-style-name="Default">
      <style:table-cell-properties fo:background-color="#deeaf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table-cell-properties fo:background-color="#deeaf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style:diagonal-bl-tr="none" style:diagonal-tl-br="none" fo:border="0.74pt solid #000000"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style:diagonal-bl-tr="none" style:diagonal-tl-br="none" fo:border="0.74pt solid #000000" style:rotation-align="none"/>
      <style:text-properties fo:color="#0000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solid" style:text-line-through-type="singl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fo:background-color="#efefef" style:diagonal-bl-tr="none" style:diagonal-tl-br="none" fo:border="0.74pt solid #000000" style:rotation-align="none"/>
      <style:text-properties fo:color="#0000ff" style:text-outline="false" style:text-line-through-style="solid" style:text-line-through-type="singl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style-complex="normal" style:font-name="Arial"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fo:text-shadow="none"/>
    </style:style>
    <style:style style:name="T2" style:family="text">
      <style:text-properties style:font-name="Arial" style:font-weight-complex="normal" style:font-weight-asian="normal" style:font-size-complex="12pt" style:font-size-asian="12pt" style:font-name-complex="Arial" style:text-position="0% 100%" fo:color="#000000" style:text-outline="false" style:text-line-through-type="none" style:text-underline-style="none" style:text-underline-color="font-color" fo:font-weight="normal" fo:font-size="12pt" fo:text-shadow="none" fo:font-style="italic" style:font-style-asian="italic" style:font-style-complex="italic"/>
    </style:style>
    <style:style style:name="T3"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4"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fo:font-size="11pt" fo:text-shadow="none" fo:font-weight="bold" style:text-underline-style="solid" style:text-underline-width="auto" style:text-underline-color="font-color" style:font-weight-asian="bold" style:font-weight-complex="bold"/>
    </style:style>
    <style:style style:name="T5" style:family="text">
      <style:text-properties fo:color="#0000ff"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style:font-style-complex="normal" style:font-name="Arial"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fo:text-shadow="none"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IMARY-AIM_Working_Lis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5" table:visibility="collapse"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 table:default-cell-style-name="Default"/>
        <table:table-column table:style-name="co25" table:number-columns-repeated="988" table:default-cell-style-name="Default"/>
        <table:table-row table:style-name="ro1">
          <table:table-cell table:style-name="ce1"/>
          <table:table-cell table:style-name="ce9" table:number-columns-repeated="24"/>
          <table:table-cell table:style-name="ce1" table:number-columns-repeated="11"/>
          <table:table-cell table:number-columns-repeated="988"/>
        </table:table-row>
        <table:table-row table:style-name="ro1">
          <table:table-cell table:style-name="ce2"/>
          <table:table-cell table:style-name="ce10" office:value-type="string" calcext:value-type="string">
            <text:p>US, UK, and CANADA</text:p>
          </table:table-cell>
          <table:table-cell table:style-name="ce2" table:number-columns-repeated="2"/>
          <table:table-cell table:style-name="ce14" office:value-type="string" calcext:value-type="string">
            <text:p>OUT OF DATE/EXCLUDED</text:p>
          </table:table-cell>
          <table:table-cell table:style-name="ce2" table:number-columns-repeated="21"/>
          <table:table-cell table:style-name="ce9" table:number-columns-repeated="10"/>
          <table:table-cell table:number-columns-repeated="988"/>
        </table:table-row>
        <table:table-row table:style-name="ro1">
          <table:table-cell table:style-name="ce3"/>
          <table:table-cell table:style-name="ce10"/>
          <table:table-cell table:style-name="ce2" table:number-columns-repeated="23"/>
          <table:table-cell table:style-name="ce3"/>
          <table:table-cell table:style-name="ce1" table:number-columns-repeated="10"/>
          <table:table-cell table:number-columns-repeated="988"/>
        </table:table-row>
        <table:table-row table:style-name="ro1">
          <table:table-cell table:style-name="ce2"/>
          <table:table-cell table:style-name="ce10" office:value-type="string" calcext:value-type="string">
            <text:p>Compendium of Fantastic Women of the Long Victorian Era and Their Writings/Papers/Collections</text:p>
          </table:table-cell>
          <table:table-cell table:style-name="ce2" table:number-columns-repeated="24"/>
          <table:table-cell table:style-name="ce9" table:number-columns-repeated="10"/>
          <table:table-cell table:number-columns-repeated="988"/>
        </table:table-row>
        <table:table-row table:style-name="ro1">
          <table:table-cell table:style-name="ce3"/>
          <table:table-cell table:style-name="ce2" table:number-columns-repeated="22"/>
          <table:table-cell table:style-name="ce2" office:value-type="string" calcext:value-type="string">
            <text:p>SHOULD BE COLLECTION LEVEL, not Individual</text:p>
          </table:table-cell>
          <table:table-cell table:style-name="ce2"/>
          <table:table-cell table:style-name="ce3"/>
          <table:table-cell table:style-name="ce1" table:number-columns-repeated="10"/>
          <table:table-cell table:number-columns-repeated="988"/>
        </table:table-row>
        <table:table-row table:style-name="ro1">
          <table:table-cell table:style-name="ce3"/>
          <table:table-cell table:style-name="ce2"/>
          <table:table-cell table:style-name="ce13" office:value-type="string" calcext:value-type="string">
            <text:p>Institutional Level</text:p>
          </table:table-cell>
          <table:table-cell table:style-name="ce2" table:number-columns-repeated="4"/>
          <table:table-cell table:style-name="ce18" table:number-columns-repeated="3"/>
          <table:table-cell table:style-name="ce18" office:value-type="string" calcext:value-type="string">
            <text:p>Collection Level</text:p>
          </table:table-cell>
          <table:table-cell table:style-name="ce18"/>
          <table:table-cell table:style-name="ce2" table:number-columns-repeated="7"/>
          <table:table-cell table:style-name="ce28" office:value-type="string" calcext:value-type="string">
            <text:p>Individual Level</text:p>
          </table:table-cell>
          <table:table-cell table:style-name="ce2" table:number-columns-repeated="5"/>
          <table:table-cell table:style-name="ce3"/>
          <table:table-cell table:style-name="ce1" table:number-columns-repeated="10"/>
          <table:table-cell table:number-columns-repeated="988"/>
        </table:table-row>
        <table:table-row table:style-name="ro1">
          <table:table-cell table:style-name="ce4"/>
          <table:table-cell table:style-name="ce11" office:value-type="string" calcext:value-type="string">
            <text:p>Institution Type</text:p>
          </table:table-cell>
          <table:table-cell table:style-name="ce11" office:value-type="string" calcext:value-type="string">
            <text:p>Name of Institution</text:p>
          </table:table-cell>
          <table:table-cell table:style-name="ce11" office:value-type="string" calcext:value-type="string">
            <text:p>Country Location of Institution</text:p>
          </table:table-cell>
          <table:table-cell table:style-name="ce11" office:value-type="string" calcext:value-type="string">
            <text:p>Regional Location of Institution</text:p>
          </table:table-cell>
          <table:table-cell table:style-name="ce11" office:value-type="string" calcext:value-type="string">
            <text:p>Size of Institution's Full Collections</text:p>
          </table:table-cell>
          <table:table-cell table:style-name="ce15" office:value-type="string" calcext:value-type="string">
            <text:p>Name of Pertinent Collection (PC)</text:p>
          </table:table-cell>
          <table:table-cell table:style-name="ce15" office:value-type="string" calcext:value-type="string">
            <text:p>Type of Access Possible</text:p>
            <text:p/>
          </table:table-cell>
          <table:table-cell table:style-name="ce15" office:value-type="string" calcext:value-type="string">
            <text:p>Level of Access Possible</text:p>
          </table:table-cell>
          <table:table-cell table:style-name="ce15" office:value-type="string" calcext:value-type="string">
            <text:p>Condition of Access Possible</text:p>
          </table:table-cell>
          <table:table-cell table:style-name="ce15" office:value-type="string" calcext:value-type="string">
            <text:p>Physical Size of PC, if known</text:p>
          </table:table-cell>
          <table:table-cell table:style-name="ce15" office:value-type="string" calcext:value-type="string">
            <text:p>Singular Location or Multiple?</text:p>
          </table:table-cell>
          <table:table-cell table:style-name="ce15" office:value-type="string" calcext:value-type="string">
            <text:p>Item-Level Size of PC, if known</text:p>
          </table:table-cell>
          <table:table-cell table:style-name="ce15" office:value-type="string" calcext:value-type="string">
            <text:p>Provenance of PC, if known</text:p>
          </table:table-cell>
          <table:table-cell table:style-name="ce15" office:value-type="string" calcext:value-type="string">
            <text:p>Date Range of PC</text:p>
          </table:table-cell>
          <table:table-cell table:style-name="ce15" office:value-type="string" calcext:value-type="string">
            <text:p>Purpose/Description of PC</text:p>
          </table:table-cell>
          <table:table-cell table:style-name="ce15" office:value-type="string" calcext:value-type="string">
            <text:p>Geographical Location(s) visited/regarding PC</text:p>
          </table:table-cell>
          <table:table-cell table:style-name="ce15" office:value-type="string" calcext:value-type="string">
            <text:p>Keywords Relating to PC</text:p>
          </table:table-cell>
          <table:table-cell table:style-name="ce27" office:value-type="string" calcext:value-type="string">
            <text:p>Subject(s) within PC</text:p>
          </table:table-cell>
          <table:table-cell table:style-name="ce27" office:value-type="string" calcext:value-type="string">
            <text:p>Birthplace/Home of Subject, if known</text:p>
          </table:table-cell>
          <table:table-cell table:style-name="ce29" office:value-type="string" calcext:value-type="string">
            <text:p>Active Dates of Subject, if known (not necessarily just range of PC)</text:p>
          </table:table-cell>
          <table:table-cell table:style-name="ce27" office:value-type="string" calcext:value-type="string">
            <text:p>Number of Items in PC for Subject(s)</text:p>
          </table:table-cell>
          <table:table-cell table:style-name="ce27" office:value-type="string" calcext:value-type="string">
            <text:p>Keywords Relating to Subject</text:p>
          </table:table-cell>
          <table:table-cell table:style-name="ce27" office:value-type="string" calcext:value-type="string">
            <text:p>Main focus of Collection</text:p>
          </table:table-cell>
          <table:table-cell table:style-name="ce27" office:value-type="string" calcext:value-type="string">
            <text:p>Search Keywords Used to Find Collection/Subject</text:p>
          </table:table-cell>
          <table:table-cell table:style-name="ce30" office:value-type="string" calcext:value-type="string">
            <text:p>Website/URL for Collection</text:p>
          </table:table-cell>
          <table:table-cell table:style-name="ce40"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Isabelle Eberhardt</text:p>
          </table:table-cell>
          <table:table-cell table:style-name="ce2" table:number-columns-repeated="16"/>
          <table:table-cell table:style-name="ce2" office:value-type="string" calcext:value-type="string">
            <text:p>Isabelle Wilhelmine Marie Eberhardt (17 February 1877 – 21 October 1904) was a Swiss explorer and author. As a teenager, Eberhardt, educated in Switzerland by her father, published short stories under a male pseudonym. ... She dressed as a man and converted to Islam, eventually adopting the name Si Mahmoud Saadi.</text:p>
          </table:table-cell>
          <table:table-cell table:style-name="ce2" office:value-type="string" calcext:value-type="string">
            <text:p>american women explorers</text:p>
          </table:table-cell>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Ida Laura Pfeiffer</text:p>
          </table:table-cell>
          <table:table-cell table:style-name="ce2" table:number-columns-repeated="16"/>
          <table:table-cell table:style-name="ce2" office:value-type="string" calcext:value-type="string">
            <text:p>an Austrian explorer, travel writer, and ethnographer. She was one of the first female travelers, whose bestselling journals were translated into seven languages. She journeyed an estimated 32,000 kilometers by land and 240,000 kilometers by sea through Southeast Asia, the Americas, Middle East, and Africa, including two trips around the world from 1846 to 1855.[1] She was a member of geographical societies of both Berlin and Paris, but was denied membership by the Royal Geographical Society in London as it forbade the election of women before 1913.</text:p>
          </table:table-cell>
          <table:table-cell table:style-name="ce2" office:value-type="string" calcext:value-type="string">
            <text:p>american women explorers</text:p>
          </table:table-cell>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Grace Marguerite Hay Drummond-Hay</text:p>
          </table:table-cell>
          <table:table-cell table:style-name="ce2" table:number-columns-repeated="16"/>
          <table:table-cell table:style-name="ce2" office:value-type="string" calcext:value-type="string">
            <text:p>a British journalist, who was the first woman to travel around the world by air (in a zeppelin). Although she was not an aviator herself at first, she contributed to the glamour of aviation and general knowledge of it, by writing articles about her aerial adventures for US newspapers in the late 1920s and early 1930s.</text:p>
          </table:table-cell>
          <table:table-cell table:style-name="ce2" office:value-type="string" calcext:value-type="string">
            <text:p>victorian women explorers</text:p>
          </table:table-cell>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Augusta and Adeline Van Buren</text:p>
          </table:table-cell>
          <table:table-cell table:style-name="ce2" table:number-columns-repeated="17"/>
          <table:table-cell table:style-name="ce2" office:value-type="string" calcext:value-type="string">
            <text:p>victorian women explorers</text:p>
          </table:table-cell>
          <table:table-cell table:style-name="ce31" office:value-type="string" calcext:value-type="string">
            <text:p><text:a xlink:href="http://www.vanburensisters.com/" xlink:type="simple">http://www.vanburensisters.com/</text:a></text:p>
          </table:table-cell>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Charlotte Mansfield</text:p>
          </table:table-cell>
          <table:table-cell table:style-name="ce2" table:number-columns-repeated="16"/>
          <table:table-cell table:style-name="ce2" office:value-type="string" calcext:value-type="string">
            <text:p>an English novelist, poet, and traveler, known for her planned 1909 "Cape to Cairo" journey</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Harriet Chalmers Adams</text:p>
          </table:table-cell>
          <table:table-cell table:style-name="ce2" table:number-columns-repeated="16"/>
          <table:table-cell table:style-name="ce2" office:value-type="string" calcext:value-type="string">
            <text:p>an American explorer, writer and photographer. She traveled extensively in South America, Asia and the South Pacific in the early 20th century, and published accounts of her journeys in the National Geographic magazine.</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Annie "Londonderry" Kopchovsky</text:p>
          </table:table-cell>
          <table:table-cell table:style-name="ce2" table:number-columns-repeated="16"/>
          <table:table-cell table:style-name="ce2" office:value-type="string" calcext:value-type="string">
            <text:p>Latvian immigrant to the United States who in 1894–95 became the first woman to bicycle around the world. She was a free-thinking woman, who reinvented herself under her pseudonym as an entrepreneur, athlete and globetrotter.</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Aimee Crocker</text:p>
          </table:table-cell>
          <table:table-cell table:style-name="ce2" table:number-columns-repeated="16"/>
          <table:table-cell table:style-name="ce2" office:value-type="string" calcext:value-type="string">
            <text:p>an American princess, mystic, Bohemian, and author. She was known for her cultural exploration of the Far East, for her extravagant parties in San Francisco, New York and Paris, and for her collections of husbands and lovers, adopted children, Buddhas, pearls, tattoos and snakes.</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Annie Edson Taylor</text:p>
          </table:table-cell>
          <table:table-cell table:style-name="ce2" table:number-columns-repeated="16"/>
          <table:table-cell table:style-name="ce2" office:value-type="string" calcext:value-type="string">
            <text:p>an American schoolteacher who, on her 63rd birthday, October 24, 1901, became the first person to survive a trip over Niagara Falls in a barrel. Her motives were financial but she never made much money from her adventure.</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Alexandrine Tinne</text:p>
          </table:table-cell>
          <table:table-cell table:style-name="ce2" table:number-columns-repeated="16"/>
          <table:table-cell table:style-name="ce2" office:value-type="string" calcext:value-type="string">
            <text:p>a Dutch explorer in Africa and the first European woman to attempt to cross the Sahara. She often went by the first name Alexine.</text:p>
          </table:table-cell>
          <table:table-cell table:style-name="ce2"/>
          <table:table-cell table:style-name="ce3" office:value-type="string" calcext:value-type="string">
            <text:p>https://www.marinersmuseum.org/alexandrine-tinne/</text:p>
          </table:table-cell>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Jeanne Bare</text:p>
          </table:table-cell>
          <table:table-cell table:style-name="ce2" table:number-columns-repeated="16"/>
          <table:table-cell table:style-name="ce2" office:value-type="string" calcext:value-type="string">
            <text:p>a member of Louis Antoine de Bougainville's expedition on the ships La Boudeuse and Étoile in 1766–1769. Baret is recognized as the first woman to have completed a voyage of circumnavigation of the globe. Jeanne Baret joined the expedition disguised as a man, calling herself Jean Baret.</text:p>
          </table:table-cell>
          <table:table-cell table:style-name="ce2"/>
          <table:table-cell table:style-name="ce3"/>
          <table:table-cell table:style-name="ce1" table:number-columns-repeated="10"/>
          <table:table-cell table:number-columns-repeated="988"/>
        </table:table-row>
        <table:table-row table:style-name="ro2">
          <table:table-cell table:style-name="ce2" table:number-columns-repeated="2"/>
          <table:table-cell table:style-name="ce2" office:value-type="string" calcext:value-type="string">
            <text:p>**indeterminate extant papers/collections</text:p>
          </table:table-cell>
          <table:table-cell table:style-name="ce2" table:number-columns-repeated="3"/>
          <table:table-cell table:style-name="ce2" office:value-type="string" calcext:value-type="string">
            <text:p>Octavie Coudreau</text:p>
          </table:table-cell>
          <table:table-cell table:style-name="ce2" table:number-columns-repeated="16"/>
          <table:table-cell table:style-name="ce2" office:value-type="string" calcext:value-type="string">
            <text:p>a French explorer from Anais, Charente, and author of several books on French Guiana and northern Brazil. In 1899, the Brazilian states of Pará and Amazonas hired Coudreau to explore and chart the Amazon region. Her husband was the French explorer and geographer Henri Coudreau.</text:p>
          </table:table-cell>
          <table:table-cell table:style-name="ce2" table:number-columns-repeated="2"/>
          <table:table-cell table:style-name="ce9"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dam Matthews Digital (Radcliffe Institute for Advanced Studies at Harvard University,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16" office:value-type="string" calcext:value-type="string">
            <text:p>Travel Writing, Spectacle, and World History DATABASE</text:p>
          </table:table-cell>
          <table:table-cell table:style-name="ce2" office:value-type="string" calcext:value-type="string">
            <text:p>Paywall</text:p>
          </table:table-cell>
          <table:table-cell table:number-columns-repeated="2" table:style-name="ce2" office:value-type="string" calcext:value-type="string">
            <text:p>undetermined</text:p>
          </table:table-cell>
          <table:table-cell table:style-name="ce2" table:number-columns-repeated="5"/>
          <table:table-cell table:style-name="ce2" office:value-type="string" calcext:value-type="string">
            <text:p>Travel Writing, Spectacle and World History includes unique manuscripts, diaries, travel journals, correspondence, photographs, postcards and ephemera created by women travelers. Their narratives offer first-hand accounts on how they witnessed major historical events and how they perceived women’s lives and cultures around the world, anticipating the rise of modern tourism and travel industry. All items in the database are indexed, and the metadata includes regions, countries and places visited. The purpose of the travel, and the travelers’ biographical information and a photograph are included when available.</text:p>
          </table:table-cell>
          <table:table-cell table:style-name="ce2"/>
          <table:table-cell table:style-name="ce2" office:value-type="string" calcext:value-type="string">
            <text:p>History, History: North America, Women's and Gender Studies, Sociology</text:p>
          </table:table-cell>
          <table:table-cell table:style-name="ce2" office:value-type="string" calcext:value-type="string">
            <text:p>VARIOUS</text:p>
          </table:table-cell>
          <table:table-cell table:style-name="ce2"/>
          <table:table-cell table:style-name="ce2" office:value-type="string" calcext:value-type="string">
            <text:p>1835-1976 (collection)</text:p>
          </table:table-cell>
          <table:table-cell table:style-name="ce2" table:number-columns-repeated="2"/>
          <table:table-cell table:style-name="ce2" office:value-type="string" calcext:value-type="string">
            <text:p>Travel Writing, Spectacle and World History includes unique manuscripts, diaries, travel journals, correspondence, photographs, postcards and ephemera created by women travelers. Their narratives offer first-hand accounts on how they witnessed major historical events and how they perceived women’s lives and cultures around the world, anticipating the rise of modern tourism and travel industry. All items in the database are indexed, and the metadata includes regions, countries and places visited. The purpose of the travel, and the travelers’ biographical information and a photograph are included when available. All the printed and typescript items are full text searchable.</text:p>
          </table:table-cell>
          <table:table-cell table:style-name="ce2"/>
          <table:table-cell table:style-name="ce31" office:value-type="string" calcext:value-type="string">
            <text:p><text:a xlink:href="https://www.amdigital.co.uk/primary-sources/travel-writing-spectacle-and-world-history" xlink:type="simple">https://www.amdigital.co.uk/primary-sources/travel-writing-spectacle-and-world-history</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dam Matthews Digital (Sallie Bingham Center at Duke University; NYPL)</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16" office:value-type="string" calcext:value-type="string">
            <text:p>Everyday Life &amp; Women in America c.1800-1920 DATABASE</text:p>
          </table:table-cell>
          <table:table-cell table:style-name="ce2" office:value-type="string" calcext:value-type="string">
            <text:p>Paywall</text:p>
          </table:table-cell>
          <table:table-cell table:number-columns-repeated="2" table:style-name="ce2" office:value-type="string" calcext:value-type="string">
            <text:p>undetermined</text:p>
          </table:table-cell>
          <table:table-cell table:style-name="ce2" table:number-columns-repeated="5"/>
          <table:table-cell table:style-name="ce2" office:value-type="string" calcext:value-type="string">
            <text:p>Travel Writing, Spectacle and World History includes unique manuscripts, diaries, travel journals, correspondence, photographs, postcards and ephemera created by women travelers. Their narratives offer first-hand accounts on how they witnessed major historical events and how they perceived women’s lives and cultures around the world, anticipating the rise of modern tourism and travel industry. All items in the database are indexed, and the metadata includes regions, countries and places visited. The purpose of the travel, and the travelers’ biographical information and a photograph are included when available.</text:p>
          </table:table-cell>
          <table:table-cell table:style-name="ce2"/>
          <table:table-cell table:style-name="ce2" office:value-type="string" calcext:value-type="string">
            <text:p>History, History: North America, Women's and Gender Studies, Sociology</text:p>
          </table:table-cell>
          <table:table-cell table:style-name="ce2" office:value-type="string" calcext:value-type="string">
            <text:p>VARIOUS</text:p>
          </table:table-cell>
          <table:table-cell table:style-name="ce2"/>
          <table:table-cell table:style-name="ce2" office:value-type="string" calcext:value-type="string">
            <text:p>1800-1920 (collection)</text:p>
          </table:table-cell>
          <table:table-cell table:style-name="ce2" table:number-columns-repeated="2"/>
          <table:table-cell table:style-name="ce2" office:value-type="string" calcext:value-type="string">
            <text:p>Everyday Life &amp; Women in America c.1800-1920 showcases unique primary source material for the study of American social, cultural, and popular history in the 19th and early 20th centuries.</text:p>
          </table:table-cell>
          <table:table-cell table:style-name="ce2"/>
          <table:table-cell table:style-name="ce31" office:value-type="string" calcext:value-type="string">
            <text:p><text:a xlink:href="http://www.everydaylife.amdigital.co.uk/" xlink:type="simple">http://www.everydaylife.amdigital.co.uk/</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lexander Street Press (Proquest)</text:p>
          </table:table-cell>
          <table:table-cell table:style-name="ce2" office:value-type="string" calcext:value-type="string">
            <text:p>United States</text:p>
          </table:table-cell>
          <table:table-cell table:style-name="ce2" office:value-type="string" calcext:value-type="string">
            <text:p>Virginia</text:p>
          </table:table-cell>
          <table:table-cell table:style-name="ce2" office:value-type="string" calcext:value-type="string">
            <text:p>undetermined</text:p>
          </table:table-cell>
          <table:table-cell table:style-name="ce2" office:value-type="string" calcext:value-type="string">
            <text:p>North American Women's Letters and Diaries</text:p>
          </table:table-cell>
          <table:table-cell table:style-name="ce2" office:value-type="string" calcext:value-type="string">
            <text:p>Paywall</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number-columns-repeated="2"/>
          <table:table-cell table:style-name="ce2" office:value-type="string" calcext:value-type="string">
            <text:p>over 300 sources</text:p>
          </table:table-cell>
          <table:table-cell table:style-name="ce2" table:number-columns-repeated="2"/>
          <table:table-cell table:style-name="ce2" office:value-type="string" calcext:value-type="string">
            <text:p>North American Women’s Letters and Diaries is the largest electronic collection of women’s diaries and correspondence ever assembled. Spanning more than 300 years, it presents the personal experiences of hundreds of women. Complementing Alexander Street’s British and Irish Women's Letters and Diaries, the database is ideal for research in women’s studies, history, sociology, literature, genealogy, and other fields.</text:p>
          </table:table-cell>
          <table:table-cell table:style-name="ce2" table:number-columns-repeated="7"/>
          <table:table-cell table:style-name="ce2" office:value-type="string" calcext:value-type="string">
            <text:p>travel</text:p>
          </table:table-cell>
          <table:table-cell table:style-name="ce2" office:value-type="string" calcext:value-type="string">
            <text:p>women travel diaries rabbit hole</text:p>
          </table:table-cell>
          <table:table-cell table:style-name="ce32" office:value-type="string" calcext:value-type="string">
            <text:p><text:a xlink:href="https://alexanderstreet.com/products/north-american-womens-letters-and-diaries" xlink:type="simple">https://alexanderstreet.com/products/north-american-womens-letters-and-diarie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lexander Street Press (Proquest)</text:p>
          </table:table-cell>
          <table:table-cell table:style-name="ce2" office:value-type="string" calcext:value-type="string">
            <text:p>United States</text:p>
          </table:table-cell>
          <table:table-cell table:style-name="ce2" office:value-type="string" calcext:value-type="string">
            <text:p>Virginia</text:p>
          </table:table-cell>
          <table:table-cell table:style-name="ce2" office:value-type="string" calcext:value-type="string">
            <text:p>undetermined</text:p>
          </table:table-cell>
          <table:table-cell table:style-name="ce2" office:value-type="string" calcext:value-type="string">
            <text:p>Women and Social Movements in the United States, 1600-2000. co-oped again by ASP!</text:p>
          </table:table-cell>
          <table:table-cell table:style-name="ce2" office:value-type="string" calcext:value-type="string">
            <text:p>Paywall</text:p>
          </table:table-cell>
          <table:table-cell table:number-columns-repeated="2" table:style-name="ce2" office:value-type="string" calcext:value-type="string">
            <text:p>undetermined</text:p>
          </table:table-cell>
          <table:table-cell table:style-name="ce2"/>
          <table:table-cell table:style-name="ce2" office:value-type="string" calcext:value-type="string">
            <text:p>multiple</text:p>
          </table:table-cell>
          <table:table-cell table:style-name="ce2" office:value-type="string" calcext:value-type="string">
            <text:p>170,000 pages</text:p>
          </table:table-cell>
          <table:table-cell table:style-name="ce2" table:number-columns-repeated="10"/>
          <table:table-cell table:style-name="ce2" office:value-type="string" calcext:value-type="string">
            <text:p>travel</text:p>
          </table:table-cell>
          <table:table-cell table:style-name="ce2" office:value-type="string" calcext:value-type="string">
            <text:p>women travel diaries rabbit hole</text:p>
          </table:table-cell>
          <table:table-cell table:style-name="ce32" office:value-type="string" calcext:value-type="string">
            <text:p><text:a xlink:href="http://womhist.alexanderstreet.com/" xlink:type="simple">http://womhist.alexanderstreet.com/</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lexander Street Press (Proquest)/University of Chicago</text:p>
          </table:table-cell>
          <table:table-cell table:style-name="ce2" office:value-type="string" calcext:value-type="string">
            <text:p>United States</text:p>
          </table:table-cell>
          <table:table-cell table:style-name="ce2" office:value-type="string" calcext:value-type="string">
            <text:p>Virginia</text:p>
          </table:table-cell>
          <table:table-cell table:style-name="ce2" office:value-type="string" calcext:value-type="string">
            <text:p>undetermined</text:p>
          </table:table-cell>
          <table:table-cell table:style-name="ce2" office:value-type="string" calcext:value-type="string">
            <text:p>British and Irish Women's Letters and Diaries</text:p>
          </table:table-cell>
          <table:table-cell table:style-name="ce2" office:value-type="string" calcext:value-type="string">
            <text:p>Paywall</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number-columns-repeated="2"/>
          <table:table-cell table:style-name="ce2" office:value-type="string" calcext:value-type="string">
            <text:p>294 sources</text:p>
          </table:table-cell>
          <table:table-cell table:style-name="ce2" table:number-columns-repeated="2"/>
          <table:table-cell table:style-name="ce2" office:value-type="string" calcext:value-type="string">
            <text:p>British and Irish Women's Letters and Diaries includes the immediate experiences of approximately 500 women, as revealed in over 100,000 pages of diaries and letters. Particular care has been taken to index this material so that it can be searched more thoroughly than ever before. The collection now includes primary materials spanning more than 300 years. Each source has been carefully chosen using leading bibliographies. The collection also includes biographies and an extensive annotated bibliography of the sources in the database.</text:p>
          </table:table-cell>
          <table:table-cell table:style-name="ce2" table:number-columns-repeated="9"/>
          <table:table-cell table:style-name="ce32" office:value-type="string" calcext:value-type="string">
            <text:p><text:a xlink:href="https://bwld-alexanderstreet-com.nls.idm.oclc.org/" xlink:type="simple">https://bwld-alexanderstreet-com.nls.idm.oclc.org/</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Alexander Street Press, In the First Person (de-commissioned)</text:p>
          </table:table-cell>
          <table:table-cell table:style-name="ce2" office:value-type="string" calcext:value-type="string">
            <text:p>United States</text:p>
          </table:table-cell>
          <table:table-cell table:style-name="ce2" office:value-type="string" calcext:value-type="string">
            <text:p>Virginia</text:p>
          </table:table-cell>
          <table:table-cell table:style-name="ce2" office:value-type="string" calcext:value-type="string">
            <text:p>undetermined</text:p>
          </table:table-cell>
          <table:table-cell table:style-name="ce2" office:value-type="string" calcext:value-type="string">
            <text:p>Manuscript Women's Letters and Diaries</text:p>
          </table:table-cell>
          <table:table-cell table:style-name="ce2" office:value-type="string" calcext:value-type="string">
            <text:p>Paywall</text:p>
            <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number-columns-repeated="2"/>
          <table:table-cell table:style-name="ce2" office:value-type="string" calcext:value-type="string">
            <text:p>10300 pages</text:p>
          </table:table-cell>
          <table:table-cell table:style-name="ce2" table:number-columns-repeated="2"/>
          <table:table-cell table:style-name="ce2" office:value-type="string" calcext:value-type="string">
            <text:p>Manuscript Women's Letters and Diaries from the American Antiquarian Society, 1750-1950 brings together 100,000 pages of the personal writings of women of the 18th, 19th, and 20th centuries, displayed as high-quality images of the original manuscripts, semantically indexed and online for the first time. The collection is drawn entirely from the extensive holdings of the American Antiquarian Society. It currently contains over 15,000 pages.</text:p>
          </table:table-cell>
          <table:table-cell table:style-name="ce2" table:number-columns-repeated="5"/>
          <table:table-cell table:style-name="ce2" office:value-type="string" calcext:value-type="string">
            <text:p>105,000 letters</text:p>
          </table:table-cell>
          <table:table-cell table:style-name="ce2"/>
          <table:table-cell table:style-name="ce2" office:value-type="string" calcext:value-type="string">
            <text:p>travel</text:p>
          </table:table-cell>
          <table:table-cell table:style-name="ce2" office:value-type="string" calcext:value-type="string">
            <text:p>women travel diaries rabbit hole</text:p>
          </table:table-cell>
          <table:table-cell table:style-name="ce33" office:value-type="string" calcext:value-type="string">
            <text:p><text:span text:style-name="T5">https://asp6new.alexanderstreet.com/mwld/mwld.index.map.aspx</text:span></text:p>
            <text:p><text:span text:style-name="T5"/></text:p>
            <text:p><text:span text:style-name="T1">ALSO</text:span><text:span text:style-name="T6">: https://www.americanantiquarian.org/manuscript-womens-letters-and-diaries</text:span></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American Antiquarian Society</text:p>
          </table:table-cell>
          <table:table-cell table:style-name="ce2" office:value-type="string" calcext:value-type="string">
            <text:p>United States</text:p>
          </table:table-cell>
          <table:table-cell table:style-name="ce2" office:value-type="string" calcext:value-type="string">
            <text:p>Worcester, MA</text:p>
          </table:table-cell>
          <table:table-cell table:style-name="ce2" office:value-type="string" calcext:value-type="string">
            <text:p>4 million items</text:p>
          </table:table-cell>
          <table:table-cell table:style-name="ce17" office:value-type="string" calcext:value-type="string">
            <text:p>Abigail Kelley Foster Papers, 1836-1891</text:p>
          </table:table-cell>
          <table:table-cell table:style-name="ce2" office:value-type="string" calcext:value-type="string">
            <text:p>digital</text:p>
          </table:table-cell>
          <table:table-cell table:style-name="ce2" office:value-type="string" calcext:value-type="string">
            <text:p>25-50%</text:p>
          </table:table-cell>
          <table:table-cell table:style-name="ce2" office:value-type="string" calcext:value-type="string">
            <text:p>hi-res tif images, no transcripts, no metadata</text:p>
          </table:table-cell>
          <table:table-cell table:style-name="ce2" table:number-columns-repeated="2"/>
          <table:table-cell table:style-name="ce2" office:value-type="string" calcext:value-type="string">
            <text:p>c. 500 items </text:p>
          </table:table-cell>
          <table:table-cell table:style-name="ce2"/>
          <table:table-cell table:style-name="ce2" office:value-type="string" calcext:value-type="string">
            <text:p>1836-1891</text:p>
          </table:table-cell>
          <table:table-cell table:style-name="ce2" office:value-type="string" calcext:value-type="string">
            <text:p>This collection of correspondence provides a detailed look at the anti-slavery movement in the period 1837 to 1850, particularly in New York, New England, and Ohio. It also illuminates the role of women in politics and reform movements, as well as that of reformers generally in politics.</text:p>
          </table:table-cell>
          <table:table-cell table:style-name="ce2"/>
          <table:table-cell table:style-name="ce2" office:value-type="string" calcext:value-type="string">
            <text:p>correspondence, manuscript,</text:p>
          </table:table-cell>
          <table:table-cell table:style-name="ce2" office:value-type="string" calcext:value-type="string">
            <text:p>Abigail Kelley Foster</text:p>
          </table:table-cell>
          <table:table-cell table:style-name="ce2" office:value-type="string" calcext:value-type="string">
            <text:p>Pelham, Massachusetts, USA</text:p>
          </table:table-cell>
          <table:table-cell table:style-name="ce2"/>
          <table:table-cell table:style-name="ce2" office:value-type="string" calcext:value-type="string">
            <text:p>2 boxes</text:p>
          </table:table-cell>
          <table:table-cell table:style-name="ce2" office:value-type="string" calcext:value-type="string">
            <text:p>social reform, antislavery, women's rights advocate</text:p>
          </table:table-cell>
          <table:table-cell table:style-name="ce2" office:value-type="string" calcext:value-type="string">
            <text:p>The American Antiquarian society's collections spans manuscripts, books and pamphlets, newspapers and periodicals, and children's literature, mainly from the 18th and 19th centuries. </text:p>
          </table:table-cell>
          <table:table-cell table:style-name="ce2" office:value-type="string" calcext:value-type="string">
            <text:p>American Antiquarian Society, manuscript,</text:p>
          </table:table-cell>
          <table:table-cell table:style-name="ce32" office:value-type="string" calcext:value-type="string">
            <text:p><text:a xlink:href="https://www.americanantiquarian.org/abby-kelley-foster-papers-finding-aid" xlink:type="simple">https://www.americanantiquarian.org/abby-kelley-foster-papers-finding-aid</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all State University</text:p>
          </table:table-cell>
          <table:table-cell table:style-name="ce2" office:value-type="string" calcext:value-type="string">
            <text:p>United States</text:p>
          </table:table-cell>
          <table:table-cell table:style-name="ce2" office:value-type="string" calcext:value-type="string">
            <text:p>Muncie, IN</text:p>
          </table:table-cell>
          <table:table-cell table:style-name="ce2" office:value-type="string" calcext:value-type="string">
            <text:p>1.5 million items</text:p>
          </table:table-cell>
          <table:table-cell table:style-name="ce2" office:value-type="string" calcext:value-type="string">
            <text:p>Middletown Women's History Collection</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jpg for access (hi-res tif images for Master), minimal transcripts, full item and capture metadata</text:p>
          </table:table-cell>
          <table:table-cell table:style-name="ce2" table:number-columns-repeated="3"/>
          <table:table-cell table:style-name="ce20" office:value-type="string" calcext:value-type="string">
            <text:p>In the 1920s, Robert and Helen Lynd conducted a sociological study of Muncie, Indiana, that was published in 1929 as Middletown: A Study in American Culture. The Lynds examined trends in the life of a small American city and identified six areas: "Getting a Living," "Making a Home," "Training the Young," "Using Leisure," "Engaging in Religious Practice," and "Engaging in Community Activities." Robert Lynd returned to Muncie in the later 1930s to conduct a follow-up study titled, Middletown in Transition, which was published in 1937.</text:p>
            <text:p/>
            <text:p> A Middletown III research project was funded by the National Science Foundation from 1976-1981, followed by Middletown IV in 1999-2000. A six-part documentary series titled Middletown was filmed in the early 1980s and broadcast by the Public Broadcasting Service. These studies were just the beginning of a continuing series of articles, books, documentaries, and other examinations that would make Muncie as Middletown one of the most studied communities in America.</text:p>
          </table:table-cell>
          <table:table-cell table:style-name="ce20"/>
          <table:table-cell table:style-name="ce20" office:value-type="string" calcext:value-type="string">
            <text:p>The Middletown Women's History Collection provides online access to archival materials documenting the experiences of women and women's organizations in Muncie, Indiana from the 1880s through the 1930s. It includes diaries, minutes, correspondence, photographs and other documents selected from the wealth of resources available in Ball State University Libraries Archives and Special Collections. These resources will expand research opportunities in women's studies and local history.</text:p>
          </table:table-cell>
          <table:table-cell table:style-name="ce20" office:value-type="string" calcext:value-type="string">
            <text:p>Muncie (Middletown)</text:p>
          </table:table-cell>
          <table:table-cell table:style-name="ce2" table:number-columns-repeated="7"/>
          <table:table-cell table:style-name="ce2" office:value-type="string" calcext:value-type="string">
            <text:p>Found via SHARP list-web</text:p>
          </table:table-cell>
          <table:table-cell table:style-name="ce31" office:value-type="string" calcext:value-type="string">
            <text:p><text:a xlink:href="https://dmr.bsu.edu/digital/collection/MidWmnHis" xlink:type="simple">https://dmr.bsu.edu/digital/collection/MidWmnHi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aylor University</text:p>
          </table:table-cell>
          <table:table-cell table:style-name="ce2" office:value-type="string" calcext:value-type="string">
            <text:p>United States</text:p>
          </table:table-cell>
          <table:table-cell table:style-name="ce2" office:value-type="string" calcext:value-type="string">
            <text:p>Baylor, TX</text:p>
          </table:table-cell>
          <table:table-cell table:style-name="ce2" office:value-type="string" calcext:value-type="string">
            <text:p>38,000 items (approx.)</text:p>
          </table:table-cell>
          <table:table-cell table:style-name="ce2" office:value-type="string" calcext:value-type="string">
            <text:p>The Browning Guide (housed in BL though)</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transcripts only</text:p>
          </table:table-cell>
          <table:table-cell table:style-name="ce2" table:number-columns-repeated="8"/>
          <table:table-cell table:style-name="ce2" office:value-type="string" calcext:value-type="string">
            <text:p>Lady Layard</text:p>
          </table:table-cell>
          <table:table-cell table:style-name="ce2"/>
          <table:table-cell table:style-name="ce2" office:value-type="string" calcext:value-type="string">
            <text:p>1869-1912 (journal); 1843-1912</text:p>
          </table:table-cell>
          <table:table-cell table:style-name="ce2" office:value-type="string" calcext:value-type="string">
            <text:p>1 journal</text:p>
          </table:table-cell>
          <table:table-cell table:style-name="ce2" table:number-columns-repeated="3"/>
          <table:table-cell table:style-name="ce31" office:value-type="string" calcext:value-type="string">
            <text:p><text:a xlink:href="https://www.browningguide.org/lady-layards-journal/" xlink:type="simple">https://www.browningguide.org/lady-layards-journa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aylor University</text:p>
          </table:table-cell>
          <table:table-cell table:style-name="ce2" office:value-type="string" calcext:value-type="string">
            <text:p>United States</text:p>
          </table:table-cell>
          <table:table-cell table:style-name="ce2" office:value-type="string" calcext:value-type="string">
            <text:p>Baylor, TX</text:p>
          </table:table-cell>
          <table:table-cell table:style-name="ce2" office:value-type="string" calcext:value-type="string">
            <text:p>38,000 items (approx.)</text:p>
          </table:table-cell>
          <table:table-cell table:style-name="ce2" office:value-type="string" calcext:value-type="string">
            <text:p>The Browning Letter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images and transcript side-by-side, item-level metadata</text:p>
          </table:table-cell>
          <table:table-cell table:style-name="ce2" table:number-columns-repeated="3"/>
          <table:table-cell table:style-name="ce2" office:value-type="string" calcext:value-type="string">
            <text:p>This collection began as a partnership between the Armstrong Browning Library at Baylor University and Wellesley College in Wellesley, Massachusetts. The project continues to grow as more Browning letters are digitized from partner institutions including Balliol College (Oxford), Ohio State University and the Harry Ransom Center at the University of Texas at Austin.</text:p>
          </table:table-cell>
          <table:table-cell table:style-name="ce2" table:number-columns-repeated="11"/>
          <table:table-cell table:style-name="ce3" office:value-type="string" calcext:value-type="string">
            <text:p>https://www.browningguide.org/</text:p>
            <text:p/>
            <text:p>http://digitalcollections.baylor.edu/cdm/landingpage/collection/ab-letters</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aylor University</text:p>
          </table:table-cell>
          <table:table-cell table:style-name="ce2" office:value-type="string" calcext:value-type="string">
            <text:p>United States</text:p>
          </table:table-cell>
          <table:table-cell table:style-name="ce2" office:value-type="string" calcext:value-type="string">
            <text:p>Baylor, TX</text:p>
          </table:table-cell>
          <table:table-cell table:style-name="ce2" office:value-type="string" calcext:value-type="string">
            <text:p>38,000 items (approx.)</text:p>
          </table:table-cell>
          <table:table-cell table:style-name="ce2" office:value-type="string" calcext:value-type="string">
            <text:p>19th Century Women Poets Collection</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pdf for access (downloadable), transcript side-by-side (not working when I checked), item-level metadata</text:p>
          </table:table-cell>
          <table:table-cell table:style-name="ce2" table:number-columns-repeated="3"/>
          <table:table-cell table:style-name="ce2" office:value-type="string" calcext:value-type="string">
            <text:p>This growing collection consists of poetry written by women in English and published from 1800 to 1900. The collection includes a few titles published in the early 20th century (1901-1919), in instances where the same poet published works in the 19th century. While the emphasis is on poetry published in Britain, works published in the United States are also included. Embracing a wide range of styles, written by women whose station in life ranged from dairymaid to grand lady, the collection includes topics such as religion, ancient Greek and Roman myth, daily life, romance, nature, motherhood, and local and national history. Each digitized volume is searchable by keyword and is linked to a bibliographical record in Baylor’s online catalog, BearCat</text:p>
          </table:table-cell>
          <table:table-cell table:style-name="ce2" office:value-type="string" calcext:value-type="string">
            <text:p>1800-1919</text:p>
          </table:table-cell>
          <table:table-cell table:style-name="ce2" table:number-columns-repeated="10"/>
          <table:table-cell table:style-name="ce31" office:value-type="string" calcext:value-type="string">
            <text:p><text:a xlink:href="http://digitalcollections.baylor.edu/cdm/landingpage/collection/ab-wpc" xlink:type="simple">http://digitalcollections.baylor.edu/cdm/landingpage/collection/ab-wpc</text:a></text:p>
          </table:table-cell>
          <table:table-cell table:style-name="ce1" table:number-columns-repeated="10"/>
          <table:table-cell table:number-columns-repeated="988"/>
        </table:table-row>
        <table:table-row table:style-name="ro2">
          <table:table-cell table:style-name="ce5"/>
          <table:table-cell table:style-name="ce2" office:value-type="string" calcext:value-type="string">
            <text:p>Library</text:p>
          </table:table-cell>
          <table:table-cell table:style-name="ce2" office:value-type="string" calcext:value-type="string">
            <text:p>Boston Public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2 million items (approx.)</text:p>
          </table:table-cell>
          <table:table-cell table:style-name="ce2" office:value-type="string" calcext:value-type="string">
            <text:p>Victoria Woodhull Martin Papers </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no transcript, item-level metadata</text:p>
          </table:table-cell>
          <table:table-cell table:style-name="ce2" table:number-columns-repeated="8"/>
          <table:table-cell table:style-name="ce2" office:value-type="string" calcext:value-type="string">
            <text:p>Victoria Woodhull</text:p>
          </table:table-cell>
          <table:table-cell table:style-name="ce2"/>
          <table:table-cell table:style-name="ce2" office:value-type="string" calcext:value-type="string">
            <text:p>1883-1927 (collection)</text:p>
          </table:table-cell>
          <table:table-cell table:style-name="ce2" office:value-type="string" calcext:value-type="string">
            <text:p>776 items</text:p>
          </table:table-cell>
          <table:table-cell table:style-name="ce2" table:number-columns-repeated="3"/>
          <table:table-cell table:style-name="ce5"/>
          <table:table-cell table:style-name="ce4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oston University, Howard Gotlieb Archival Research Center (partnership)</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substantial - 'over 140000 rare books'</text:p>
          </table:table-cell>
          <table:table-cell table:style-name="ce2" office:value-type="string" calcext:value-type="string">
            <text:p>The Florence Nightingale Digitisation Project</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 no transcript, item-level metadata</text:p>
          </table:table-cell>
          <table:table-cell table:style-name="ce2" table:number-columns-repeated="2"/>
          <table:table-cell table:style-name="ce2" office:value-type="string" calcext:value-type="string">
            <text:p>2300 letters</text:p>
          </table:table-cell>
          <table:table-cell table:style-name="ce2" office:value-type="string" calcext:value-type="string">
            <text:p>A collaboration of varous institutions (see "Notes")</text:p>
          </table:table-cell>
          <table:table-cell table:style-name="ce2" office:value-type="string" calcext:value-type="string">
            <text:p>1829-1900</text:p>
          </table:table-cell>
          <table:table-cell table:style-name="ce2" office:value-type="string" calcext:value-type="string">
            <text:p>The Florence Nightingale Digitization Project began in 2014 as a collaborative effort to create a comprehensive digital collection of digitized correspondence written by Florence Nightingale. The collection currently contains over 2,300 scanned letters or direct links to partners' websites, which are accessible to the public through this portal hosted by Boston University.</text:p>
          </table:table-cell>
          <table:table-cell table:style-name="ce2" office:value-type="string" calcext:value-type="string">
            <text:p>UK and USA</text:p>
          </table:table-cell>
          <table:table-cell table:style-name="ce2" office:value-type="string" calcext:value-type="string">
            <text:p>Letters, nursing, history of medicine</text:p>
          </table:table-cell>
          <table:table-cell table:style-name="ce2" office:value-type="string" calcext:value-type="string">
            <text:p>Florence Nightingale</text:p>
          </table:table-cell>
          <table:table-cell table:style-name="ce2" office:value-type="string" calcext:value-type="string">
            <text:p>Born 1820, Florence, Italy. Died 1910, London, UK. </text:p>
          </table:table-cell>
          <table:table-cell table:style-name="ce2"/>
          <table:table-cell table:style-name="ce2" office:value-type="string" calcext:value-type="string">
            <text:p>2300 letters</text:p>
          </table:table-cell>
          <table:table-cell table:style-name="ce2" office:value-type="string" calcext:value-type="string">
            <text:p>Nurse, Crimean war, Scutari, sanitation.</text:p>
          </table:table-cell>
          <table:table-cell table:style-name="ce2" table:number-columns-repeated="2"/>
          <table:table-cell table:style-name="ce31" office:value-type="string" calcext:value-type="string">
            <text:p><text:a xlink:href="http://archives.bu.edu/web/florence-nightingale" xlink:type="simple">http://archives.bu.edu/web/florence-nightingale</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British Library</text:p>
          </table:table-cell>
          <table:table-cell table:style-name="ce2" office:value-type="string" calcext:value-type="string">
            <text:p>United Kingdom</text:p>
          </table:table-cell>
          <table:table-cell table:style-name="ce2" office:value-type="string" calcext:value-type="string">
            <text:p>London, England</text:p>
          </table:table-cell>
          <table:table-cell table:style-name="ce2" office:value-type="string" calcext:value-type="string">
            <text:p>170 million items</text:p>
          </table:table-cell>
          <table:table-cell table:style-name="ce2" office:value-type="string" calcext:value-type="string">
            <text:p>The Diaries of Michael Field</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s, transcripts in process (2 done), sparse item-level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Katharine Bradley and Edith Cooper</text:p>
          </table:table-cell>
          <table:table-cell table:style-name="ce2"/>
          <table:table-cell table:style-name="ce2" office:value-type="string" calcext:value-type="string">
            <text:p>1868-1914 (collection)</text:p>
          </table:table-cell>
          <table:table-cell table:style-name="ce2" office:value-type="string" calcext:value-type="string">
            <text:p>29 volumes</text:p>
          </table:table-cell>
          <table:table-cell table:style-name="ce2"/>
          <table:table-cell table:style-name="ce2" office:value-type="string" calcext:value-type="string">
            <text:p>The poets, dramatists, and diarists Katharine Bradley (1846-1914) and Edith Cooper (1862-1913) were not only aunt and niece, but also long-term partners who wrote collaboratively under the composite name “Michael Field.” “They” published prolifically—particularly collections of lyric poetry and historical verse-dramas—finding success with the early works in the 1880s, and winning new-found fame in recent times primarily with their poetry. However, perhaps their most fascinating document is the diary they co-wrote to record their lives and literary endeavors. Titled “Works and Days,” it primarily covers the years from 1888 to their deaths just prior to World War I. Intended for posthumous publication, their literary executor (Thomas Sturge Moore), published in 1933 a vastly expurgated volume of extracts. Currently housed in the archives of the British Library, and untranscribed, the full manuscript diary has been relatively inaccessible to anyone other than the dedicated scholar. Yet it contains much to intrigue researchers and general readers alike. In addition to their own aesthetic response to events both contemporaneous and historically-resonant, it offers a powerful historical documentation of the construction of a queer identity through the formation of their aesthetic paganism, their conversion to Catholicism, and, finally, through the pathos of Cooper’s death. It also tells the narrative of their close, if often tempestuous, relationships with John Ruskin, Robert Browning, and Bernhard Berenson; and their chronicle of the cultural life of fin-de-siecle London and Europe, detailing encounters with the leading literary and artistic figures of the period, including Oscar Wilde, William Butler Yeats, Algernon Charles Swinburne, and Walter Pater. </text:p>
          </table:table-cell>
          <table:table-cell table:style-name="ce2"/>
          <table:table-cell table:style-name="ce3" office:value-type="string" calcext:value-type="string">
            <text:p>https://mf.dev.cdhsc.org/about</text:p>
            <text:p/>
            <text:p>https://vllc.wordpress.cdhsc.org/the-michael-field-diaries/</text:p>
          </table:table-cell>
          <table:table-cell table:style-name="ce1" table:number-columns-repeated="10"/>
          <table:table-cell table:number-columns-repeated="988"/>
        </table:table-row>
        <table:table-row table:style-name="ro2">
          <table:table-cell table:style-name="ce5"/>
          <table:table-cell table:style-name="ce2" office:value-type="string" calcext:value-type="string">
            <text:p>Library</text:p>
          </table:table-cell>
          <table:table-cell table:style-name="ce2" office:value-type="string" calcext:value-type="string">
            <text:p>British Library</text:p>
          </table:table-cell>
          <table:table-cell table:style-name="ce2" office:value-type="string" calcext:value-type="string">
            <text:p>United Kingdom</text:p>
          </table:table-cell>
          <table:table-cell table:style-name="ce2" office:value-type="string" calcext:value-type="string">
            <text:p>London, England</text:p>
          </table:table-cell>
          <table:table-cell table:style-name="ce2" office:value-type="string" calcext:value-type="string">
            <text:p>170 million items</text:p>
          </table:table-cell>
          <table:table-cell table:style-name="ce2" office:value-type="string" calcext:value-type="string">
            <text:p>"Hyde Park Gate New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s, no transcript, collection metadata only</text:p>
          </table:table-cell>
          <table:table-cell table:style-name="ce2" table:number-columns-repeated="2"/>
          <table:table-cell table:style-name="ce2" office:value-type="string" calcext:value-type="string">
            <text:p>69 items</text:p>
          </table:table-cell>
          <table:table-cell table:style-name="ce2" office:value-type="string" calcext:value-type="string">
            <text:p>Purchased from Professor Quentin Bell, 29 April 1991.</text:p>
          </table:table-cell>
          <table:table-cell table:style-name="ce2"/>
          <table:table-cell table:style-name="ce2" office:value-type="string" calcext:value-type="string">
            <text:p>The 69 surviving issues of a family magazine produced by Vanessa Stephen (afterwards Bell) (b.1879, d.1961), artist, and Adeline Virginia Stephen (afterwards Woolf), (b.1882, d.1941), novelist, with help from their brother Julian Thoby Stephen (b.1880, d.1906) and occasional contributions from other family members; 1891-1895. Autograph . The contents include family news and gossip, riddles, poems, accounts of visits to concerts and plays, fictional letters and diary extracts, drawings (mostly by Vanessa Stephen) and stories in serial form. Most of the contributions are in the hand of Vanessa, with some - mostly later - passages in the hand of Virginia; the hand does not, however, necessarily identify the author of any particular piece, since the children took turns in copying them out.</text:p>
          </table:table-cell>
          <table:table-cell table:style-name="ce2" table:number-columns-repeated="2"/>
          <table:table-cell table:style-name="ce2" office:value-type="string" calcext:value-type="string">
            <text:p>Vanessa Stephen (afterwards Bell) (b.1879, d.1961), artist, and Adeline Virginia Stephen (afterwards Woolf), (b.1882, d.1941), novelist, with help from their brother Julian Thoby Stephen (b.1880, d.1906) and occasional contributions from other family members; 1891-1895.</text:p>
          </table:table-cell>
          <table:table-cell table:style-name="ce2" office:value-type="string" calcext:value-type="string">
            <text:p>London</text:p>
          </table:table-cell>
          <table:table-cell table:style-name="ce2"/>
          <table:table-cell table:style-name="ce2" office:value-type="string" calcext:value-type="string">
            <text:p>69 issues (245 digital items)</text:p>
          </table:table-cell>
          <table:table-cell table:style-name="ce2" office:value-type="string" calcext:value-type="string">
            <text:p>Manuscript, ephemera, juvenilia, periodical</text:p>
          </table:table-cell>
          <table:table-cell table:style-name="ce2" table:number-columns-repeated="2"/>
          <table:table-cell table:style-name="ce5"/>
          <table:table-cell table:style-name="ce4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Brooklyn College</text:p>
          </table:table-cell>
          <table:table-cell table:style-name="ce2" office:value-type="string" calcext:value-type="string">
            <text:p>United States</text:p>
          </table:table-cell>
          <table:table-cell table:style-name="ce2" office:value-type="string" calcext:value-type="string">
            <text:p>Brooklyn, NY</text:p>
          </table:table-cell>
          <table:table-cell table:style-name="ce2" office:value-type="string" calcext:value-type="string">
            <text:p>undetermined</text:p>
          </table:table-cell>
          <table:table-cell table:style-name="ce2" office:value-type="string" calcext:value-type="string">
            <text:p>The Papers of Annie Smith Peck</text:p>
          </table:table-cell>
          <table:table-cell table:style-name="ce2" office:value-type="string" calcext:value-type="string">
            <text:p>in-person open, in-person referral</text:p>
          </table:table-cell>
          <table:table-cell table:style-name="ce2" office:value-type="string" calcext:value-type="string">
            <text:p>CUNY community with ID and registration; visitors with ID and permission</text:p>
          </table:table-cell>
          <table:table-cell table:style-name="ce2" office:value-type="string" calcext:value-type="string">
            <text:p>no digital presence</text:p>
          </table:table-cell>
          <table:table-cell table:style-name="ce2" office:value-type="string" calcext:value-type="string">
            <text:p>16.5 cubic feet; 238 linear feet</text:p>
          </table:table-cell>
          <table:table-cell table:style-name="ce2" table:number-columns-repeated="7"/>
          <table:table-cell table:style-name="ce2" office:value-type="string" calcext:value-type="string">
            <text:p>Annie Smith Peck</text:p>
          </table:table-cell>
          <table:table-cell table:style-name="ce2"/>
          <table:table-cell table:style-name="ce2" office:value-type="string" calcext:value-type="string">
            <text:p>1873-1935 (collection); 1850-1935 (life)</text:p>
          </table:table-cell>
          <table:table-cell table:style-name="ce2" table:number-columns-repeated="2"/>
          <table:table-cell table:style-name="ce2" office:value-type="string" calcext:value-type="string">
            <text:p>an American mountaineer and adventurer. The northern peak of the Peruvian Cordillera Blanca mountain chain, Huascarán was named Cumbre Aña Peck in Peck's honor. She was an ardent suffragist and noted speaker.</text:p>
          </table:table-cell>
          <table:table-cell table:style-name="ce2"/>
          <table:table-cell table:style-name="ce3" office:value-type="string" calcext:value-type="string">
            <text:p>https://academicworks.cuny.edu/bc_arch_find/47/</text:p>
            <text:p/>
            <text:p>https://libguides.brooklyn.cuny.edu/asc/research</text:p>
          </table:table-cell>
          <table:table-cell table:style-name="ce1" table:number-columns-repeated="10"/>
          <table:table-cell table:number-columns-repeated="988"/>
        </table:table-row>
        <table:table-row table:style-name="ro2">
          <table:table-cell table:style-name="ce5"/>
          <table:table-cell table:style-name="ce2" office:value-type="string" calcext:value-type="string">
            <text:p>Publisher</text:p>
          </table:table-cell>
          <table:table-cell table:style-name="ce2" office:value-type="string" calcext:value-type="string">
            <text:p>Cambridge University Press</text:p>
          </table:table-cell>
          <table:table-cell table:style-name="ce2" office:value-type="string" calcext:value-type="string">
            <text:p>United Kingdom</text:p>
          </table:table-cell>
          <table:table-cell table:style-name="ce2" office:value-type="string" calcext:value-type="string">
            <text:p>Cambridge, England</text:p>
          </table:table-cell>
          <table:table-cell table:style-name="ce2" office:value-type="string" calcext:value-type="string">
            <text:p>undetermined</text:p>
          </table:table-cell>
          <table:table-cell table:style-name="ce2" office:value-type="string" calcext:value-type="string">
            <text:p>Orlando: Women's Writings from the British Isles from the Beginnings to the Present</text:p>
          </table:table-cell>
          <table:table-cell table:style-name="ce2" office:value-type="string" calcext:value-type="string">
            <text:p>Paywall</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number-columns-repeated="2"/>
          <table:table-cell table:style-name="ce2" office:value-type="string" calcext:value-type="string">
            <text:p>1300 + different women as of 2013</text:p>
          </table:table-cell>
          <table:table-cell table:style-name="ce2" table:number-columns-repeated="2"/>
          <table:table-cell table:style-name="ce2" office:value-type="string" calcext:value-type="string">
            <text:p>Orlando provides entries on authors' lives and writing careers, contextual material, timelines, sets of internal links, and bibliographies. Interacting with these materials creates a dynamic inquiry from any number of perspectives into centuries </text:p>
            <text:p>of women's writing.</text:p>
          </table:table-cell>
          <table:table-cell table:style-name="ce2" table:number-columns-repeated="9"/>
          <table:table-cell table:style-name="ce5" office:value-type="string" calcext:value-type="string">
            <text:p>http://orlando.cambridge.org/</text:p>
            <text:p/>
            <text:p>http://orlando.cambridge.org/public/svDocumentation?&amp;d_id=ABOUTTHEPROJECT</text:p>
          </table:table-cell>
          <table:table-cell table:style-name="ce41" table:number-columns-repeated="10"/>
          <table:table-cell table:number-columns-repeated="988"/>
        </table:table-row>
        <table:table-row table:style-name="ro2">
          <table:table-cell table:style-name="ce5"/>
          <table:table-cell table:style-name="ce2" office:value-type="string" calcext:value-type="string">
            <text:p>Academic Affiliation</text:p>
          </table:table-cell>
          <table:table-cell table:style-name="ce2" office:value-type="string" calcext:value-type="string">
            <text:p>Cardiff University</text:p>
          </table:table-cell>
          <table:table-cell table:style-name="ce2" office:value-type="string" calcext:value-type="string">
            <text:p>United Kingdom</text:p>
          </table:table-cell>
          <table:table-cell table:style-name="ce2" office:value-type="string" calcext:value-type="string">
            <text:p>Cardiff, Wales</text:p>
          </table:table-cell>
          <table:table-cell table:style-name="ce2" office:value-type="string" calcext:value-type="string">
            <text:p>1.2 million in various media</text:p>
          </table:table-cell>
          <table:table-cell table:style-name="ce2" office:value-type="string" calcext:value-type="string">
            <text:p>Ann Griffiths</text:p>
          </table:table-cell>
          <table:table-cell table:style-name="ce2" office:value-type="string" calcext:value-type="string">
            <text:p>*seems to be digital access to all, but behind school authentification?</text:p>
          </table:table-cell>
          <table:table-cell table:style-name="ce2" table:number-columns-repeated="4"/>
          <table:table-cell table:style-name="ce2" office:value-type="string" calcext:value-type="string">
            <text:p>100 items</text:p>
          </table:table-cell>
          <table:table-cell table:style-name="ce2" table:number-columns-repeated="2"/>
          <table:table-cell table:style-name="ce2" office:value-type="string" calcext:value-type="string">
            <text:p>One of the best guarded secrets of the Island of Britain’ is how a leading authority on spirituality, Canon A. M. Allchin, once described the work of Ann Griffiths. Although she died in August 1805 aged only 29 years of age, this farmer’s daughter from mid-Wales left poems and letters that are considered among the highlights of Welsh literature. Furthermore, experts have claimed that her stanzas include some of the great Christian poetry of Europe.</text:p>
          </table:table-cell>
          <table:table-cell table:style-name="ce2" table:number-columns-repeated="4"/>
          <table:table-cell table:style-name="ce2" office:value-type="string" calcext:value-type="string">
            <text:p>1776-1805</text:p>
          </table:table-cell>
          <table:table-cell table:style-name="ce2" office:value-type="float" office:value="100" calcext:value-type="float">
            <text:p>100</text:p>
          </table:table-cell>
          <table:table-cell table:style-name="ce2" office:value-type="string" calcext:value-type="string">
            <text:p>Religion, Literature and journalism, Art and Music</text:p>
          </table:table-cell>
          <table:table-cell table:style-name="ce2" table:number-columns-repeated="2"/>
          <table:table-cell table:style-name="ce33" office:value-type="string" calcext:value-type="string">
            <text:p>http://www.anngriffiths.cardiff.ac.uk/</text:p>
            <text:p/>
            <text:p>https://www.cardiff.ac.uk/special-collections/explore/collection/ann-griffiths</text:p>
            <text:p/>
          </table:table-cell>
          <table:table-cell table:style-name="ce41" table:number-columns-repeated="10"/>
          <table:table-cell table:number-columns-repeated="988"/>
        </table:table-row>
        <table:table-row table:style-name="ro2">
          <table:table-cell table:style-name="ce5"/>
          <table:table-cell table:style-name="ce2" office:value-type="string" calcext:value-type="string">
            <text:p>Academic Affiliation</text:p>
          </table:table-cell>
          <table:table-cell table:style-name="ce2" office:value-type="string" calcext:value-type="string">
            <text:p>Cardiff University</text:p>
          </table:table-cell>
          <table:table-cell table:style-name="ce2" office:value-type="string" calcext:value-type="string">
            <text:p>United Kingdom</text:p>
          </table:table-cell>
          <table:table-cell table:style-name="ce2" office:value-type="string" calcext:value-type="string">
            <text:p>Cardiff, Wales</text:p>
          </table:table-cell>
          <table:table-cell table:style-name="ce2" office:value-type="string" calcext:value-type="string">
            <text:p>1.2 million in various media</text:p>
          </table:table-cell>
          <table:table-cell table:style-name="ce16" office:value-type="string" calcext:value-type="string">
            <text:p>Women's Studies (?)</text:p>
          </table:table-cell>
          <table:table-cell table:style-name="ce2" office:value-type="string" calcext:value-type="string">
            <text:p>*couldn't find to note</text:p>
          </table:table-cell>
          <table:table-cell table:style-name="ce2" table:number-columns-repeated="17"/>
          <table:table-cell table:style-name="ce34" office:value-type="string" calcext:value-type="string">
            <text:p><text:a xlink:href="https://www.cardiff.ac.uk/special-collections/explore/collection/womens-studies-resources" xlink:type="simple">https://www.cardiff.ac.uk/special-collections/explore/collection/womens-studies-resources</text:a></text:p>
          </table:table-cell>
          <table:table-cell table:style-name="ce4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Duke University</text:p>
          </table:table-cell>
          <table:table-cell table:style-name="ce2" office:value-type="string" calcext:value-type="string">
            <text:p>United States</text:p>
          </table:table-cell>
          <table:table-cell table:style-name="ce2" office:value-type="string" calcext:value-type="string">
            <text:p>Durham, NC</text:p>
          </table:table-cell>
          <table:table-cell table:style-name="ce2" office:value-type="string" calcext:value-type="string">
            <text:p>"over 20 million items in mss and archival collections"</text:p>
          </table:table-cell>
          <table:table-cell table:style-name="ce2" office:value-type="string" calcext:value-type="string">
            <text:p>Women's Travel Diarie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no transcript, item-level metadata</text:p>
          </table:table-cell>
          <table:table-cell table:style-name="ce2"/>
          <table:table-cell table:style-name="ce2" office:value-type="string" calcext:value-type="string">
            <text:p>singular</text:p>
          </table:table-cell>
          <table:table-cell table:style-name="ce2" office:value-type="string" calcext:value-type="string">
            <text:p>165 items</text:p>
          </table:table-cell>
          <table:table-cell table:style-name="ce2" office:value-type="string" calcext:value-type="string">
            <text:p>Taken from several collections from the Rubenstein Library at Duke (digitization sponsored by "Anne T'73 and Bill Newton")</text:p>
          </table:table-cell>
          <table:table-cell table:style-name="ce2"/>
          <table:table-cell table:style-name="ce2" office:value-type="string" calcext:value-type="string">
            <text:p>The diaries in this digital collection were written by British and American women who documented their travels to places around the globe, including India, the West Indies, countries in Europe, Africa, and the Middle East, as well as around the United States. There are over 100 diaries of varying length, selected from several archival collections at the David M. Rubenstein Rare Book &amp; Manuscript Library at Duke University.</text:p>
          </table:table-cell>
          <table:table-cell table:style-name="ce2" office:value-type="string" calcext:value-type="string">
            <text:p>India, West Indies, Europe, Africa, Middle East, USA</text:p>
          </table:table-cell>
          <table:table-cell table:style-name="ce2"/>
          <table:table-cell table:style-name="ce2" office:value-type="string" calcext:value-type="string">
            <text:p>Harriet Sanderson Stewart</text:p>
          </table:table-cell>
          <table:table-cell table:style-name="ce2"/>
          <table:table-cell table:style-name="ce2" office:value-type="string" calcext:value-type="string">
            <text:p>1906-1908 (collection)</text:p>
          </table:table-cell>
          <table:table-cell table:style-name="ce2" office:value-type="string" calcext:value-type="string">
            <text:p>5 items</text:p>
          </table:table-cell>
          <table:table-cell table:style-name="ce2"/>
          <table:table-cell table:style-name="ce2" office:value-type="string" calcext:value-type="string">
            <text:p>travel</text:p>
          </table:table-cell>
          <table:table-cell table:style-name="ce2" office:value-type="string" calcext:value-type="string">
            <text:p>women travel diaries</text:p>
          </table:table-cell>
          <table:table-cell table:style-name="ce31" office:value-type="string" calcext:value-type="string">
            <text:p><text:a xlink:href="https://repository.duke.edu/dc/womenstraveldiaries?f%5Bead_id_ssi%5D%5B%5D=stewartharrietsanderson" xlink:type="simple">https://repository.duke.edu/dc/womenstraveldiaries?f%5Bead_id_ssi%5D%5B%5D=stewartharrietsanders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Duke University</text:p>
          </table:table-cell>
          <table:table-cell table:style-name="ce2" office:value-type="string" calcext:value-type="string">
            <text:p>United States</text:p>
          </table:table-cell>
          <table:table-cell table:style-name="ce2" office:value-type="string" calcext:value-type="string">
            <text:p>Durham, NC</text:p>
          </table:table-cell>
          <table:table-cell table:style-name="ce2" office:value-type="string" calcext:value-type="string">
            <text:p>"over 20 million items in mss and archival collections"</text:p>
          </table:table-cell>
          <table:table-cell table:style-name="ce2" office:value-type="string" calcext:value-type="string">
            <text:p>Women's Travel Diarie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no transcript, item-level metadata</text:p>
          </table:table-cell>
          <table:table-cell table:style-name="ce2"/>
          <table:table-cell table:style-name="ce2" office:value-type="string" calcext:value-type="string">
            <text:p>singular</text:p>
          </table:table-cell>
          <table:table-cell table:style-name="ce2" office:value-type="string" calcext:value-type="string">
            <text:p>165 items</text:p>
          </table:table-cell>
          <table:table-cell table:style-name="ce2" office:value-type="string" calcext:value-type="string">
            <text:p>Taken from several collections from the Rubenstein Library at Duke (digitization sponsored by "Anne T'73 and Bill Newton")</text:p>
          </table:table-cell>
          <table:table-cell table:style-name="ce2"/>
          <table:table-cell table:style-name="ce2" office:value-type="string" calcext:value-type="string">
            <text:p>The diaries in this digital collection were written by British and American women who documented their travels to places around the globe, including India, the West Indies, countries in Europe, Africa, and the Middle East, as well as around the United States. There are over 100 diaries of varying length, selected from several archival collections at the David M. Rubenstein Rare Book &amp; Manuscript Library at Duke University.</text:p>
          </table:table-cell>
          <table:table-cell table:style-name="ce2" office:value-type="string" calcext:value-type="string">
            <text:p>China</text:p>
          </table:table-cell>
          <table:table-cell table:style-name="ce2"/>
          <table:table-cell table:style-name="ce2" office:value-type="string" calcext:value-type="string">
            <text:p>Martha Foster Crawford</text:p>
          </table:table-cell>
          <table:table-cell table:style-name="ce2"/>
          <table:table-cell table:style-name="ce2" office:value-type="string" calcext:value-type="string">
            <text:p>1846-1878 (collection)</text:p>
          </table:table-cell>
          <table:table-cell table:style-name="ce2" office:value-type="string" calcext:value-type="string">
            <text:p>10 items</text:p>
          </table:table-cell>
          <table:table-cell table:style-name="ce2"/>
          <table:table-cell table:style-name="ce2" office:value-type="string" calcext:value-type="string">
            <text:p>travel</text:p>
          </table:table-cell>
          <table:table-cell table:style-name="ce2" office:value-type="string" calcext:value-type="string">
            <text:p>women travel diaries</text:p>
          </table:table-cell>
          <table:table-cell table:style-name="ce31" office:value-type="string" calcext:value-type="string">
            <text:p><text:a xlink:href="https://repository.duke.edu/dc/womenstraveldiaries?f%5Bactive_fedora_model_ssi%5D%5B%5D=Item&amp;f%5Bead_id_ssi%5D%5B%5D=crawfordmarthafoster" xlink:type="simple">https://repository.duke.edu/dc/womenstraveldiaries?f%5Bactive_fedora_model_ssi%5D%5B%5D=Item&amp;f%5Bead_id_ssi%5D%5B%5D=crawfordmarthafoster</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Duke University</text:p>
          </table:table-cell>
          <table:table-cell table:style-name="ce2" office:value-type="string" calcext:value-type="string">
            <text:p>United States</text:p>
          </table:table-cell>
          <table:table-cell table:style-name="ce2" office:value-type="string" calcext:value-type="string">
            <text:p>Durham, NC</text:p>
          </table:table-cell>
          <table:table-cell table:style-name="ce2" office:value-type="string" calcext:value-type="string">
            <text:p>"over 20 million items in mss and archival collections"</text:p>
          </table:table-cell>
          <table:table-cell table:style-name="ce2" office:value-type="string" calcext:value-type="string">
            <text:p>Women's Travel Diarie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no transcript, item-level metadata</text:p>
          </table:table-cell>
          <table:table-cell table:style-name="ce2"/>
          <table:table-cell table:style-name="ce2" office:value-type="string" calcext:value-type="string">
            <text:p>singular</text:p>
          </table:table-cell>
          <table:table-cell table:style-name="ce2" office:value-type="string" calcext:value-type="string">
            <text:p>165 items</text:p>
          </table:table-cell>
          <table:table-cell table:style-name="ce2" office:value-type="string" calcext:value-type="string">
            <text:p>Taken from several collections from the Rubenstein Library at Duke (digitization sponsored by "Anne T'73 and Bill Newton")</text:p>
          </table:table-cell>
          <table:table-cell table:style-name="ce2"/>
          <table:table-cell table:style-name="ce2" office:value-type="string" calcext:value-type="string">
            <text:p>The diaries in this digital collection were written by British and American women who documented their travels to places around the globe, including India, the West Indies, countries in Europe, Africa, and the Middle East, as well as around the United States. There are over 100 diaries of varying length, selected from several archival collections at the David M. Rubenstein Rare Book &amp; Manuscript Library at Duke University.</text:p>
          </table:table-cell>
          <table:table-cell table:style-name="ce2" office:value-type="string" calcext:value-type="string">
            <text:p>India, West Indies, Europe, Africa, Middle East, USA</text:p>
          </table:table-cell>
          <table:table-cell table:style-name="ce2"/>
          <table:table-cell table:style-name="ce2" office:value-type="string" calcext:value-type="string">
            <text:p>Mary C. Parks</text:p>
          </table:table-cell>
          <table:table-cell table:style-name="ce2"/>
          <table:table-cell table:style-name="ce2" office:value-type="string" calcext:value-type="string">
            <text:p>1827-1832 (collection)</text:p>
          </table:table-cell>
          <table:table-cell table:style-name="ce2" office:value-type="string" calcext:value-type="string">
            <text:p>2 items</text:p>
          </table:table-cell>
          <table:table-cell table:style-name="ce2"/>
          <table:table-cell table:style-name="ce2" office:value-type="string" calcext:value-type="string">
            <text:p>travel</text:p>
          </table:table-cell>
          <table:table-cell table:style-name="ce2" office:value-type="string" calcext:value-type="string">
            <text:p>women travel diaries</text:p>
          </table:table-cell>
          <table:table-cell table:style-name="ce31" office:value-type="string" calcext:value-type="string">
            <text:p><text:a xlink:href="https://repository.duke.edu/dc/womenstraveldiaries?_=1579036634891&amp;f%5Bead_id_ssi%5D%5B%5D=parksmaryc" xlink:type="simple">https://repository.duke.edu/dc/womenstraveldiaries?_=1579036634891&amp;f%5Bead_id_ssi%5D%5B%5D=parksmaryc</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Duke University</text:p>
          </table:table-cell>
          <table:table-cell table:style-name="ce2" office:value-type="string" calcext:value-type="string">
            <text:p>United States</text:p>
          </table:table-cell>
          <table:table-cell table:style-name="ce2" office:value-type="string" calcext:value-type="string">
            <text:p>Durham, NC</text:p>
          </table:table-cell>
          <table:table-cell table:style-name="ce2" office:value-type="string" calcext:value-type="string">
            <text:p>"over 20 million items in mss and archival collections"</text:p>
          </table:table-cell>
          <table:table-cell table:style-name="ce2" office:value-type="string" calcext:value-type="string">
            <text:p>Women's Travel Diarie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no transcript, item-level metadata</text:p>
          </table:table-cell>
          <table:table-cell table:style-name="ce2"/>
          <table:table-cell table:style-name="ce2" office:value-type="string" calcext:value-type="string">
            <text:p>singular</text:p>
          </table:table-cell>
          <table:table-cell table:style-name="ce2" office:value-type="string" calcext:value-type="string">
            <text:p>165 items</text:p>
          </table:table-cell>
          <table:table-cell table:style-name="ce2" office:value-type="string" calcext:value-type="string">
            <text:p>Taken from several collections from the Rubenstein Library at Duke (digitization sponsored by "Anne T'73 and Bill Newton")</text:p>
          </table:table-cell>
          <table:table-cell table:style-name="ce2"/>
          <table:table-cell table:style-name="ce2" office:value-type="string" calcext:value-type="string">
            <text:p>The diaries in this digital collection were written by British and American women who documented their travels to places around the globe, including India, the West Indies, countries in Europe, Africa, and the Middle East, as well as around the United States. There are over 100 diaries of varying length, selected from several archival collections at the David M. Rubenstein Rare Book &amp; Manuscript Library at Duke University.</text:p>
          </table:table-cell>
          <table:table-cell table:style-name="ce2" office:value-type="string" calcext:value-type="string">
            <text:p>India, West Indies, Europe, Africa, Middle East, USA</text:p>
          </table:table-cell>
          <table:table-cell table:style-name="ce2"/>
          <table:table-cell table:style-name="ce2" office:value-type="string" calcext:value-type="string">
            <text:p>Mary McCornack Thompson</text:p>
          </table:table-cell>
          <table:table-cell table:style-name="ce2"/>
          <table:table-cell table:style-name="ce2" office:value-type="string" calcext:value-type="string">
            <text:p>1887-1933 (collection)</text:p>
          </table:table-cell>
          <table:table-cell table:style-name="ce2" office:value-type="string" calcext:value-type="string">
            <text:p>92 items</text:p>
          </table:table-cell>
          <table:table-cell table:style-name="ce2"/>
          <table:table-cell table:style-name="ce2" office:value-type="string" calcext:value-type="string">
            <text:p>travel</text:p>
          </table:table-cell>
          <table:table-cell table:style-name="ce2" office:value-type="string" calcext:value-type="string">
            <text:p>women travel diaries</text:p>
          </table:table-cell>
          <table:table-cell table:style-name="ce31" office:value-type="string" calcext:value-type="string">
            <text:p><text:a xlink:href="https://repository.duke.edu/dc/womenstraveldiaries?_=1579036634891&amp;f%5Bead_id_ssi%5D%5B%5D=thompsonmary" xlink:type="simple">https://repository.duke.edu/dc/womenstraveldiaries?_=1579036634891&amp;f%5Bead_id_ssi%5D%5B%5D=thompsonmary</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Duke University</text:p>
          </table:table-cell>
          <table:table-cell table:style-name="ce2" office:value-type="string" calcext:value-type="string">
            <text:p>United States</text:p>
          </table:table-cell>
          <table:table-cell table:style-name="ce2" office:value-type="string" calcext:value-type="string">
            <text:p>Durham, NC</text:p>
          </table:table-cell>
          <table:table-cell table:style-name="ce2" office:value-type="string" calcext:value-type="string">
            <text:p>"over 20 million items in mss and archival collections"</text:p>
          </table:table-cell>
          <table:table-cell table:style-name="ce16" office:value-type="string" calcext:value-type="string">
            <text:p>Sallie Bingham Center for Women's History and Culture</text:p>
          </table:table-cell>
          <table:table-cell table:style-name="ce2" table:number-columns-repeated="4"/>
          <table:table-cell table:style-name="ce2" office:value-type="string" calcext:value-type="string">
            <text:p>singular</text:p>
          </table:table-cell>
          <table:table-cell table:style-name="ce2" table:number-columns-repeated="3"/>
          <table:table-cell table:style-name="ce2" office:value-type="string" calcext:value-type="string">
            <text:p>**GO BACK TO THIS ONE, SEEMS TREASURE TROVE</text:p>
          </table:table-cell>
          <table:table-cell table:style-name="ce2" table:number-columns-repeated="7"/>
          <table:table-cell table:style-name="ce2" office:value-type="string" calcext:value-type="string">
            <text:p>travel</text:p>
          </table:table-cell>
          <table:table-cell table:style-name="ce2" office:value-type="string" calcext:value-type="string">
            <text:p>women travel diaries</text:p>
          </table:table-cell>
          <table:table-cell table:style-name="ce31" office:value-type="string" calcext:value-type="string">
            <text:p><text:a xlink:href="https://library.duke.edu/rubenstein/bingham/research-guides" xlink:type="simple">https://library.duke.edu/rubenstein/bingham/research-guide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rchive</text:p>
          </table:table-cell>
          <table:table-cell table:style-name="ce2" office:value-type="string" calcext:value-type="string">
            <text:p>Falmouth Historical Society Archives</text:p>
          </table:table-cell>
          <table:table-cell table:style-name="ce2" office:value-type="string" calcext:value-type="string">
            <text:p>United States</text:p>
          </table:table-cell>
          <table:table-cell table:style-name="ce2" office:value-type="string" calcext:value-type="string">
            <text:p>Cape Cod, MA</text:p>
          </table:table-cell>
          <table:table-cell table:style-name="ce2" office:value-type="string" calcext:value-type="string">
            <text:p>6,300+ "files"</text:p>
          </table:table-cell>
          <table:table-cell table:style-name="ce2" office:value-type="string" calcext:value-type="string">
            <text:p>Katharine Lee Bates Manuscript Collection</text:p>
          </table:table-cell>
          <table:table-cell table:number-columns-repeated="3"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Katharine Lee Bates</text:p>
          </table:table-cell>
          <table:table-cell table:style-name="ce2" table:number-columns-repeated="2"/>
          <table:table-cell table:style-name="ce2" office:value-type="string" calcext:value-type="string">
            <text:p>78 items</text:p>
          </table:table-cell>
          <table:table-cell table:style-name="ce2"/>
          <table:table-cell table:style-name="ce2" office:value-type="string" calcext:value-type="string">
            <text:p>This collection consists of biographical materials, her writings which includes letters, poems and articles, printed and in manuscript, and materials relating to the various formats of America the Beautiful. in verse and music. Other holdings in the Bates Collection at the Society include plans for various memorials to Katharine, including scrapbooks, articles, and clippings.</text:p>
          </table:table-cell>
          <table:table-cell table:style-name="ce2"/>
          <table:table-cell table:style-name="ce31" office:value-type="string" calcext:value-type="string">
            <text:p><text:a xlink:href="https://museumsonthegreen.org/archives/" xlink:type="simple">https://museumsonthegreen.org/archive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Georgetown University</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undetermined</text:p>
          </table:table-cell>
          <table:table-cell table:style-name="ce2" office:value-type="string" calcext:value-type="string">
            <text:p>Booth Family Center for Special Collections</text:p>
          </table:table-cell>
          <table:table-cell table:style-name="ce2" office:value-type="string" calcext:value-type="string">
            <text:p>digital, in-person</text:p>
          </table:table-cell>
          <table:table-cell table:style-name="ce2" office:value-type="string" calcext:value-type="string">
            <text:p>full collection (two letters)</text:p>
          </table:table-cell>
          <table:table-cell table:style-name="ce2" office:value-type="string" calcext:value-type="string">
            <text:p>hi-res image, one transcript, sparse item-level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Alexandra David-Neel</text:p>
          </table:table-cell>
          <table:table-cell table:style-name="ce2"/>
          <table:table-cell table:style-name="ce2" office:value-type="string" calcext:value-type="string">
            <text:p>1939-1941 (collection); 1868-1955 (life)</text:p>
          </table:table-cell>
          <table:table-cell table:style-name="ce2" office:value-type="string" calcext:value-type="string">
            <text:p>2 letters</text:p>
          </table:table-cell>
          <table:table-cell table:style-name="ce2"/>
          <table:table-cell table:style-name="ce2" office:value-type="string" calcext:value-type="string">
            <text:p>a Belgian–French explorer, spiritualist, Buddhist, anarchist and writer.[a][b][c] She is most known for her 1924 visit to Lhasa, Tibet, when it was forbidden to foreigners. David-Néel wrote over 30 books about Eastern religion, philosophy, and her travels, including Magic and Mystery in Tibet which was published in 1929. Her teachings influenced the beat writers Jack Kerouac and Allen Ginsberg, the populariser of Eastern philosophy Alan Watts, and the esotericist Benjamin Creme.</text:p>
          </table:table-cell>
          <table:table-cell table:style-name="ce2" office:value-type="string" calcext:value-type="string">
            <text:p>american women explorers</text:p>
          </table:table-cell>
          <table:table-cell table:style-name="ce31" office:value-type="string" calcext:value-type="string">
            <text:p><text:a xlink:href="https://www.library.georgetown.edu/special-collections/manuscripts/blog/discovering-alexandra-david-neel" xlink:type="simple">https://www.library.georgetown.edu/special-collections/manuscripts/blog/discovering-alexandra-david-nee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Beecher Family Papers</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Catherine E. Beecher</text:p>
          </table:table-cell>
          <table:table-cell table:style-name="ce2"/>
          <table:table-cell table:style-name="ce2" office:value-type="string" calcext:value-type="string">
            <text:p>1800-1887 (life)</text:p>
          </table:table-cell>
          <table:table-cell table:style-name="ce2" office:value-type="string" calcext:value-type="string">
            <text:p>60 items</text:p>
          </table:table-cell>
          <table:table-cell table:style-name="ce2"/>
          <table:table-cell table:style-name="ce2" office:value-type="string" calcext:value-type="string">
            <text:p>Founder of the Hartford Female Seminary, 1824</text:p>
          </table:table-cell>
          <table:table-cell table:style-name="ce2"/>
          <table:table-cell table:style-name="ce31" office:value-type="string" calcext:value-type="string">
            <text:p><text:a xlink:href="https://www.harrietbeecherstowecenter.org/programs-learning/collections/" xlink:type="simple">https://www.harrietbeecherstowecenter.org/programs-learning/collection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Bruce E. Kirkham Collection</text:p>
            <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Harriet Beecher Stowe</text:p>
          </table:table-cell>
          <table:table-cell table:style-name="ce2"/>
          <table:table-cell table:style-name="ce2" office:value-type="string" calcext:value-type="string">
            <text:p>1822-1894 (collection)</text:p>
          </table:table-cell>
          <table:table-cell table:style-name="ce2" office:value-type="string" calcext:value-type="string">
            <text:p>several hundred items</text:p>
          </table:table-cell>
          <table:table-cell table:style-name="ce2" table:number-columns-repeated="3"/>
          <table:table-cell table:style-name="ce31" office:value-type="string" calcext:value-type="string">
            <text:p><text:a xlink:href="https://www.harrietbeecherstowecenter.org/programs-learning/collections/" xlink:type="simple">https://www.harrietbeecherstowecenter.org/programs-learning/collection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Stowe Manuscripts Collection</text:p>
            <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Harriet Beecher Stowe</text:p>
          </table:table-cell>
          <table:table-cell table:style-name="ce2"/>
          <table:table-cell table:style-name="ce2" office:value-type="string" calcext:value-type="string">
            <text:p>1822-1895 (collection)</text:p>
          </table:table-cell>
          <table:table-cell table:style-name="ce2" table:number-columns-repeated="2"/>
          <table:table-cell table:style-name="ce2" office:value-type="string" calcext:value-type="string">
            <text:p>annotated Stowe letters and other materials; speakings of database?</text:p>
          </table:table-cell>
          <table:table-cell table:style-name="ce2"/>
          <table:table-cell table:style-name="ce31" office:value-type="string" calcext:value-type="string">
            <text:p><text:a xlink:href="https://www.harrietbeecherstowecenter.org/programs-learning/collections/" xlink:type="simple">https://www.harrietbeecherstowecenter.org/programs-learning/collection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African Diaspora History Materials</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Harriet Beecher Stowe</text:p>
          </table:table-cell>
          <table:table-cell table:style-name="ce2"/>
          <table:table-cell table:style-name="ce2" office:value-type="string" calcext:value-type="string">
            <text:p>1770s-2000s (collection); </text:p>
          </table:table-cell>
          <table:table-cell table:style-name="ce2" table:number-columns-repeated="4"/>
          <table:table-cell table:style-name="ce3"/>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Hooker Family Papers</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Isabella Beecher Hooker</text:p>
            <text:p/>
          </table:table-cell>
          <table:table-cell table:style-name="ce2"/>
          <table:table-cell table:style-name="ce2" office:value-type="string" calcext:value-type="string">
            <text:p>1834-1907 (collection)</text:p>
          </table:table-cell>
          <table:table-cell table:style-name="ce2" office:value-type="string" calcext:value-type="string">
            <text:p>over 1,000 items</text:p>
          </table:table-cell>
          <table:table-cell table:style-name="ce2"/>
          <table:table-cell table:style-name="ce2" office:value-type="string" calcext:value-type="string">
            <text:p>The collection dates from 1834 through 1907 and numbers over 1,000 items. From 1869 on Hooker corresponded with such suffrage leaders as Elizabeth Cady Stanton, Susan B. Anthony, Olympia Brown, and Paulina Wright Davis. Included are approximately 400 letters by suffrage leaders and activists, of which 103 are by Susan B. Anthony and 53 by Elizabeth Cady Stanton. It also has numerous pamphlets and tracts on the woman suffrage movement. Additional material---letters, diaries, a journal---numbers about 500 items, many of which are family correspondence.</text:p>
          </table:table-cell>
          <table:table-cell table:style-name="ce2"/>
          <table:table-cell table:style-name="ce31" office:value-type="string" calcext:value-type="string">
            <text:p><text:a xlink:href="https://www.harrietbeecherstowecenter.org/programs-learning/collections/" xlink:type="simple">https://www.harrietbeecherstowecenter.org/programs-learning/collections/</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Harriet Beecher Stowe Center</text:p>
          </table:table-cell>
          <table:table-cell table:style-name="ce2" office:value-type="string" calcext:value-type="string">
            <text:p>United States</text:p>
          </table:table-cell>
          <table:table-cell table:style-name="ce2" office:value-type="string" calcext:value-type="string">
            <text:p>Hartford, CT</text:p>
          </table:table-cell>
          <table:table-cell table:style-name="ce2" office:value-type="string" calcext:value-type="string">
            <text:p>228,000 items</text:p>
          </table:table-cell>
          <table:table-cell table:style-name="ce2" office:value-type="string" calcext:value-type="string">
            <text:p>Beecher Family Papers</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7"/>
          <table:table-cell table:style-name="ce7" office:value-type="string" calcext:value-type="string">
            <text:p>singular</text:p>
          </table:table-cell>
          <table:table-cell table:style-name="ce2" table:number-columns-repeated="6"/>
          <table:table-cell table:style-name="ce2" office:value-type="string" calcext:value-type="string">
            <text:p>Mary Beecher Perkins</text:p>
          </table:table-cell>
          <table:table-cell table:style-name="ce2"/>
          <table:table-cell table:style-name="ce2" office:value-type="string" calcext:value-type="string">
            <text:p>1818-1889 (collection)</text:p>
          </table:table-cell>
          <table:table-cell table:style-name="ce2" office:value-type="string" calcext:value-type="string">
            <text:p>over 100 letters</text:p>
          </table:table-cell>
          <table:table-cell table:style-name="ce2"/>
          <table:table-cell table:style-name="ce2" office:value-type="string" calcext:value-type="string">
            <text:p>Sister of HBS, wrote during European travels among other things</text:p>
          </table:table-cell>
          <table:table-cell table:style-name="ce2"/>
          <table:table-cell table:style-name="ce31" office:value-type="string" calcext:value-type="string">
            <text:p><text:a xlink:href="https://www.harrietbeecherstowecenter.org/programs-learning/collections/" xlink:type="simple">https://www.harrietbeecherstowecenter.org/programs-learning/collections/</text:a></text:p>
          </table:table-cell>
          <table:table-cell table:style-name="ce1"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Harvard University</text:p>
          </table:table-cell>
          <table:table-cell table:style-name="ce12" office:value-type="string" calcext:value-type="string">
            <text:p>United States</text:p>
          </table:table-cell>
          <table:table-cell table:style-name="ce12" office:value-type="string" calcext:value-type="string">
            <text:p>Cambridge, MA</text:p>
          </table:table-cell>
          <table:table-cell table:style-name="ce12" office:value-type="string" calcext:value-type="string">
            <text:p>100,000 volumes various media (across 3200 collections)</text:p>
          </table:table-cell>
          <table:table-cell table:style-name="ce12" office:value-type="string" calcext:value-type="string">
            <text:p>Papers of Amelia Earhart, ca. 1835-1977</text:p>
          </table:table-cell>
          <table:table-cell table:style-name="ce12" office:value-type="string" calcext:value-type="string">
            <text:p>digital</text:p>
          </table:table-cell>
          <table:table-cell table:style-name="ce12" office:value-type="string" calcext:value-type="string">
            <text:p>full collection (?)</text:p>
          </table:table-cell>
          <table:table-cell table:style-name="ce12" office:value-type="string" calcext:value-type="string">
            <text:p>hi-res jpg image (with full zip download available), has text option in software, but no transcripts seemingly input, item level (sparse) metadata</text:p>
          </table:table-cell>
          <table:table-cell table:style-name="ce19" office:value-type="string" calcext:value-type="string">
            <text:p>3.04 linear feet ((4 file boxes, 1 folio+ box) plus 2 plaques, 2 folio folders, 4 folio+ folders, 26 photograph folders, 3 folio photograph folders, 1 folio+ photograph folder, 1 supersize photograph folder, 1 audiocassette)</text:p>
          </table:table-cell>
          <table:table-cell table:style-name="ce12" office:value-type="string" calcext:value-type="string">
            <text:p>singular</text:p>
          </table:table-cell>
          <table:table-cell table:style-name="ce12" table:number-columns-repeated="6"/>
          <table:table-cell table:style-name="ce12" office:value-type="string" calcext:value-type="string">
            <text:p>Amelia Earhart</text:p>
          </table:table-cell>
          <table:table-cell table:style-name="ce12" table:number-columns-repeated="6"/>
          <table:table-cell table:style-name="ce35" office:value-type="string" calcext:value-type="string">
            <text:p><text:a xlink:href="https://hollisarchives.lib.harvard.edu/repositories/8/resources/7302" xlink:type="simple">https://hollisarchives.lib.harvard.edu/repositories/8/resources/7302</text:a></text:p>
          </table:table-cell>
          <table:table-cell table:style-name="ce42"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Papers of Ann Maria Davison</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office:value-type="string" calcext:value-type="string">
            <text:p>0.42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Ann Maria Davison</text:p>
          </table:table-cell>
          <table:table-cell table:style-name="ce2"/>
          <table:table-cell table:style-name="ce2" office:value-type="string" calcext:value-type="string">
            <text:p>1814-1866 (inclusive), 1847-1860 (bulk); 1783-1871</text:p>
          </table:table-cell>
          <table:table-cell table:style-name="ce2" office:value-type="string" calcext:value-type="string">
            <text:p>1 box</text:p>
          </table:table-cell>
          <table:table-cell table:style-name="ce2" office:value-type="string" calcext:value-type="string">
            <text:p>writer, abolitionist</text:p>
          </table:table-cell>
          <table:table-cell table:style-name="ce2" office:value-type="string" calcext:value-type="string">
            <text:p>Diaries, 1847-1860, and an incomplete antislavery manuscript reflect her religious thoughts, and her application of religion to life. Davison wrote of hearing Frederick Douglass speak, of reading Harriet Beecher Stowe's Dred, and of the 1856 presidential election. She observed slave life closely and visited free blacks in Philadelphia and Princeton, N.J.</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1768445350003941" xlink:type="simple">https://hollis.harvard.edu/primo-explore/fulldisplay?context=L&amp;vid=HVD2&amp;search_scope=everything&amp;tab=everything&amp;lang=en_US&amp;docid=01HVD_ALMA21176844535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Papers of Grace Ellery Channing</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office:value-type="string" calcext:value-type="string">
            <text:p>14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Grace Ellery Channing</text:p>
          </table:table-cell>
          <table:table-cell table:style-name="ce2"/>
          <table:table-cell table:style-name="ce2" office:value-type="string" calcext:value-type="string">
            <text:p>1806-1973 (collection); 1862-1937</text:p>
          </table:table-cell>
          <table:table-cell table:style-name="ce2" office:value-type="string" calcext:value-type="string">
            <text:p>14 cartons, plus 2 folio folder, 1 folio+ folders</text:p>
          </table:table-cell>
          <table:table-cell table:style-name="ce2" office:value-type="string" calcext:value-type="string">
            <text:p>suffrage</text:p>
          </table:table-cell>
          <table:table-cell table:style-name="ce2" office:value-type="string" calcext:value-type="string">
            <text:p>Author; granddaughter of William Ellery Channing, the founder of the American Unitarian Church; lifelong friend of feminist intellectual, Charlotte Perkins Gilman; and second wife of Gilman's first husband, Charles Walter Stetson, a painter. Grace Ellery Channing Stetson helped raise the daughter of Charlotte and Walter Stetson, Katharine Beecher Stetson Chamberlin. Stetson, a popular writer in her lifetime, was a war correspondent in Italy during WWI, and a political conservatve.</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1768121100003941" xlink:type="simple">https://hollis.harvard.edu/primo-explore/fulldisplay?context=L&amp;vid=HVD2&amp;search_scope=everything&amp;tab=everything&amp;lang=en_US&amp;docid=01HVD_ALMA21176812110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Colonial North American Project</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Hannah Adams</text:p>
          </table:table-cell>
          <table:table-cell table:style-name="ce2"/>
          <table:table-cell table:style-name="ce2" office:value-type="string" calcext:value-type="string">
            <text:p>1795-1820 (collection); 1755-1831</text:p>
          </table:table-cell>
          <table:table-cell table:style-name="ce2" office:value-type="string" calcext:value-type="string">
            <text:p>1 folder (letters)</text:p>
          </table:table-cell>
          <table:table-cell table:style-name="ce2"/>
          <table:table-cell table:style-name="ce2" office:value-type="string" calcext:value-type="string">
            <text:p>Hannah Adams was the first American woman to support herself by her writings</text:p>
          </table:table-cell>
          <table:table-cell table:style-name="ce2"/>
          <table:table-cell table:style-name="ce31" office:value-type="string" calcext:value-type="string">
            <text:p><text:a xlink:href="https://colonialnorthamerica.library.harvard.edu/spotlight/cna/catalog/990013860530203941#about-this-item" xlink:type="simple">https://colonialnorthamerica.library.harvard.edu/spotlight/cna/catalog/990013860530203941#about-this-item</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Papers of Inez Haynes Gillmor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office:value-type="string" calcext:value-type="string">
            <text:p>2.25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Inex Haynes Gillmore</text:p>
          </table:table-cell>
          <table:table-cell table:style-name="ce2"/>
          <table:table-cell table:style-name="ce2" office:value-type="string" calcext:value-type="string">
            <text:p>1872-1945 (collection); 1873-1970</text:p>
          </table:table-cell>
          <table:table-cell table:style-name="ce2" office:value-type="string" calcext:value-type="string">
            <text:p>7 file boxes plus one oversized folder</text:p>
          </table:table-cell>
          <table:table-cell table:style-name="ce2" office:value-type="string" calcext:value-type="string">
            <text:p>suffrage</text:p>
          </table:table-cell>
          <table:table-cell table:style-name="ce2" office:value-type="string" calcext:value-type="string">
            <text:p>A writer, Inez (Haynes) Gillmore was active in the women's suffrage movement, the first fiction editor of Max Eastman's periodical The Masses, one of the original members of the feminist society Heterodoxy, and a feminist historian. She served in leadership roles in various professional writers' associations and chaired the board of directors of the World Center for Women's Archives.</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1768497310003941" xlink:type="simple">https://hollis.harvard.edu/primo-explore/fulldisplay?context=L&amp;vid=HVD2&amp;search_scope=everything&amp;tab=everything&amp;lang=en_US&amp;docid=01HVD_ALMA21176849731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Papers of Olympia Brown, ca. 1849-1963</text:p>
          </table:table-cell>
          <table:table-cell table:style-name="ce2" office:value-type="string" calcext:value-type="string">
            <text:p>digital</text:p>
          </table:table-cell>
          <table:table-cell table:style-name="ce2" office:value-type="string" calcext:value-type="string">
            <text:p>full collection (?)</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office:value-type="string" calcext:value-type="string">
            <text:p>2.09 linear feet (5 boxes)</text:p>
          </table:table-cell>
          <table:table-cell table:style-name="ce2" office:value-type="string" calcext:value-type="string">
            <text:p>singular</text:p>
          </table:table-cell>
          <table:table-cell table:style-name="ce2"/>
          <table:table-cell table:style-name="ce20"/>
          <table:table-cell table:style-name="ce2"/>
          <table:table-cell table:style-name="ce20"/>
          <table:table-cell table:style-name="ce2" table:number-columns-repeated="2"/>
          <table:table-cell table:style-name="ce2" office:value-type="string" calcext:value-type="string">
            <text:p>Olympia Brown</text:p>
          </table:table-cell>
          <table:table-cell table:style-name="ce2"/>
          <table:table-cell table:style-name="ce2" office:value-type="string" calcext:value-type="string">
            <text:p>1849-1963 (collection); 1835-1926 (life)</text:p>
          </table:table-cell>
          <table:table-cell table:style-name="ce2" office:value-type="string" calcext:value-type="string">
            <text:p>155 items</text:p>
          </table:table-cell>
          <table:table-cell table:style-name="ce2"/>
          <table:table-cell table:style-name="ce2" office:value-type="string" calcext:value-type="string">
            <text:p>Olympia Brown was the first ordained American minister and suffragist. She was the first woman to be ordained as clergy with the consent of her denomination. Brown was also an articulate advocate for women's rights and one of the few first generation suffragists who were able to vote with the passage of the Nineteenth Amendment.</text:p>
          </table:table-cell>
          <table:table-cell table:style-name="ce2"/>
          <table:table-cell table:style-name="ce31" office:value-type="string" calcext:value-type="string">
            <text:p><text:a xlink:href="https://hollisarchives.lib.harvard.edu/repositories/8/resources/8285" xlink:type="simple">https://hollisarchives.lib.harvard.edu/repositories/8/resources/8285</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text:p>
          </table:table-cell>
          <table:table-cell table:style-name="ce2" office:value-type="string" calcext:value-type="string">
            <text:p>United States</text:p>
          </table:table-cell>
          <table:table-cell table:style-name="ce2" office:value-type="string" calcext:value-type="string">
            <text:p>Cambridge, MA</text:p>
          </table:table-cell>
          <table:table-cell table:style-name="ce2" office:value-type="string" calcext:value-type="string">
            <text:p>100,000 volumes various media (across 3200 collections)</text:p>
          </table:table-cell>
          <table:table-cell table:style-name="ce2" office:value-type="string" calcext:value-type="string">
            <text:p>American Female Moral Reform Society</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3"/>
          <table:table-cell table:style-name="ce2" office:value-type="string" calcext:value-type="string">
            <text:p>Founded in 1834 to combat widespread prostitution in New York City, the New-York Female Moral Reform Society enlarged its mission to address the needs of the homeless and indigent, work for prison reform and on behalf of seamen, and promote Christianity through missions and distribution of tracts.</text:p>
          </table:table-cell>
          <table:table-cell table:style-name="ce2" table:number-columns-repeated="4"/>
          <table:table-cell table:style-name="ce2" office:value-type="string" calcext:value-type="string">
            <text:p>1834-1841 (collection)</text:p>
          </table:table-cell>
          <table:table-cell table:style-name="ce2" office:value-type="string" calcext:value-type="string">
            <text:p>2 bound manuscripts of minutes</text:p>
          </table:table-cell>
          <table:table-cell table:style-name="ce2"/>
          <table:table-cell table:style-name="ce2" office:value-type="string" calcext:value-type="string">
            <text:p> Founded in 1834 to combat widespread prostitution in New York City, the New-York Female Moral Reform Society enlarged its mission to address the needs of the homeless and indigent, work for prison reform and on behalf of seamen, and to promote Christianity through missions and distribution of tracts. In 1839 its name was changed to the American Female Moral Reform Society to reflect its widening influence. The Society's work took the form of publications, a house of refuge, visiting committees, and petitions to local officials and legislators.</text:p>
            <text:p/>
            <text:p>Collection consists of two bound manuscript volumes containing minutes, the constitution, lists of names and addresses of the 210 members of the New-York Female Moral Reform Society. Also the constitution and officers of the American Female Moral Reform Society in May 1839 and subsequent minutes. In addition to recording the Society's work, there are also accounts of its decision not to affiliate with the male-dominated and financially floundering American Reform Society, and of a crisis involving Charles Yale whom they suspected of embezzlement. The Society was also invited to provide testimony as part of a grand jury investigation into the work of abortionist Madame Restell.</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2217125580003941" xlink:type="simple">https://hollis.harvard.edu/primo-explore/fulldisplay?context=L&amp;vid=HVD2&amp;search_scope=everything&amp;tab=everything&amp;lang=en_US&amp;docid=01HVD_ALMA21221712558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The Woman's Journal</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office:value-type="string" calcext:value-type="string">
            <text:p>?</text:p>
          </table:table-cell>
          <table:table-cell table:style-name="ce2"/>
          <table:table-cell table:style-name="ce2" office:value-type="string" calcext:value-type="string">
            <text:p>1870-1912</text:p>
          </table:table-cell>
          <table:table-cell table:style-name="ce2" office:value-type="string" calcext:value-type="string">
            <text:p>The Woman’s Journal was the official organ of the National American Woman Suffrage Association. It was edited by Julia Ward Howe, Lucy Stone, Thomas Wentworth Higgins, and others and published in Boston, MA, between 1870 and 1912.</text:p>
          </table:table-cell>
          <table:table-cell table:style-name="ce2" table:number-columns-repeated="2"/>
          <table:table-cell table:style-name="ce2" office:value-type="string" calcext:value-type="string">
            <text:p>(seems to be within Blackwell Papers?)</text:p>
          </table:table-cell>
          <table:table-cell table:style-name="ce2"/>
          <table:table-cell table:style-name="ce2" office:value-type="string" calcext:value-type="string">
            <text:p>1870-1917</text:p>
          </table:table-cell>
          <table:table-cell table:style-name="ce2" office:value-type="string" calcext:value-type="string">
            <text:p>48 volumes</text:p>
          </table:table-cell>
          <table:table-cell table:style-name="ce2"/>
          <table:table-cell table:style-name="ce2" office:value-type="string" calcext:value-type="string">
            <text:p>Woman's Journal, a weekly newspaper focused on women’s rights and suffrage issues, founded by Henry Blackwell and Lucy Stone in 1870</text:p>
          </table:table-cell>
          <table:table-cell table:style-name="ce2"/>
          <table:table-cell table:style-name="ce31" office:value-type="string" calcext:value-type="string">
            <text:p><text:a xlink:href="https://listview.lib.harvard.edu/lists/drs-422585198" xlink:type="simple">https://listview.lib.harvard.edu/lists/drs-422585198</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Papers of Alice Paul</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Alice Paul</text:p>
          </table:table-cell>
          <table:table-cell table:style-name="ce2"/>
          <table:table-cell table:style-name="ce2" office:value-type="string" calcext:value-type="string">
            <text:p>1785-1885 (collection); 1885-1977 (life)</text:p>
          </table:table-cell>
          <table:table-cell table:style-name="ce2" office:value-type="string" calcext:value-type="string">
            <text:p>4947 items</text:p>
          </table:table-cell>
          <table:table-cell table:style-name="ce2"/>
          <table:table-cell table:style-name="ce2" office:value-type="string" calcext:value-type="string">
            <text:p>Alice Paul was a Quaker, lawyer, and lifelong activist for women’s rights. She was active in the Women’s Social and Political Union in England, where she was arrested and jailed repeatedly as a participant in the campaign for women’s rights led by Emmeline Pankhurst.</text:p>
          </table:table-cell>
          <table:table-cell table:style-name="ce2"/>
          <table:table-cell table:style-name="ce3" office:value-type="string" calcext:value-type="string">
            <text:p>http://schlesinger.radcliffe.harvard.edu/onlinecollections/paul/</text:p>
            <text:p/>
            <text:p>https://hollis.harvard.edu/primo-explore/fulldisplay?context=L&amp;vid=HVD2&amp;search_scope=everything&amp;tab=everything&amp;lang=en_US&amp;docid=01HVD_ALMA211791792670003941</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Papers of Catherine Porter Noye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Catherine Porter Noyes</text:p>
          </table:table-cell>
          <table:table-cell table:style-name="ce2"/>
          <table:table-cell table:style-name="ce2" office:value-type="string" calcext:value-type="string">
            <text:p>1839-1893 (life)</text:p>
          </table:table-cell>
          <table:table-cell table:style-name="ce2" office:value-type="string" calcext:value-type="string">
            <text:p>1 folder</text:p>
          </table:table-cell>
          <table:table-cell table:style-name="ce2"/>
          <table:table-cell table:style-name="ce2" office:value-type="string" calcext:value-type="string">
            <text:p>Catherine Porter Noyes was born in Boston, Massachusetts, and went to South Carolina to teach former slaves. The collection consists of one manuscript diary and three letters describing this experience and detailing the lives of the former slaves in the community where she was teaching.</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2170607150003941" xlink:type="simple">https://hollis.harvard.edu/primo-explore/fulldisplay?context=L&amp;vid=HVD2&amp;search_scope=everything&amp;tab=everything&amp;lang=en_US&amp;docid=01HVD_ALMA21217060715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Papers of Charlotte Perkins Gilman</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office:value-type="string" calcext:value-type="string">
            <text:p>16.98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Charlotte Perkins Gilman</text:p>
          </table:table-cell>
          <table:table-cell table:style-name="ce2"/>
          <table:table-cell table:style-name="ce2" office:value-type="string" calcext:value-type="string">
            <text:p>1846-1961 (collection); 1860-1935 (life)</text:p>
          </table:table-cell>
          <table:table-cell table:style-name="ce2" office:value-type="string" calcext:value-type="string">
            <text:p>29 boxes, 2 card file boxes, 1 folio box, 1 folio+ box, 1 oversize box, plus 2 supersize folders, 10 photograph folders</text:p>
          </table:table-cell>
          <table:table-cell table:style-name="ce2" office:value-type="string" calcext:value-type="string">
            <text:p>writer, feminist, suffrage</text:p>
          </table:table-cell>
          <table:table-cell table:style-name="ce2" office:value-type="string" calcext:value-type="string">
            <text:p>Although she never considered herself a feminist, Charlotte Perkins Stetson Gilman was the leading public intellectual of the women’s movement in the early twentieth century. To support herself, she wrote poetry and short stories and lectured extensively. Women and Economics (1898), which argued for female economic independence and controversially compared marriage to prostitution.</text:p>
          </table:table-cell>
          <table:table-cell table:style-name="ce2"/>
          <table:table-cell table:style-name="ce3" office:value-type="string" calcext:value-type="string">
            <text:p>http://schlesinger.radcliffe.harvard.edu/onlinecollections/gilman/</text:p>
            <text:p/>
            <text:p>https://guides.library.harvard.edu/schlesinger_charlotte_perkins_gilman</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Blackwell Family</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office:value-type="string" calcext:value-type="string">
            <text:p>120,000 pages</text:p>
          </table:table-cell>
          <table:table-cell table:style-name="ce2"/>
          <table:table-cell table:style-name="ce2" office:value-type="string" calcext:value-type="string">
            <text:p>early 1800s-1900s</text:p>
          </table:table-cell>
          <table:table-cell table:style-name="ce2" office:value-type="string" calcext:value-type="string">
            <text:p>This collection includes approximately 120,000 pages documenting the Blackwells’ involvement in United States women’s suffrage, abolition, prohibition, health care, and education reform movements in the 19th and 20th centuries. Five generations of family diaries, correspondence, sermons, lectures, orations and political speeches are included, as well as issues of the Woman’s Journal, an influential journal covering a wide spectrum of issues important to women, which was published by members of the Blackwell family from 1870 to 1917.</text:p>
          </table:table-cell>
          <table:table-cell table:style-name="ce2" table:number-columns-repeated="2"/>
          <table:table-cell table:style-name="ce2" office:value-type="string" calcext:value-type="string">
            <text:p>Hannah Blackwell</text:p>
          </table:table-cell>
          <table:table-cell table:style-name="ce2" table:number-columns-repeated="2"/>
          <table:table-cell table:style-name="ce2" office:value-type="string" calcext:value-type="string">
            <text:p>128996 items</text:p>
          </table:table-cell>
          <table:table-cell table:style-name="ce2" office:value-type="string" calcext:value-type="string">
            <text:p>general</text:p>
          </table:table-cell>
          <table:table-cell table:style-name="ce2" office:value-type="string" calcext:value-type="string">
            <text:p>Hannah (1792–1870) and Samuel (1790–1838) Blackwell immigrated to the United States from England with their nine children in 1832. Their extraordinary family, four generations of whom are represented in these papers, went on to play important roles in 19th and 20th century American social reform movements: abolition of slavery, women’s rights, woman’s suffrage, and temperance. Two of their daughters were pioneering doctors; Elizabeth Blackwell (1821-1910) was the first woman to obtain a medical degree in the United States, and she and her sister Emily (1826-1910), were instrumental in promoting medical education for women. Their brother Henry Browne Blackwell (1825-1909), his wife Lucy Stone (1818-1893), and their daughter Alice Stone Blackwell (1857-1950) were known for their leading roles in the abolition, woman’s suffrage, and prohibition movements; and their sister-in-law Antoinette Brown Blackwell (1825-1921), was the first woman ordained as a minister in the United States and an active social reform lecturer. The Blackwell family papers contain correspondence, diaries, writings, financial records, drawings, organizational records, and other material that document family members' personal, professional, and public lives. For more than a century and across generations, the Blackwells offered each other advice on courtship, marriage, finances, domestic relations, health, and childrearing. The Blackwell Family Collection offers researchers access to five generations of family diaries, correspondence, sermons, lectures, orations and political speeches. <text:s/>Additionally, the Schlesinger Library on the History of Women in America has also digitized The Woman’s Journal, an influential journal covering a wide spectrum of issues important to women, which was published by members of the Blackwell family from 1870 to 1917.</text:p>
          </table:table-cell>
          <table:table-cell table:style-name="ce2"/>
          <table:table-cell table:style-name="ce31" office:value-type="string" calcext:value-type="string">
            <text:p><text:a xlink:href="http://schlesinger.radcliffe.harvard.edu/onlinecollections/blackwell/" xlink:type="simple">http://schlesinger.radcliffe.harvard.edu/onlinecollections/blackwel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Colonial North American Project</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2"/>
          <table:table-cell table:style-name="ce2" office:value-type="string" calcext:value-type="string">
            <text:p>1746-1860</text:p>
          </table:table-cell>
          <table:table-cell table:style-name="ce2" office:value-type="string" calcext:value-type="string">
            <text:p>Collection consists of eight indentures, most binding girls to apprenticeships ranging from two to seventeen years to learn housekeeping; some are signed by a parent, others by overseers of the poor. One indenture concerns two children of color, Lucy and Edey Randolph Valentine, 1823.</text:p>
          </table:table-cell>
          <table:table-cell table:style-name="ce2" table:number-columns-repeated="2"/>
          <table:table-cell table:style-name="ce2" office:value-type="string" calcext:value-type="string">
            <text:p>Indentures Collection</text:p>
          </table:table-cell>
          <table:table-cell table:style-name="ce2"/>
          <table:table-cell table:style-name="ce2" office:value-type="string" calcext:value-type="string">
            <text:p>1746-1860</text:p>
          </table:table-cell>
          <table:table-cell table:style-name="ce2" office:value-type="string" calcext:value-type="string">
            <text:p>2 folders</text:p>
          </table:table-cell>
          <table:table-cell table:style-name="ce2"/>
          <table:table-cell table:style-name="ce2" office:value-type="string" calcext:value-type="string">
            <text:p>Collection consists of eight indentures, most binding girls to apprenticeships ranging from two to seventeen years to learn housekeeping; some are signed by a parent, others by overseers of the poor. One indenture concerns two children of color, Lucy and Edey Randolph Valentine, 1823. Also one manuscript notebook kept by Charles Willey of Rochester, New York, containing rules for calculating the working speeds of shafts and other aspects of commercial cloth weaving as well as the rate of pay for a girl working on a loom, 1857.</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2141752560003941" xlink:type="simple">https://hollis.harvard.edu/primo-explore/fulldisplay?context=L&amp;vid=HVD2&amp;search_scope=everything&amp;tab=everything&amp;lang=en_US&amp;docid=01HVD_ALMA21214175256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Autobiography of Mildred Aldrich, 1926</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Mildred Aldrich</text:p>
          </table:table-cell>
          <table:table-cell table:style-name="ce2"/>
          <table:table-cell table:style-name="ce2" office:value-type="string" calcext:value-type="string">
            <text:p>1926 (collection); 1853-1928</text:p>
          </table:table-cell>
          <table:table-cell table:style-name="ce2" office:value-type="string" calcext:value-type="string">
            <text:p>4 bound volumes of typed transcript autobiography</text:p>
          </table:table-cell>
          <table:table-cell table:style-name="ce2" office:value-type="string" calcext:value-type="string">
            <text:p>writer, journalists</text:p>
          </table:table-cell>
          <table:table-cell table:style-name="ce2" office:value-type="string" calcext:value-type="string">
            <text:p>A journalist, author, and editor, Mildred Aldrich began her career as a journalist with the Boston Home Journal, and later worked for the Boston Journal and the Boston Herald. In 1898 Aldrich travelled to Paris and subsequently settled there, where she became a close friend of Gertrude Stein and Alice B. Toklas.</text:p>
          </table:table-cell>
          <table:table-cell table:style-name="ce2"/>
          <table:table-cell table:style-name="ce3"/>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Papers of Rebecca Primu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Rebecca Primus</text:p>
          </table:table-cell>
          <table:table-cell table:style-name="ce2"/>
          <table:table-cell table:style-name="ce2" office:value-type="string" calcext:value-type="string">
            <text:p>1854-1872 (collection); 1836-1872</text:p>
          </table:table-cell>
          <table:table-cell table:style-name="ce2" office:value-type="string" calcext:value-type="string">
            <text:p>2 folders</text:p>
          </table:table-cell>
          <table:table-cell table:style-name="ce2"/>
          <table:table-cell table:style-name="ce2" office:value-type="string" calcext:value-type="string">
            <text:p>Rebecca Primus, an African American educator and member of the Hartford Freedmen's Aid Society, was the eldest of four children in the prominent free black family of Holdridge and Mehitable "Hettie" Primus in Hartford, Connecticut.</text:p>
          </table:table-cell>
          <table:table-cell table:style-name="ce2"/>
          <table:table-cell table:style-name="ce31" office:value-type="string" calcext:value-type="string">
            <text:p><text:a xlink:href="https://hollis.harvard.edu/primo-explore/fulldisplay?context=L&amp;vid=HVD2&amp;search_scope=everything&amp;tab=everything&amp;lang=en_US&amp;docid=01HVD_ALMA212219696220003941" xlink:type="simple">https://hollis.harvard.edu/primo-explore/fulldisplay?context=L&amp;vid=HVD2&amp;search_scope=everything&amp;tab=everything&amp;lang=en_US&amp;docid=01HVD_ALMA21221969622000394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Harvard University, Radcliffe Institute for Advanced Studies (Schlesinger Librar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100,000 volumes various media (across 3200 collections)</text:p>
          </table:table-cell>
          <table:table-cell table:style-name="ce2" office:value-type="string" calcext:value-type="string">
            <text:p>The Susan B. Anthony Digital Collection</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Susan B. Anthony</text:p>
          </table:table-cell>
          <table:table-cell table:style-name="ce2"/>
          <table:table-cell table:style-name="ce2" office:value-type="string" calcext:value-type="string">
            <text:p>1815-1961 (collection)</text:p>
          </table:table-cell>
          <table:table-cell table:style-name="ce2" office:value-type="string" calcext:value-type="string">
            <text:p>1682 items</text:p>
          </table:table-cell>
          <table:table-cell table:style-name="ce2"/>
          <table:table-cell table:style-name="ce2" office:value-type="string" calcext:value-type="string">
            <text:p>The original collection is located at the Arthur and Elizabeth Schlesinger Library on the History of Women in America, Radcliffe Institute for Advanced Study, Harvard University.</text:p>
            <text:p/>
            <text:p>This collections include diaries, correspondence (with family members and with fellow suffragists, abolitionists, and temperance workers), genealogies, and speeches, as well as photographs and memorabilia, documenting Anthony’s life and work as well as the lives of other suffragists including Elizabeth Cady Stanton, Anna Howard Shaw, and Carrie Chapman Catt.</text:p>
          </table:table-cell>
          <table:table-cell table:style-name="ce2"/>
          <table:table-cell table:style-name="ce31" office:value-type="string" calcext:value-type="string">
            <text:p><text:a xlink:href="http://schlesinger.radcliffe.harvard.edu/onlinecollections/anthony/" xlink:type="simple">http://schlesinger.radcliffe.harvard.edu/onlinecollections/anthony/</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Indiana University</text:p>
          </table:table-cell>
          <table:table-cell table:style-name="ce2" office:value-type="string" calcext:value-type="string">
            <text:p>United States</text:p>
          </table:table-cell>
          <table:table-cell table:style-name="ce2" office:value-type="string" calcext:value-type="string">
            <text:p>Bloomington, IN</text:p>
          </table:table-cell>
          <table:table-cell table:style-name="ce2" office:value-type="string" calcext:value-type="string">
            <text:p>30 million items</text:p>
          </table:table-cell>
          <table:table-cell table:style-name="ce2" office:value-type="string" calcext:value-type="string">
            <text:p>Victorian Women Writers Project</text:p>
          </table:table-cell>
          <table:table-cell table:style-name="ce2" office:value-type="string" calcext:value-type="string">
            <text:p>digital</text:p>
          </table:table-cell>
          <table:table-cell table:style-name="ce2" office:value-type="string" calcext:value-type="string">
            <text:p>full collection (?)</text:p>
          </table:table-cell>
          <table:table-cell table:style-name="ce2" office:value-type="string" calcext:value-type="string">
            <text:p>NO images, full transcripts, item-level metadata</text:p>
            <text:p/>
          </table:table-cell>
          <table:table-cell table:style-name="ce2"/>
          <table:table-cell table:style-name="ce2" office:value-type="string" calcext:value-type="string">
            <text:p>multiple</text:p>
          </table:table-cell>
          <table:table-cell table:style-name="ce2" table:number-columns-repeated="3"/>
          <table:table-cell table:style-name="ce21"/>
          <table:table-cell table:style-name="ce2" table:number-columns-repeated="5"/>
          <table:table-cell table:style-name="ce2" office:value-type="string" calcext:value-type="string">
            <text:p>approx. 200 items</text:p>
          </table:table-cell>
          <table:table-cell table:style-name="ce2" table:number-columns-repeated="3"/>
          <table:table-cell table:style-name="ce32" office:value-type="string" calcext:value-type="string">
            <text:p><text:a xlink:href="https://webapp1.dlib.indiana.edu/vwwp/welcome.do" xlink:type="simple">https://webapp1.dlib.indiana.edu/vwwp/welcome.d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Iowa State University</text:p>
          </table:table-cell>
          <table:table-cell table:style-name="ce2" office:value-type="string" calcext:value-type="string">
            <text:p>United States</text:p>
          </table:table-cell>
          <table:table-cell table:style-name="ce2" office:value-type="string" calcext:value-type="string">
            <text:p>Ames, IA</text:p>
          </table:table-cell>
          <table:table-cell table:style-name="ce2" office:value-type="string" calcext:value-type="string">
            <text:p>undetermined</text:p>
          </table:table-cell>
          <table:table-cell table:style-name="ce2" office:value-type="string" calcext:value-type="string">
            <text:p>Archives of Women's Political Communication</text:p>
          </table:table-cell>
          <table:table-cell table:style-name="ce2" office:value-type="string" calcext:value-type="string">
            <text:p>digital</text:p>
          </table:table-cell>
          <table:table-cell table:style-name="ce2" office:value-type="string" calcext:value-type="string">
            <text:p>full collection (?)</text:p>
          </table:table-cell>
          <table:table-cell table:style-name="ce2" office:value-type="string" calcext:value-type="string">
            <text:p>NO images, full transcripts, no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Carrie Chapman Catt</text:p>
          </table:table-cell>
          <table:table-cell table:style-name="ce2" table:number-columns-repeated="2"/>
          <table:table-cell table:style-name="ce2" office:value-type="string" calcext:value-type="string">
            <text:p>98 items</text:p>
          </table:table-cell>
          <table:table-cell table:style-name="ce2"/>
          <table:table-cell table:style-name="ce2" office:value-type="string" calcext:value-type="string">
            <text:p>Carrie Lane Chapman Catt—an Iowa State University alumna who devoted most of her life to the expansion of women's rights around the world as well as international peace—is recognized as one of the key leaders of the American women's suffrage movement. Her superb oratory and organizational skills led to ratification of the 19th Amendment to the U.S. Constitution granting women the right to vote in August 1920. Catt was born on January 9, 1859, in Ripon, Wis., the second of three children of Lucius and Maria (Clinton) Lane. In 1866, at the close of the Civil War, the family moved to a farm near Charles City, Iowa. Catt entered Iowa Agricultural College (now Iowa State University) in Ames, Iowa, in 1877 and completed a bachelor's degree in general science in 1880, the only woman in her graduating class.</text:p>
          </table:table-cell>
          <table:table-cell table:style-name="ce2"/>
          <table:table-cell table:style-name="ce31" office:value-type="string" calcext:value-type="string">
            <text:p><text:a xlink:href="https://awpc.cattcenter.iastate.edu/directory/carrie-chapman-catt/" xlink:type="simple">https://awpc.cattcenter.iastate.edu/directory/carrie-chapman-catt/</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Iowa State University</text:p>
          </table:table-cell>
          <table:table-cell table:style-name="ce2" office:value-type="string" calcext:value-type="string">
            <text:p>United States</text:p>
          </table:table-cell>
          <table:table-cell table:style-name="ce2" office:value-type="string" calcext:value-type="string">
            <text:p>Ames, IA</text:p>
          </table:table-cell>
          <table:table-cell table:style-name="ce2" office:value-type="string" calcext:value-type="string">
            <text:p>undetermined</text:p>
          </table:table-cell>
          <table:table-cell table:style-name="ce2" office:value-type="string" calcext:value-type="string">
            <text:p>Archives of Women's Political Communication</text:p>
          </table:table-cell>
          <table:table-cell table:style-name="ce2" office:value-type="string" calcext:value-type="string">
            <text:p>digital</text:p>
          </table:table-cell>
          <table:table-cell table:style-name="ce2" office:value-type="string" calcext:value-type="string">
            <text:p>full collection (?)</text:p>
          </table:table-cell>
          <table:table-cell table:style-name="ce2" office:value-type="string" calcext:value-type="string">
            <text:p>NO images, full transcripts, no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Susan B. Anthony</text:p>
          </table:table-cell>
          <table:table-cell table:style-name="ce2" table:number-columns-repeated="2"/>
          <table:table-cell table:style-name="ce2" office:value-type="string" calcext:value-type="string">
            <text:p>8 speeches</text:p>
          </table:table-cell>
          <table:table-cell table:style-name="ce2" table:number-columns-repeated="3"/>
          <table:table-cell table:style-name="ce31" office:value-type="string" calcext:value-type="string">
            <text:p><text:a xlink:href="https://awpc.cattcenter.iastate.edu/directory/susan-b-anthony/" xlink:type="simple">https://awpc.cattcenter.iastate.edu/directory/susan-b-anthony/</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Museum</text:p>
          </table:table-cell>
          <table:table-cell table:style-name="ce2" office:value-type="string" calcext:value-type="string">
            <text:p>Isabella Stewart Gardner Museum</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undetermined</text:p>
          </table:table-cell>
          <table:table-cell table:style-name="ce2" office:value-type="string" calcext:value-type="string">
            <text:p>Memoirs of the Lady Hester Stanhope</text:p>
          </table:table-cell>
          <table:table-cell table:number-columns-repeated="3"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Hester Lucy Stanhope</text:p>
          </table:table-cell>
          <table:table-cell table:style-name="ce2"/>
          <table:table-cell table:style-name="ce22" office:value-type="float" office:value="1845" calcext:value-type="float">
            <text:p>1845</text:p>
          </table:table-cell>
          <table:table-cell table:style-name="ce2" office:value-type="string" calcext:value-type="string">
            <text:p>1 item (?)</text:p>
          </table:table-cell>
          <table:table-cell table:style-name="ce2" table:number-columns-repeated="3"/>
          <table:table-cell table:style-name="ce31" office:value-type="string" calcext:value-type="string">
            <text:p><text:a xlink:href="https://www.gardnermuseum.org/experience/collection/23586#gref" xlink:type="simple">https://www.gardnermuseum.org/experience/collection/23586#gref</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Library of Congres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68 million items</text:p>
          </table:table-cell>
          <table:table-cell table:style-name="ce2" office:value-type="string" calcext:value-type="string">
            <text:p>Carrie Chapman Catt Paper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images from microfilm (with full zip download available), no transcript, item-level metadata</text:p>
          </table:table-cell>
          <table:table-cell table:style-name="ce2"/>
          <table:table-cell table:style-name="ce2" office:value-type="string" calcext:value-type="string">
            <text:p>singular</text:p>
          </table:table-cell>
          <table:table-cell table:style-name="ce2" table:number-columns-repeated="3"/>
          <table:table-cell table:style-name="ce22"/>
          <table:table-cell table:style-name="ce2" table:number-columns-repeated="2"/>
          <table:table-cell table:style-name="ce2" office:value-type="string" calcext:value-type="string">
            <text:p>Carrie Chapman Catt</text:p>
          </table:table-cell>
          <table:table-cell table:style-name="ce2"/>
          <table:table-cell table:style-name="ce2" office:value-type="string" calcext:value-type="string">
            <text:p>1904-1947 (collection)</text:p>
          </table:table-cell>
          <table:table-cell table:style-name="ce2" office:value-type="string" calcext:value-type="string">
            <text:p>565 items (17,394 pages)</text:p>
          </table:table-cell>
          <table:table-cell table:style-name="ce2"/>
          <table:table-cell table:style-name="ce2" office:value-type="string" calcext:value-type="string">
            <text:p>Mobilizing more than a million women to advocate for enfranchisement, Carrie Chapman Catt (1859–1947) was one of the most influential leaders of the women's suffrage movement in the United States. Chosen by Susan B. Anthony as her successor to the presidency of the National American Woman Suffrage Association, Catt served two terms (1900–1904 and 1915–1920), her second coinciding with the adoption of the Nineteenth Amendment. After this milestone, Catt retired from the association, but not the cause, and expanded her campaign efforts internationally. She also became an important figure in antiwar efforts and organized protests against Hitler and his antisemitic agenda. With documents ranging from 1890 to 1945, this collection of papers amply records Catt's lifetime activities and achievements and posthumous influence and reputation. The contents include: Diaries (1911–1923); Speeches and Articles (1892–1945); General Correspondence (1890–1947); Subject Files (1848–1950); and Miscellany (undated).</text:p>
          </table:table-cell>
          <table:table-cell table:style-name="ce2"/>
          <table:table-cell table:style-name="ce31" office:value-type="string" calcext:value-type="string">
            <text:p><text:a xlink:href="https://www.loc.gov/collections/carrie-chapman-catt-papers/about-this-collection/" xlink:type="simple">https://www.loc.gov/collections/carrie-chapman-catt-papers/about-this-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Library of Congres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68 million items</text:p>
          </table:table-cell>
          <table:table-cell table:style-name="ce2" office:value-type="string" calcext:value-type="string">
            <text:p>Elizabeth Cady Stanton Paper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images from microfilm (with full zip download available), no transcript, item-level metadata</text:p>
          </table:table-cell>
          <table:table-cell table:style-name="ce2"/>
          <table:table-cell table:style-name="ce2" office:value-type="string" calcext:value-type="string">
            <text:p>singular</text:p>
          </table:table-cell>
          <table:table-cell table:style-name="ce2" table:number-columns-repeated="3"/>
          <table:table-cell table:style-name="ce22"/>
          <table:table-cell table:style-name="ce2" table:number-columns-repeated="2"/>
          <table:table-cell table:style-name="ce2" office:value-type="string" calcext:value-type="string">
            <text:p>Elizabeth Cady Stanton</text:p>
          </table:table-cell>
          <table:table-cell table:style-name="ce2"/>
          <table:table-cell table:style-name="ce2" office:value-type="string" calcext:value-type="string">
            <text:p>1814-1946 (collection)</text:p>
          </table:table-cell>
          <table:table-cell table:style-name="ce2" office:value-type="string" calcext:value-type="string">
            <text:p>153 items (6,767 pages)</text:p>
            <text:p/>
          </table:table-cell>
          <table:table-cell table:style-name="ce2"/>
          <table:table-cell table:style-name="ce2" office:value-type="string" calcext:value-type="string">
            <text:p>Sourced from the Library of Congress, this extensive archive of papers of Elizabeth Cady Stanton (1815–1902), one of the leading figures of the early women's rights movement in the United States, includes correspondence, speeches, and writings on behalf of a woman's right to vote, to property, to divorce, and to birth control, as well as in support of abolition and temperance.</text:p>
            <text:p/>
            <text:p>Consisting of more than four thousand pages, the papers fall into three groups: (1) General Correspondence (1814–1928), with seven large files of handwritten and typewritten letters relating to both personal matters and social causes, and including letters to and from such other crucial figures as Susan B. Anthony; (2) Speeches and Writings (1848–1902), which includes manuscript drafts of several speeches, along with a dozen draft chapters of Stanton's Reminiscences; and (3) Miscellany (1840–1946), an assortment of files containing family papers, newspaper clippings, memorials on the death of Stanton, and tributes to and commemorations of her achievements.</text:p>
            <text:p/>
          </table:table-cell>
          <table:table-cell table:style-name="ce2"/>
          <table:table-cell table:style-name="ce31" office:value-type="string" calcext:value-type="string">
            <text:p><text:a xlink:href="https://www.loc.gov/collections/elizabeth-cady-stanton-papers/about-this-collection/" xlink:type="simple">https://www.loc.gov/collections/elizabeth-cady-stanton-papers/about-this-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Library of Congres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68 million items</text:p>
          </table:table-cell>
          <table:table-cell table:style-name="ce2" office:value-type="string" calcext:value-type="string">
            <text:p>Margaret Bayard Smith Paper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images from microfilm (with full zip download available), no transcript, item-level metadata</text:p>
          </table:table-cell>
          <table:table-cell table:style-name="ce2"/>
          <table:table-cell table:style-name="ce2" office:value-type="string" calcext:value-type="string">
            <text:p>singular</text:p>
          </table:table-cell>
          <table:table-cell table:style-name="ce2" table:number-columns-repeated="3"/>
          <table:table-cell table:style-name="ce22"/>
          <table:table-cell table:style-name="ce2" table:number-columns-repeated="2"/>
          <table:table-cell table:style-name="ce2" office:value-type="string" calcext:value-type="string">
            <text:p>Margaret Bayard</text:p>
          </table:table-cell>
          <table:table-cell table:style-name="ce2"/>
          <table:table-cell table:style-name="ce2" office:value-type="string" calcext:value-type="string">
            <text:p>1789-1874 (collection)</text:p>
          </table:table-cell>
          <table:table-cell table:style-name="ce2" office:value-type="string" calcext:value-type="string">
            <text:p>3,600 items</text:p>
          </table:table-cell>
          <table:table-cell table:style-name="ce2" table:number-columns-repeated="3"/>
          <table:table-cell table:style-name="ce31" office:value-type="string" calcext:value-type="string">
            <text:p><text:a xlink:href="https://www.loc.gov/collections/margaret-bayard-smith-papers/about-this-collection/" xlink:type="simple">https://www.loc.gov/collections/margaret-bayard-smith-papers/about-this-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Library of Congres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68 million items</text:p>
          </table:table-cell>
          <table:table-cell table:style-name="ce2" office:value-type="string" calcext:value-type="string">
            <text:p>Susan B. Anthony Paper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images from microfilm (with full zip download available), no transcript, item-level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Susan B. Anthony</text:p>
          </table:table-cell>
          <table:table-cell table:style-name="ce2" table:number-columns-repeated="2"/>
          <table:table-cell table:style-name="ce2" office:value-type="string" calcext:value-type="string">
            <text:p>500 items (6,265 images)</text:p>
          </table:table-cell>
          <table:table-cell table:style-name="ce2" table:number-columns-repeated="3"/>
          <table:table-cell table:style-name="ce31" office:value-type="string" calcext:value-type="string">
            <text:p><text:a xlink:href="https://www.loc.gov/collections/susan-b-anthony-papers/about-this-collection/" xlink:type="simple">https://www.loc.gov/collections/susan-b-anthony-papers/about-this-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Library of Congres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68 million items</text:p>
          </table:table-cell>
          <table:table-cell table:style-name="ce16" office:value-type="string" calcext:value-type="string">
            <text:p>Blackwell Family Paper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images from microfilm (with full zip download available), no transcript, item-level metadata</text:p>
          </table:table-cell>
          <table:table-cell table:style-name="ce2"/>
          <table:table-cell table:style-name="ce2" office:value-type="string" calcext:value-type="string">
            <text:p>singular</text:p>
          </table:table-cell>
          <table:table-cell table:style-name="ce2" table:number-columns-repeated="3"/>
          <table:table-cell table:style-name="ce22"/>
          <table:table-cell table:style-name="ce2" table:number-columns-repeated="2"/>
          <table:table-cell table:style-name="ce2" office:value-type="string" calcext:value-type="string">
            <text:p>VARIOUS</text:p>
          </table:table-cell>
          <table:table-cell table:style-name="ce2"/>
          <table:table-cell table:style-name="ce2" office:value-type="string" calcext:value-type="string">
            <text:p>1759-1960 (collection)</text:p>
          </table:table-cell>
          <table:table-cell table:style-name="ce2" office:value-type="string" calcext:value-type="string">
            <text:p>29,000 items (58,002 images)</text:p>
          </table:table-cell>
          <table:table-cell table:style-name="ce2"/>
          <table:table-cell table:style-name="ce2" office:value-type="string" calcext:value-type="string">
            <text:p>The Blackwell Family Papers span the years 1759-1960, with the bulk of the material dating from 1845 to 1890. Consisting of approximately 29,000 items (58,002 images), most of which were digitized from 76 reels of microfilm, the collection predominantly represents two generations of the Blackwell family and twenty individual family members. Nearly two centuries of the family’s daily lives are documented in correspondence, diaries, speeches, and other papers, exemplifying the family’s long commitment to social reform movements, such as abolition; women’s rights, including the right to equal education; women’s suffrage; and temperance.</text:p>
            <text:p/>
            <text:p>The collection features the papers of Lucy Stone; her husband, Henry Browne Blackwell; and their daughter, Alice Stone Blackwell, all of whom were prominent in the women’s rights and women’s suffrage movements. Also included in the collection are papers of Elizabeth Blackwell, Henry Browne Blackwell's sister, who as a doctor pioneered in the role of women in medicine, and Kitty Barry Blackwell, Elizabeth Blackwell’s adopted daughter and companion. Other Blackwell family members are also represented within the collection, including Emily Blackwell and Antoinette Louisa Brown Blackwell.  </text:p>
          </table:table-cell>
          <table:table-cell table:style-name="ce2"/>
          <table:table-cell table:style-name="ce31" office:value-type="string" calcext:value-type="string">
            <text:p><text:a xlink:href="https://www.loc.gov/collections/blackwell-family-papers/about-this-collection/" xlink:type="simple">https://www.loc.gov/collections/blackwell-family-papers/about-this-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London School of Economics, Women's Library</text:p>
          </table:table-cell>
          <table:table-cell table:style-name="ce2" office:value-type="string" calcext:value-type="string">
            <text:p>United Kingdom</text:p>
          </table:table-cell>
          <table:table-cell table:style-name="ce2" office:value-type="string" calcext:value-type="string">
            <text:p>London, England</text:p>
          </table:table-cell>
          <table:table-cell table:style-name="ce2" office:value-type="string" calcext:value-type="string">
            <text:p>300 items</text:p>
          </table:table-cell>
          <table:table-cell table:style-name="ce2" office:value-type="string" calcext:value-type="string">
            <text:p>Beatrice Webb's Diaries</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hi-res images, full transcripts (typescript), sparse item-level metadata</text:p>
          </table:table-cell>
          <table:table-cell table:style-name="ce2"/>
          <table:table-cell table:style-name="ce2" office:value-type="string" calcext:value-type="string">
            <text:p>singular</text:p>
          </table:table-cell>
          <table:table-cell table:style-name="ce2"/>
          <table:table-cell table:style-name="ce2" office:value-type="string" calcext:value-type="string">
            <text:p>Beatrice Webb and her husband Sidney Webb founded the London School of Economics and Political Science, where the collection is held.</text:p>
          </table:table-cell>
          <table:table-cell table:style-name="ce2" office:value-type="string" calcext:value-type="string">
            <text:p>1869-1940</text:p>
          </table:table-cell>
          <table:table-cell table:style-name="ce2"/>
          <table:table-cell table:style-name="ce2" office:value-type="string" calcext:value-type="string">
            <text:p>London</text:p>
          </table:table-cell>
          <table:table-cell table:style-name="ce2" office:value-type="string" calcext:value-type="string">
            <text:p>manuscript, typescript, diaries</text:p>
          </table:table-cell>
          <table:table-cell table:style-name="ce2" office:value-type="string" calcext:value-type="string">
            <text:p>Beatrice Webb</text:p>
          </table:table-cell>
          <table:table-cell table:style-name="ce2" office:value-type="string" calcext:value-type="string">
            <text:p>Gloucestershire, UK</text:p>
          </table:table-cell>
          <table:table-cell table:style-name="ce2" office:value-type="string" calcext:value-type="string">
            <text:p>1869-1943 (collection); 1858-1943 (life)</text:p>
          </table:table-cell>
          <table:table-cell table:style-name="ce2" office:value-type="string" calcext:value-type="string">
            <text:p>125 boxes, 13 volumes and outsize materials</text:p>
          </table:table-cell>
          <table:table-cell table:style-name="ce2" office:value-type="string" calcext:value-type="string">
            <text:p>socialist, Fabian, economist, writer, social reform, sociologist</text:p>
          </table:table-cell>
          <table:table-cell table:style-name="ce2" office:value-type="string" calcext:value-type="string">
            <text:p>The LSE has a 'Digital Library' page where they have digitised aspects of their collection. There are other aspect of the Women's Library collections which have been digitised, such as papers related to Emily Wilding Davison, but these are C20th.</text:p>
          </table:table-cell>
          <table:table-cell table:style-name="ce2" office:value-type="string" calcext:value-type="string">
            <text:p>Beatrice Webb LSE</text:p>
          </table:table-cell>
          <table:table-cell table:style-name="ce32" office:value-type="string" calcext:value-type="string">
            <text:p><text:a xlink:href="https://digital.library.lse.ac.uk/browse#webb-manuscript" xlink:type="simple">https://digital.library.lse.ac.uk/browse#webb-manuscript</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Museum</text:p>
          </table:table-cell>
          <table:table-cell table:style-name="ce2" office:value-type="string" calcext:value-type="string">
            <text:p>Martin and Osa Johnson Safari Museum</text:p>
          </table:table-cell>
          <table:table-cell table:style-name="ce2" office:value-type="string" calcext:value-type="string">
            <text:p>United States</text:p>
          </table:table-cell>
          <table:table-cell table:style-name="ce2" office:value-type="string" calcext:value-type="string">
            <text:p>Chanute, KS</text:p>
            <text:p/>
          </table:table-cell>
          <table:table-cell table:style-name="ce2" office:value-type="string" calcext:value-type="string">
            <text:p>at least 30,000 items</text:p>
          </table:table-cell>
          <table:table-cell table:style-name="ce2" office:value-type="string" calcext:value-type="string">
            <text:p>Hensall Archives</text:p>
          </table:table-cell>
          <table:table-cell table:style-name="ce2" office:value-type="string" calcext:value-type="string">
            <text:p>in-person open (appt needed)</text:p>
          </table:table-cell>
          <table:table-cell table:number-columns-repeated="3" table:style-name="ce2" office:value-type="string" calcext:value-type="string">
            <text:p>undetermined</text:p>
          </table:table-cell>
          <table:table-cell table:style-name="ce2" office:value-type="string" calcext:value-type="string">
            <text:p>singular</text:p>
          </table:table-cell>
          <table:table-cell table:style-name="ce2" table:number-columns-repeated="6"/>
          <table:table-cell table:style-name="ce2" office:value-type="string" calcext:value-type="string">
            <text:p>Osa (and Martin) Johnson</text:p>
          </table:table-cell>
          <table:table-cell table:style-name="ce2" table:number-columns-repeated="2"/>
          <table:table-cell table:style-name="ce2" office:value-type="string" calcext:value-type="string">
            <text:p>unknown</text:p>
          </table:table-cell>
          <table:table-cell table:style-name="ce2"/>
          <table:table-cell table:style-name="ce2" office:value-type="string" calcext:value-type="string">
            <text:p>In the first half of the 20th century an American couple, Martin and Osa Johnson, captured the public's imagination through their films and books of adventure in exotic, faraway lands. Photographers, explorers, marketers, naturalists and authors, Martin and Osa studied the wildlife and peoples of East and Central Africa, the South Pacific Islands and British North Borneo. They explored then-unknown lands and brought back film footage and photographs, offering many Americans their first understanding of these distant lands.</text:p>
          </table:table-cell>
          <table:table-cell table:style-name="ce2" office:value-type="string" calcext:value-type="string">
            <text:p>victorian women explorers</text:p>
          </table:table-cell>
          <table:table-cell table:style-name="ce36" office:value-type="string" calcext:value-type="string">
            <text:p>https://safarimuseum.com/research/archives-and-library/</text:p>
            <text:p/>
            <text:p>http://www.travelfilmarchive.com/results.php?filmmaker_id=13</text:p>
            <text:p/>
            <text:p>https://wfpp.columbia.edu/pioneer/ccp-osa-johnson/</text:p>
            <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Maryland's Center for the Humanities, Loyola University </text:p>
          </table:table-cell>
          <table:table-cell table:style-name="ce2" office:value-type="string" calcext:value-type="string">
            <text:p>United States</text:p>
          </table:table-cell>
          <table:table-cell table:style-name="ce2" office:value-type="string" calcext:value-type="string">
            <text:p>Baltimore, MD</text:p>
          </table:table-cell>
          <table:table-cell table:style-name="ce2" office:value-type="string" calcext:value-type="string">
            <text:p>12,600 items</text:p>
          </table:table-cell>
          <table:table-cell table:style-name="ce2" office:value-type="string" calcext:value-type="string">
            <text:p>The Women's Literary Club of Baltimore </text:p>
          </table:table-cell>
          <table:table-cell table:style-name="ce2" office:value-type="string" calcext:value-type="string">
            <text:p>digital</text:p>
          </table:table-cell>
          <table:table-cell table:style-name="ce2" office:value-type="string" calcext:value-type="string">
            <text:p>full collection (?)</text:p>
            <text:p/>
          </table:table-cell>
          <table:table-cell table:style-name="ce2" office:value-type="string" calcext:value-type="string">
            <text:p>hi-res images of printed works, no transcripts, (sparse) item-level metadata</text:p>
          </table:table-cell>
          <table:table-cell table:style-name="ce2" office:value-type="string" calcext:value-type="string">
            <text:p>Very vague they say 'thousands and thousands'</text:p>
          </table:table-cell>
          <table:table-cell table:style-name="ce2" office:value-type="string" calcext:value-type="string">
            <text:p>multiple</text:p>
          </table:table-cell>
          <table:table-cell table:style-name="ce2" office:value-type="string" calcext:value-type="string">
            <text:p>Again, vague</text:p>
          </table:table-cell>
          <table:table-cell table:style-name="ce2"/>
          <table:table-cell table:style-name="ce2" office:value-type="string" calcext:value-type="string">
            <text:p>1890-1920</text:p>
          </table:table-cell>
          <table:table-cell table:style-name="ce22" office:value-type="string" calcext:value-type="string">
            <text:p>The Woman's Literary Club of Baltimore was founded in 1890 by a group of educated women who wanted to get their words into print. Over the next thirty years, they met every Tuesday afternoon between October and June, hearing lectures on various topics, appreciating each other's written contributions, enjoying refreshments and each other's company. This site is a digital repository of the papers of the Club, which were meticulously kept over the years by its members. An Aperio grant from Loyola University Maryland's Center for the Humanities is supporting a team of undergraduate students led by Professor Jean Lee Cole, Department of English, in transcribing and interpreting these papers and the writings produced by members of the Club. In addition to this website, they are publishing an anthology of writings by Club members, Parole Femine: Words and Lives of the Woman's Literary Club of Baltimore</text:p>
            <text:p> (2019). </text:p>
          </table:table-cell>
          <table:table-cell table:style-name="ce2" office:value-type="string" calcext:value-type="string">
            <text:p>Baltimore</text:p>
          </table:table-cell>
          <table:table-cell table:style-name="ce2" office:value-type="string" calcext:value-type="string">
            <text:p>Minutes, Correspondence, Biographys, Plays, Poems, Stories, Tracts, Criticism, Translation</text:p>
          </table:table-cell>
          <table:table-cell table:style-name="ce2" office:value-type="string" calcext:value-type="string">
            <text:p>Ladies of the Women's Literary Club. https://loyolanotredamelib.org/Aperio/WLCB/exhibits/show/club-bios/athroughd</text:p>
          </table:table-cell>
          <table:table-cell table:style-name="ce2" table:number-columns-repeated="2"/>
          <table:table-cell table:style-name="ce2" office:value-type="string" calcext:value-type="string">
            <text:p>200 items (?)</text:p>
          </table:table-cell>
          <table:table-cell table:style-name="ce2"/>
          <table:table-cell table:style-name="ce2" office:value-type="string" calcext:value-type="string">
            <text:p>**Seems that the collection is made up of material from other repositories</text:p>
            <text:p/>
            <text:p>The Woman's Literary Club of Baltmore produced thousands--and thousands-- of pages of writings. In their Club documents alone, they filled over a dozen notebooks, each containing 200-300 pages, of minutes  detailing the activities and discussion of each meating. In addition, they shared essays, poetry, fiction, translations, and tributes to writers from the Club, from Baltimore, from Maryland, and from around the world. Many of them were published authors, as well.</text:p>
          </table:table-cell>
          <table:table-cell table:style-name="ce2" office:value-type="string" calcext:value-type="string">
            <text:p>SHARP email listserv</text:p>
          </table:table-cell>
          <table:table-cell table:style-name="ce31" office:value-type="string" calcext:value-type="string">
            <text:p><text:a xlink:href="http://loyolanotredamelib.org/Aperio/WLCB/exhibits/show/virtual-library/introduction" xlink:type="simple">http://loyolanotredamelib.org/Aperio/WLCB/exhibits/show/virtual-library/introduction</text:a></text:p>
          </table:table-cell>
          <table:table-cell table:style-name="ce1"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 (Prof. Emeritus from Brown, originally housed there now seems hosted by University of Singapore?)</text:p>
          </table:table-cell>
          <table:table-cell table:style-name="ce12" office:value-type="string" calcext:value-type="string">
            <text:p>United States</text:p>
          </table:table-cell>
          <table:table-cell table:number-columns-repeated="2" table:style-name="ce12" office:value-type="string" calcext:value-type="string">
            <text:p>undetermined</text:p>
          </table:table-cell>
          <table:table-cell table:style-name="ce12" office:value-type="string" calcext:value-type="string">
            <text:p>The Victorian Web</text:p>
          </table:table-cell>
          <table:table-cell table:style-name="ce12" office:value-type="string" calcext:value-type="string">
            <text:p>digital</text:p>
          </table:table-cell>
          <table:table-cell table:number-columns-repeated="3" table:style-name="ce12" office:value-type="string" calcext:value-type="string">
            <text:p>undetermined</text:p>
          </table:table-cell>
          <table:table-cell table:style-name="ce12" office:value-type="string" calcext:value-type="string">
            <text:p>multiple</text:p>
          </table:table-cell>
          <table:table-cell table:style-name="ce12" office:value-type="string" calcext:value-type="string">
            <text:p>104,077 documents and images</text:p>
          </table:table-cell>
          <table:table-cell table:style-name="ce12" table:number-columns-repeated="2"/>
          <table:table-cell table:style-name="ce12" office:value-type="string" calcext:value-type="string">
            <text:p>The Victorian Web, in contrast, presents its images and documents, including entire books, as nodes in a network of complex connections. In other words, it emphasizes the link rather than the search tool (though it has one) and presents information linked to other information rather than atomized and isolated</text:p>
          </table:table-cell>
          <table:table-cell table:style-name="ce12" office:value-type="string" calcext:value-type="string">
            <text:p>Primarily British lit from Victorian age</text:p>
          </table:table-cell>
          <table:table-cell table:style-name="ce12" table:number-columns-repeated="4"/>
          <table:table-cell table:style-name="ce12" office:value-type="string" calcext:value-type="string">
            <text:p>104,077 items</text:p>
          </table:table-cell>
          <table:table-cell table:style-name="ce12" table:number-columns-repeated="2"/>
          <table:table-cell table:style-name="ce12" office:value-type="string" calcext:value-type="string">
            <text:p>women travel diaries rabbit hole</text:p>
          </table:table-cell>
          <table:table-cell table:style-name="ce35" office:value-type="string" calcext:value-type="string">
            <text:p><text:a xlink:href="http://www.victorianweb.org/index.html" xlink:type="simple">http://www.victorianweb.org/index.html</text:a></text:p>
          </table:table-cell>
          <table:table-cell table:style-name="ce42" table:number-columns-repeated="10"/>
          <table:table-cell table:number-columns-repeated="988"/>
        </table:table-row>
        <table:table-row table:style-name="ro2">
          <table:table-cell table:style-name="ce2"/>
          <table:table-cell table:style-name="ce2" office:value-type="string" calcext:value-type="string">
            <text:p>Archive</text:p>
          </table:table-cell>
          <table:table-cell table:style-name="ce2" office:value-type="string" calcext:value-type="string">
            <text:p>National Archives (UK)</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Hester Stanhope</text:p>
          </table:table-cell>
          <table:table-cell table:number-columns-repeated="3"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Hester Lucy Stanhope</text:p>
          </table:table-cell>
          <table:table-cell table:style-name="ce2" table:number-columns-repeated="4"/>
          <table:table-cell table:style-name="ce2" office:value-type="string" calcext:value-type="string">
            <text:p>a British socialite, adventurer and traveller. Her archaeological expedition to Ashkelon in 1815 is considered the first modern excavation in the history of Holy Land archeology. Her use of a medieval Italian document is described as "one of the earliest uses of textual sources by field archaeologists</text:p>
          </table:table-cell>
          <table:table-cell table:style-name="ce2"/>
          <table:table-cell table:style-name="ce31" table:formula="of:=HYPERLINK(&quot;https://discovery.nationalarchives.gov.uk/details/c/F32868&quot;;&quot;https://discovery.nationalarchives.gov.uk/details/c/F32868&quot;)" office:value-type="string" office:string-value="https://discovery.nationalarchives.gov.uk/details/c/F32868" calcext:value-type="string">
            <text:p>https://discovery.nationalarchives.gov.uk/details/c/F32868</text:p>
          </table:table-cell>
          <table:table-cell table:style-name="ce9" table:number-columns-repeated="10"/>
          <table:table-cell table:number-columns-repeated="988"/>
        </table:table-row>
        <table:table-row table:style-name="ro2">
          <table:table-cell table:style-name="ce3"/>
          <table:table-cell table:style-name="ce2" office:value-type="string" calcext:value-type="string">
            <text:p>Archive</text:p>
          </table:table-cell>
          <table:table-cell table:style-name="ce2" office:value-type="string" calcext:value-type="string">
            <text:p>National Archives (UK)</text:p>
          </table:table-cell>
          <table:table-cell table:style-name="ce2" office:value-type="string" calcext:value-type="string">
            <text:p>United Kingdom</text:p>
          </table:table-cell>
          <table:table-cell table:style-name="ce2" office:value-type="string" calcext:value-type="string">
            <text:p>Richmond, England</text:p>
          </table:table-cell>
          <table:table-cell table:style-name="ce2" office:value-type="string" calcext:value-type="string">
            <text:p>131 million items</text:p>
          </table:table-cell>
          <table:table-cell table:style-name="ce16" office:value-type="string" calcext:value-type="string">
            <text:p>COME BACK TO: AUTOGRAPH LETTER COLLECTION, WOMEN TRAVELLERS!!!!</text:p>
          </table:table-cell>
          <table:table-cell table:style-name="ce2" table:number-columns-repeated="14"/>
          <table:table-cell table:style-name="ce2" office:value-type="string" calcext:value-type="string">
            <text:p>38 items</text:p>
          </table:table-cell>
          <table:table-cell table:style-name="ce2" table:number-columns-repeated="3"/>
          <table:table-cell table:style-name="ce31" office:value-type="string" calcext:value-type="string">
            <text:p><text:a xlink:href="https://discovery.nationalarchives.gov.uk/details/r/719be505-3d18-44e6-8d65-bc0e1080a3ea" xlink:type="simple">https://discovery.nationalarchives.gov.uk/details/r/719be505-3d18-44e6-8d65-bc0e1080a3ea</text:a></text:p>
          </table:table-cell>
          <table:table-cell table:style-name="ce1"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tional Archives (US)</text:p>
          </table:table-cell>
          <table:table-cell table:style-name="ce12" office:value-type="string" calcext:value-type="string">
            <text:p>United States</text:p>
          </table:table-cell>
          <table:table-cell table:style-name="ce12" office:value-type="string" calcext:value-type="string">
            <text:p>College Park, MD</text:p>
          </table:table-cell>
          <table:table-cell table:style-name="ce12" office:value-type="string" calcext:value-type="string">
            <text:p>10 billion pages of textual records; 12 million maps, charts, and architectural and engineering drawings; 25 million still photographs and graphics; 24 million aerial photographs; 300,000 reels of motion picture film; 400,000 video and sound recordings; and 133 terabytes of electronic data</text:p>
          </table:table-cell>
          <table:table-cell table:style-name="ce12" office:value-type="string" calcext:value-type="string">
            <text:p>(doesn't seem to be finite collection)</text:p>
          </table:table-cell>
          <table:table-cell table:style-name="ce12" office:value-type="string" calcext:value-type="string">
            <text:p>digital, in-person (?)</text:p>
          </table:table-cell>
          <table:table-cell table:style-name="ce12" office:value-type="string" calcext:value-type="string">
            <text:p>less than 25%</text:p>
            <text:p/>
          </table:table-cell>
          <table:table-cell table:style-name="ce12" office:value-type="string" calcext:value-type="string">
            <text:p>images, no transcript, item-level metadata</text:p>
          </table:table-cell>
          <table:table-cell table:style-name="ce12" table:number-columns-repeated="8"/>
          <table:table-cell table:style-name="ce12" office:value-type="string" calcext:value-type="string">
            <text:p>Amelia Earhart</text:p>
          </table:table-cell>
          <table:table-cell table:style-name="ce12" table:number-columns-repeated="2"/>
          <table:table-cell table:style-name="ce12" office:value-type="string" calcext:value-type="string">
            <text:p>approx. 3 dozen folders</text:p>
          </table:table-cell>
          <table:table-cell table:style-name="ce12" table:number-columns-repeated="3"/>
          <table:table-cell table:style-name="ce35" office:value-type="string" calcext:value-type="string">
            <text:p><text:a xlink:href="https://www.archives.gov/news/topics/earhart" xlink:type="simple">https://www.archives.gov/news/topics/earhart</text:a></text:p>
          </table:table-cell>
          <table:table-cell table:style-name="ce42" table:number-columns-repeated="10"/>
          <table:table-cell table:number-columns-repeated="988"/>
        </table:table-row>
        <table:table-row table:style-name="ro2">
          <table:table-cell table:style-name="ce3"/>
          <table:table-cell table:style-name="ce2" office:value-type="string" calcext:value-type="string">
            <text:p>Archive</text:p>
          </table:table-cell>
          <table:table-cell table:style-name="ce2" office:value-type="string" calcext:value-type="string">
            <text:p>National Archives (US)</text:p>
          </table:table-cell>
          <table:table-cell table:style-name="ce2" office:value-type="string" calcext:value-type="string">
            <text:p>United States</text:p>
          </table:table-cell>
          <table:table-cell table:style-name="ce2" office:value-type="string" calcext:value-type="string">
            <text:p>College Park, MD</text:p>
          </table:table-cell>
          <table:table-cell table:style-name="ce2" office:value-type="string" calcext:value-type="string">
            <text:p>10 billion pages of textual records; 12 million maps, charts, and architectural and engineering drawings; 25 million still photographs and graphics; 24 million aerial photographs; 300,000 reels of motion picture film; 400,000 video and sound recordings; and 133 terabytes of electronic data</text:p>
          </table:table-cell>
          <table:table-cell table:style-name="ce2" office:value-type="string" calcext:value-type="string">
            <text:p>(doesn't seem to be finite collection)</text:p>
          </table:table-cell>
          <table:table-cell table:style-name="ce2" office:value-type="string" calcext:value-type="string">
            <text:p>digital</text:p>
          </table:table-cell>
          <table:table-cell table:style-name="ce2" office:value-type="string" calcext:value-type="string">
            <text:p>full collection (?)</text:p>
            <text:p/>
          </table:table-cell>
          <table:table-cell table:style-name="ce2" office:value-type="string" calcext:value-type="string">
            <text:p>images, no transcript, item-level metadata</text:p>
          </table:table-cell>
          <table:table-cell table:style-name="ce2" table:number-columns-repeated="8"/>
          <table:table-cell table:style-name="ce2" office:value-type="string" calcext:value-type="string">
            <text:p>Susan B. Anthony</text:p>
          </table:table-cell>
          <table:table-cell table:style-name="ce2" table:number-columns-repeated="2"/>
          <table:table-cell table:style-name="ce2" office:value-type="string" calcext:value-type="string">
            <text:p>3 items</text:p>
          </table:table-cell>
          <table:table-cell table:style-name="ce2" table:number-columns-repeated="3"/>
          <table:table-cell table:style-name="ce31" office:value-type="string" calcext:value-type="string">
            <text:p><text:a xlink:href="https://www.archives.gov/education/lessons/suffrage.html" xlink:type="simple">https://www.archives.gov/education/lessons/suffrage.html</text:a></text:p>
          </table:table-cell>
          <table:table-cell table:style-name="ce1"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tional Archives of Australia</text:p>
          </table:table-cell>
          <table:table-cell table:style-name="ce12" office:value-type="string" calcext:value-type="string">
            <text:p>Australia</text:p>
          </table:table-cell>
          <table:table-cell table:style-name="ce12" office:value-type="string" calcext:value-type="string">
            <text:p>Canberra</text:p>
          </table:table-cell>
          <table:table-cell table:style-name="ce12" office:value-type="string" calcext:value-type="string">
            <text:p>40 million items</text:p>
          </table:table-cell>
          <table:table-cell table:style-name="ce12" office:value-type="string" calcext:value-type="string">
            <text:p>Uncommon Lives (doesn't seem to be live anymore?)</text:p>
          </table:table-cell>
          <table:table-cell table:style-name="ce12" table:number-columns-repeated="8"/>
          <table:table-cell table:style-name="ce23" office:value-type="string" calcext:value-type="string">
            <text:p>Uncommon Lives is a series on famous and not so famous Australians as revealed in records held by the National Archives.</text:p>
          </table:table-cell>
          <table:table-cell table:style-name="ce12" office:value-type="string" calcext:value-type="string">
            <text:p>Australia</text:p>
          </table:table-cell>
          <table:table-cell table:style-name="ce12"/>
          <table:table-cell table:style-name="ce12" office:value-type="string" calcext:value-type="string">
            <text:p>Ruth Lane Poole </text:p>
          </table:table-cell>
          <table:table-cell table:style-name="ce12" table:number-columns-repeated="5"/>
          <table:table-cell table:style-name="ce12" office:value-type="string" calcext:value-type="string">
            <text:p>Found via SHARP list-web</text:p>
          </table:table-cell>
          <table:table-cell table:style-name="ce35" office:value-type="string" calcext:value-type="string">
            <text:p><text:a xlink:href="https://web.archive.org/web/20071009194345/http://uncommonlives.naa.gov.au/" xlink:type="simple">https://web.archive.org/web/20071009194345/http://uncommonlives.naa.gov.au/</text:a></text:p>
          </table:table-cell>
          <table:table-cell table:style-name="ce42"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tional Archives of Australia</text:p>
          </table:table-cell>
          <table:table-cell table:style-name="ce12" office:value-type="string" calcext:value-type="string">
            <text:p>Australia</text:p>
          </table:table-cell>
          <table:table-cell table:style-name="ce12" office:value-type="string" calcext:value-type="string">
            <text:p>Canberra</text:p>
          </table:table-cell>
          <table:table-cell table:style-name="ce12" office:value-type="string" calcext:value-type="string">
            <text:p>40 million items</text:p>
          </table:table-cell>
          <table:table-cell table:style-name="ce12" office:value-type="string" calcext:value-type="string">
            <text:p>Uncommon Lives (doesn't seem to be live anymore?)</text:p>
          </table:table-cell>
          <table:table-cell table:style-name="ce12" table:number-columns-repeated="8"/>
          <table:table-cell table:style-name="ce23" office:value-type="string" calcext:value-type="string">
            <text:p>Uncommon Lives is a series on famous and not so famous Australians as revealed in records held by the National Archives.</text:p>
          </table:table-cell>
          <table:table-cell table:style-name="ce12" office:value-type="string" calcext:value-type="string">
            <text:p>Australia</text:p>
          </table:table-cell>
          <table:table-cell table:style-name="ce12"/>
          <table:table-cell table:style-name="ce12" office:value-type="string" calcext:value-type="string">
            <text:p>Jessie Street</text:p>
          </table:table-cell>
          <table:table-cell table:style-name="ce12" table:number-columns-repeated="5"/>
          <table:table-cell table:style-name="ce12" office:value-type="string" calcext:value-type="string">
            <text:p>Found via SHARP list-web</text:p>
          </table:table-cell>
          <table:table-cell table:style-name="ce35" office:value-type="string" calcext:value-type="string">
            <text:p><text:a xlink:href="https://web.archive.org/web/20071009194345/http://uncommonlives.naa.gov.au/" xlink:type="simple">https://web.archive.org/web/20071009194345/http://uncommonlives.naa.gov.au/</text:a></text:p>
          </table:table-cell>
          <table:table-cell table:style-name="ce42"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tional Gallery of Ireland, Yates Archive</text:p>
          </table:table-cell>
          <table:table-cell table:style-name="ce12" office:value-type="string" calcext:value-type="string">
            <text:p>Europe</text:p>
          </table:table-cell>
          <table:table-cell table:style-name="ce12" office:value-type="string" calcext:value-type="string">
            <text:p>Dublin, Ireland</text:p>
          </table:table-cell>
          <table:table-cell table:style-name="ce12" office:value-type="string" calcext:value-type="string">
            <text:p>35,000 items (approx.)</text:p>
          </table:table-cell>
          <table:table-cell table:style-name="ce12" office:value-type="string" calcext:value-type="string">
            <text:p>Ruth Lane Poole Collection</text:p>
          </table:table-cell>
          <table:table-cell table:style-name="ce12" office:value-type="string" calcext:value-type="string">
            <text:p>in-person open (appt needed)</text:p>
          </table:table-cell>
          <table:table-cell table:number-columns-repeated="2" table:style-name="ce12" office:value-type="string" calcext:value-type="string">
            <text:p>undetermined</text:p>
          </table:table-cell>
          <table:table-cell table:style-name="ce12"/>
          <table:table-cell table:style-name="ce12" office:value-type="string" calcext:value-type="string">
            <text:p>singular</text:p>
          </table:table-cell>
          <table:table-cell table:style-name="ce12" table:number-columns-repeated="3"/>
          <table:table-cell table:style-name="ce23" office:value-type="string" calcext:value-type="string">
            <text:p>Uncommon Lives is a series on famous and not so famous Australians as revealed in records held by the National Archives.</text:p>
          </table:table-cell>
          <table:table-cell table:style-name="ce12" office:value-type="string" calcext:value-type="string">
            <text:p>Australia</text:p>
          </table:table-cell>
          <table:table-cell table:style-name="ce12"/>
          <table:table-cell table:style-name="ce12" office:value-type="string" calcext:value-type="string">
            <text:p>Ruth Lane Poole </text:p>
          </table:table-cell>
          <table:table-cell table:style-name="ce12" table:number-columns-repeated="2"/>
          <table:table-cell table:style-name="ce12" office:value-type="string" calcext:value-type="string">
            <text:p>9 embroderies and 72 boxes</text:p>
          </table:table-cell>
          <table:table-cell table:style-name="ce12" table:number-columns-repeated="3"/>
          <table:table-cell table:style-name="ce35" office:value-type="string" calcext:value-type="string">
            <text:p><text:a xlink:href="https://www.nationalgallery.ie/what-we-do/library-and-archives/yeats-archive" xlink:type="simple">https://www.nationalgallery.ie/what-we-do/library-and-archives/yeats-archive</text:a></text:p>
          </table:table-cell>
          <table:table-cell table:style-name="ce42"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National Library of Australia</text:p>
          </table:table-cell>
          <table:table-cell table:style-name="ce12" office:value-type="string" calcext:value-type="string">
            <text:p>Australia</text:p>
          </table:table-cell>
          <table:table-cell table:style-name="ce12" office:value-type="string" calcext:value-type="string">
            <text:p>Canberra</text:p>
          </table:table-cell>
          <table:table-cell table:style-name="ce12" office:value-type="string" calcext:value-type="string">
            <text:p>6.93 million items</text:p>
          </table:table-cell>
          <table:table-cell table:style-name="ce12" office:value-type="string" calcext:value-type="string">
            <text:p>Australian Women's Register</text:p>
          </table:table-cell>
          <table:table-cell table:style-name="ce12" office:value-type="string" calcext:value-type="string">
            <text:p>digital (?)</text:p>
          </table:table-cell>
          <table:table-cell table:number-columns-repeated="3" table:style-name="ce12" office:value-type="string" calcext:value-type="string">
            <text:p>undetermined</text:p>
          </table:table-cell>
          <table:table-cell table:style-name="ce12" office:value-type="string" calcext:value-type="string">
            <text:p>singular</text:p>
          </table:table-cell>
          <table:table-cell table:style-name="ce12" table:number-columns-repeated="3"/>
          <table:table-cell table:style-name="ce23"/>
          <table:table-cell table:style-name="ce12" table:number-columns-repeated="2"/>
          <table:table-cell table:style-name="ce12" office:value-type="string" calcext:value-type="string">
            <text:p>Ruth Lane Poole </text:p>
          </table:table-cell>
          <table:table-cell table:style-name="ce12" table:number-columns-repeated="2"/>
          <table:table-cell table:style-name="ce12" office:value-type="string" calcext:value-type="string">
            <text:p>4275 archival, 8945 published, 1277 digital resources</text:p>
          </table:table-cell>
          <table:table-cell table:style-name="ce12" table:number-columns-repeated="3"/>
          <table:table-cell table:style-name="ce35" office:value-type="string" calcext:value-type="string">
            <text:p><text:a xlink:href="https://trove.nla.gov.au/people/642573?c=people" xlink:type="simple">https://trove.nla.gov.au/people/642573?c=people</text:a></text:p>
          </table:table-cell>
          <table:table-cell table:style-name="ce42"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The John Murray Archive</text:p>
          </table:table-cell>
          <table:table-cell table:style-name="ce2" office:value-type="string" calcext:value-type="string">
            <text:p>in-person (?)</text:p>
          </table:table-cell>
          <table:table-cell table:number-columns-repeated="3" table:style-name="ce2" office:value-type="string" calcext:value-type="string">
            <text:p>undetermined</text:p>
          </table:table-cell>
          <table:table-cell table:style-name="ce2" office:value-type="string" calcext:value-type="string">
            <text:p>singular</text:p>
          </table:table-cell>
          <table:table-cell table:style-name="ce2" table:number-columns-repeated="6"/>
          <table:table-cell table:style-name="ce7" office:value-type="string" calcext:value-type="string">
            <text:p>Caroline Norton (1808-1877)</text:p>
          </table:table-cell>
          <table:table-cell table:style-name="ce2" table:number-columns-repeated="4"/>
          <table:table-cell table:style-name="ce2" office:value-type="string" calcext:value-type="string">
            <text:p>Caroline Norton married George Norton in 1827. Theirs was a very unhappy and broken marriage and George often beat her. Unfortunately this was at a time when women had very few legal rights. Caroline liked to write and this introduced her into a wider literary circle, which her husband disapproved of. After George falsely accused Caroline of having an affair with Lord Melbourne (Caroline Lamb's widower), the marriage completely deteriorated. George could not now get the divorce he wished, but he used his legal rights to separate Caroline from their three sons. This separation devastated Caroline and she passionately and successfully campaigned for fairer social laws especially for women in marriage and the rights of children. In her campaigns for reform Norton wrote poems, political pamphlets, novels and plays. Her poem 'A Voice from the Factories' (1836) raised the problems faced by child workers. She outlived George and had a brief second marriage. </text:p>
          </table:table-cell>
          <table:table-cell table:style-name="ce2"/>
          <table:table-cell table:style-name="ce31" office:value-type="string" calcext:value-type="string">
            <text:p><text:a xlink:href="https://digital.nls.uk/jma/who/norton/index.html" xlink:type="simple">https://digital.nls.uk/jma/who/norton/index.htm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Papers of Fanny Bullock Workman and Dr William Hunter Workman</text:p>
          </table:table-cell>
          <table:table-cell table:style-name="ce2" office:value-type="string" calcext:value-type="string">
            <text:p>in-person (?)</text:p>
          </table:table-cell>
          <table:table-cell table:number-columns-repeated="3" table:style-name="ce2" office:value-type="string" calcext:value-type="string">
            <text:p>undetermined</text:p>
          </table:table-cell>
          <table:table-cell table:style-name="ce2" office:value-type="string" calcext:value-type="string">
            <text:p>singular</text:p>
          </table:table-cell>
          <table:table-cell table:style-name="ce2" table:number-columns-repeated="6"/>
          <table:table-cell table:style-name="ce2" office:value-type="string" calcext:value-type="string">
            <text:p>Fanny Bullock Workman</text:p>
          </table:table-cell>
          <table:table-cell table:style-name="ce2"/>
          <table:table-cell table:style-name="ce2" office:value-type="string" calcext:value-type="string">
            <text:p>1885-1937 and undated (collection)</text:p>
          </table:table-cell>
          <table:table-cell table:style-name="ce2" office:value-type="string" calcext:value-type="string">
            <text:p>94 items (?)</text:p>
          </table:table-cell>
          <table:table-cell table:style-name="ce2"/>
          <table:table-cell table:style-name="ce2" office:value-type="string" calcext:value-type="string">
            <text:p>an American geographer, cartographer, explorer, travel writer, and mountaineer, notably in the Himalayas. She was one of the first female professional mountaineers; she not only explored but also wrote about her adventures.</text:p>
          </table:table-cell>
          <table:table-cell table:style-name="ce2" office:value-type="string" calcext:value-type="string">
            <text:p>american women explorers</text:p>
          </table:table-cell>
          <table:table-cell table:style-name="ce31" office:value-type="string" calcext:value-type="string">
            <text:p><text:a xlink:href="http://manuscripts.nls.uk/repositories/2/resources/13247" xlink:type="simple">http://manuscripts.nls.uk/repositories/2/resources/13247</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The John Murray Archive</text:p>
          </table:table-cell>
          <table:table-cell table:style-name="ce2" office:value-type="string" calcext:value-type="string">
            <text:p>digital, in-person</text:p>
          </table:table-cell>
          <table:table-cell table:style-name="ce2" office:value-type="string" calcext:value-type="string">
            <text:p>several items</text:p>
          </table:table-cell>
          <table:table-cell table:style-name="ce2" office:value-type="string" calcext:value-type="string">
            <text:p>hi-res images, full transcripts (though not side-by-side), no metadata</text:p>
          </table:table-cell>
          <table:table-cell table:style-name="ce2"/>
          <table:table-cell table:style-name="ce2" office:value-type="string" calcext:value-type="string">
            <text:p>singular</text:p>
          </table:table-cell>
          <table:table-cell table:style-name="ce2" table:number-columns-repeated="6"/>
          <table:table-cell table:style-name="ce7" office:value-type="string" calcext:value-type="string">
            <text:p>Isabella Bird (1831-1904)</text:p>
          </table:table-cell>
          <table:table-cell table:style-name="ce2" table:number-columns-repeated="2"/>
          <table:table-cell table:style-name="ce2" office:value-type="string" calcext:value-type="string">
            <text:p>hundreds of her photographs</text:p>
          </table:table-cell>
          <table:table-cell table:style-name="ce2"/>
          <table:table-cell table:style-name="ce2" office:value-type="string" calcext:value-type="string">
            <text:p>Isabella Bird was one of the 19th century's most remarkable women travellers. Her intrepid global travels and her subsequent travel books made her famous at home and abroad. Overcoming poor health and the restrictions of a male dominated society, Bird travelled extensively into her old age. Countries she visited included America, Hawaii, India, Kurdistan, the Persian Gulf, Iran, Tibet, Malaysia, Korea, Japan and China.</text:p>
            <text:p/>
            <text:p>These travels were full of danger and wonder. Bird climbed mountains and volcanoes, she saw palaces and slums. She made great friendships with the people she met – but was also occasionally attacked and chased. An accomplished rider, she rode thousands of miles on horseback – and even a few miles on a elephant. Bird recorded these adventures in her popular books. Her later works were beautifully illustrated with her own photographs of the landscapes, buildings and people she encountered. Her letters to her sister Henrietta and John Murray IV are eloquent, insightful, detailed and long. One written from the Malay Peninsula is a remarkable 116 pages long.</text:p>
          </table:table-cell>
          <table:table-cell table:style-name="ce2"/>
          <table:table-cell table:style-name="ce31" office:value-type="string" calcext:value-type="string">
            <text:p><text:a xlink:href="https://digital.nls.uk/jma/who/bird/index.html" xlink:type="simple">https://digital.nls.uk/jma/who/bird/index.html</text:a></text:p>
          </table:table-cell>
          <table:table-cell table:style-name="ce1" table:number-columns-repeated="10"/>
          <table:table-cell table:number-columns-repeated="988"/>
        </table:table-row>
        <table:table-row table:style-name="ro2">
          <table:table-cell table:style-name="ce5"/>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The John Murray Archive</text:p>
          </table:table-cell>
          <table:table-cell table:style-name="ce2" office:value-type="string" calcext:value-type="string">
            <text:p>in-person (?)</text:p>
          </table:table-cell>
          <table:table-cell table:number-columns-repeated="3" table:style-name="ce2" office:value-type="string" calcext:value-type="string">
            <text:p>undetermined</text:p>
          </table:table-cell>
          <table:table-cell table:style-name="ce2" office:value-type="string" calcext:value-type="string">
            <text:p>singular</text:p>
          </table:table-cell>
          <table:table-cell table:style-name="ce2" table:number-columns-repeated="5"/>
          <table:table-cell table:style-name="ce2" office:value-type="string" calcext:value-type="string">
            <text:p>publishing, John Murray, writers, travel writers, reformers, campaigners, known for shagging some famous writer</text:p>
          </table:table-cell>
          <table:table-cell table:style-name="ce2" office:value-type="string" calcext:value-type="string">
            <text:p>Jane Austen (1775-1817)</text:p>
          </table:table-cell>
          <table:table-cell table:style-name="ce2" table:number-columns-repeated="4"/>
          <table:table-cell table:style-name="ce2" office:value-type="string" calcext:value-type="string">
            <text:p>Although in Jane Austen's time it was seen by some as unsuitable for women to make a living through writing, she managed to write six novels and increasingly manage her own business affairs. Her work is incredibly popular today and has been produced as plays, films and TV adaptations.</text:p>
            <text:p/>
            <text:p>Given how popular her other works now are, it is perhaps surprising that they were not great bestsellers in their day and Austen never made a fortune from her writing. Although her novels concentrate on the issues surrounding matrimony, Austen herself never married. She was very close to her family, especially her sister Cassandra who inherited her literary copyrights.</text:p>
          </table:table-cell>
          <table:table-cell table:style-name="ce2"/>
          <table:table-cell table:style-name="ce32" office:value-type="string" calcext:value-type="string">
            <text:p><text:a xlink:href="https://digital.nls.uk/jma/who/austen/index.html" xlink:type="simple">https://digital.nls.uk/jma/who/austen/index.html</text:a></text:p>
          </table:table-cell>
          <table:table-cell table:style-name="ce4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The John Murray Archive</text:p>
          </table:table-cell>
          <table:table-cell table:style-name="ce2" office:value-type="string" calcext:value-type="string">
            <text:p>in-person (?)</text:p>
          </table:table-cell>
          <table:table-cell table:number-columns-repeated="3" table:style-name="ce2" office:value-type="string" calcext:value-type="string">
            <text:p>undetermined</text:p>
          </table:table-cell>
          <table:table-cell table:style-name="ce2" office:value-type="string" calcext:value-type="string">
            <text:p>singular</text:p>
          </table:table-cell>
          <table:table-cell table:style-name="ce2" table:number-columns-repeated="6"/>
          <table:table-cell table:style-name="ce7" office:value-type="string" calcext:value-type="string">
            <text:p>Lady Caroline Lamb (1785-1828)</text:p>
          </table:table-cell>
          <table:table-cell table:style-name="ce2" table:number-columns-repeated="4"/>
          <table:table-cell table:style-name="ce2" office:value-type="string" calcext:value-type="string">
            <text:p>Although eccentric, controversial and lacking in formal education, Lady Caroline Lamb was also a confident, witty and well-read member of the aristocracy. After reading Lord Byron's 'Childe Harold's Pilgrimage' (1812) she became determined to meet the poet. When she did she fell obsessively in love with him, despite being married to William Lamb.</text:p>
            <text:p/>
            <text:p>Lamb and Byron's short, heated and public affair scandalised society. After Byron ended their relationship she found it very difficult to accept it was over and continued to obsess over him. Once Byron had moved abroad, John Murray II acted as a middle man, dealing with her obsessive and eccentric behaviour. Lamb's first, semi-biographical, novel 'Glenarvon' (1816) offended many, including Byron. Despite the Byron affair, William and Caroline Lamb stayed together. After her death William Lamb went on, as Lord Melbourne, to become Prime Minister and one of Queen Victoria's trusted advisers. </text:p>
          </table:table-cell>
          <table:table-cell table:style-name="ce2"/>
          <table:table-cell table:style-name="ce31" office:value-type="string" calcext:value-type="string">
            <text:p><text:a xlink:href="https://digital.nls.uk/jma/who/lamb/index.html" xlink:type="simple">https://digital.nls.uk/jma/who/lamb/index.htm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ational Library of Scotland</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undetermined</text:p>
          </table:table-cell>
          <table:table-cell table:style-name="ce2" office:value-type="string" calcext:value-type="string">
            <text:p>The John Murray Archive</text:p>
          </table:table-cell>
          <table:table-cell table:style-name="ce2" office:value-type="string" calcext:value-type="string">
            <text:p>digital, in-person</text:p>
          </table:table-cell>
          <table:table-cell table:number-columns-repeated="2" table:style-name="ce2" office:value-type="string" calcext:value-type="string">
            <text:p>undetermined</text:p>
          </table:table-cell>
          <table:table-cell table:style-name="ce2" office:value-type="string" calcext:value-type="string">
            <text:p>0.0 linear metres</text:p>
          </table:table-cell>
          <table:table-cell table:style-name="ce2" office:value-type="string" calcext:value-type="string">
            <text:p>singular</text:p>
          </table:table-cell>
          <table:table-cell table:style-name="ce2" table:number-columns-repeated="6"/>
          <table:table-cell table:style-name="ce7" office:value-type="string" calcext:value-type="string">
            <text:p>Mary Somerville</text:p>
          </table:table-cell>
          <table:table-cell table:style-name="ce2" office:value-type="string" calcext:value-type="string">
            <text:p>Burntisland, Scotland</text:p>
          </table:table-cell>
          <table:table-cell table:style-name="ce2"/>
          <table:table-cell table:style-name="ce2" office:value-type="string" calcext:value-type="string">
            <text:p>3 letters</text:p>
          </table:table-cell>
          <table:table-cell table:style-name="ce2"/>
          <table:table-cell table:style-name="ce2" office:value-type="string" calcext:value-type="string">
            <text:p>"Queen of Science": Mary Somerville, although she did not make any new discoveries, was one of the great popular science and mathematics writers of the 19th century. She was one of the first women to become an honorary member of The Royal Astronomical Society and Somerville College at Oxford University was named in her honour.</text:p>
            <text:p/>
            <text:p>These achievements are even more remarkable as she had, as a child, limited formal education. Her father did not approve of her being educated and banned her from using their stock of candles to read mathematical works in bed. Even into old age Somerville retained a sharp mind and keen interest in scientific developments. She knew the great scientists of her time and corresponded with many of them. </text:p>
          </table:table-cell>
          <table:table-cell table:style-name="ce2"/>
          <table:table-cell table:style-name="ce31" office:value-type="string" calcext:value-type="string">
            <text:p><text:a xlink:href="https://digital.nls.uk/jma/who/somerville/index.html" xlink:type="simple">https://digital.nls.uk/jma/who/somerville/index.htm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ew York Public Library</text:p>
          </table:table-cell>
          <table:table-cell table:style-name="ce2" office:value-type="string" calcext:value-type="string">
            <text:p>United States</text:p>
          </table:table-cell>
          <table:table-cell table:style-name="ce2" office:value-type="string" calcext:value-type="string">
            <text:p>New York, NY</text:p>
          </table:table-cell>
          <table:table-cell table:style-name="ce2" office:value-type="string" calcext:value-type="string">
            <text:p>46 million items</text:p>
          </table:table-cell>
          <table:table-cell table:style-name="ce2" office:value-type="string" calcext:value-type="string">
            <text:p>Michael and Barbara Foster papers regarding Alexandria David-Neel</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2" office:value-type="string" calcext:value-type="string">
            <text:p>0.2 linear feet</text:p>
          </table:table-cell>
          <table:table-cell table:style-name="ce2" table:number-columns-repeated="7"/>
          <table:table-cell table:style-name="ce2" office:value-type="string" calcext:value-type="string">
            <text:p>Alexandra David-Neel</text:p>
          </table:table-cell>
          <table:table-cell table:style-name="ce2" table:number-columns-repeated="2"/>
          <table:table-cell table:style-name="ce2" office:value-type="string" calcext:value-type="string">
            <text:p>1 box (SECONDARY)</text:p>
          </table:table-cell>
          <table:table-cell table:style-name="ce2"/>
          <table:table-cell table:style-name="ce2" office:value-type="string" calcext:value-type="string">
            <text:p>Alexandra David-Neel, a French writer and explorer, was the first woman to enter the forbidden city of Lhasa, Tibet in 1924. The collection consists of Michael and Barbara Foster's papers regarding their research from 1977-1991 for the publication of their biography Forbidden Journey: The Life of Alexandra David-Neel in 1987. The papers are mostly comprised of correspondence with various research contacts in addition to personal research notes and lists of David-Neel's published works.</text:p>
            <text:p/>
            <text:p>a Belgian–French explorer, spiritualist, Buddhist, anarchist and writer.[a][b][c] She is most known for her 1924 visit to Lhasa, Tibet, when it was forbidden to foreigners. David-Néel wrote over 30 books about Eastern religion, philosophy, and her travels, including Magic and Mystery in Tibet which was published in 1929. Her teachings influenced the beat writers Jack Kerouac and Allen Ginsberg, the populariser of Eastern philosophy Alan Watts, and the esotericist Benjamin Creme.</text:p>
          </table:table-cell>
          <table:table-cell table:style-name="ce2" office:value-type="string" calcext:value-type="string">
            <text:p>american women explorers</text:p>
          </table:table-cell>
          <table:table-cell table:style-name="ce31" office:value-type="string" calcext:value-type="string">
            <text:p><text:a xlink:href="http://archives.nypl.org/mss/5979" xlink:type="simple">http://archives.nypl.org/mss/5979</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ew York Public Library</text:p>
          </table:table-cell>
          <table:table-cell table:style-name="ce2" office:value-type="string" calcext:value-type="string">
            <text:p>United States</text:p>
          </table:table-cell>
          <table:table-cell table:style-name="ce2" office:value-type="string" calcext:value-type="string">
            <text:p>New York, NY</text:p>
          </table:table-cell>
          <table:table-cell table:style-name="ce2" office:value-type="string" calcext:value-type="string">
            <text:p>46 million items</text:p>
          </table:table-cell>
          <table:table-cell table:style-name="ce2" office:value-type="string" calcext:value-type="string">
            <text:p>Lady Hester Stanhope manuscript material</text:p>
          </table:table-cell>
          <table:table-cell table:style-name="ce2" office:value-type="string" calcext:value-type="string">
            <text:p>restricted</text:p>
          </table:table-cell>
          <table:table-cell table:number-columns-repeated="2"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Hester Lucy Stanhope</text:p>
          </table:table-cell>
          <table:table-cell table:style-name="ce2"/>
          <table:table-cell table:style-name="ce2" office:value-type="string" calcext:value-type="string">
            <text:p>1810-1819 (collection); 1776-1839 (life)</text:p>
          </table:table-cell>
          <table:table-cell table:style-name="ce2" office:value-type="string" calcext:value-type="string">
            <text:p>2 items</text:p>
          </table:table-cell>
          <table:table-cell table:style-name="ce2"/>
          <table:table-cell table:style-name="ce2" office:value-type="string" calcext:value-type="string">
            <text:p>Lady Hester Lucy Stanhope, English traveler. · To an unidentified recipient : 1 autograph letter (fragment) signed : [circa 1810?] : (MISC 3674) : 1 page (single sheet) : [no place] : apparently the last page of a longer letter; begins, "... I am astonished that an apostate s.d dare to thrust himself into [observation?] in my family! Had you whose real name I know not, been a learned Jew never c.d you have abandoned a religion rich in itself, yet defective, to embrace a shadow of a one." Along with what is probably part of the letter cover, which bears a note in Lady Hester's hand: "Any letters rec'd from you will be returned unopned.".</text:p>
          </table:table-cell>
          <table:table-cell table:style-name="ce2"/>
          <table:table-cell table:style-name="ce31" office:value-type="string" calcext:value-type="string">
            <text:p><text:a xlink:href="http://archives.nypl.org/cps/23755" xlink:type="simple">http://archives.nypl.org/cps/23755</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ew York Public Library</text:p>
          </table:table-cell>
          <table:table-cell table:style-name="ce2" office:value-type="string" calcext:value-type="string">
            <text:p>United States</text:p>
          </table:table-cell>
          <table:table-cell table:style-name="ce2" office:value-type="string" calcext:value-type="string">
            <text:p>New York, NY</text:p>
          </table:table-cell>
          <table:table-cell table:style-name="ce2" office:value-type="string" calcext:value-type="string">
            <text:p>46 million items</text:p>
          </table:table-cell>
          <table:table-cell table:style-name="ce2" office:value-type="string" calcext:value-type="string">
            <text:p>Susan B. Anthony Papers (1874-1887)</text:p>
          </table:table-cell>
          <table:table-cell table:style-name="ce2" office:value-type="string" calcext:value-type="string">
            <text:p>in-person referral (?)</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2" office:value-type="string" calcext:value-type="string">
            <text:p>0.1 linear feet</text:p>
          </table:table-cell>
          <table:table-cell table:style-name="ce2" table:number-columns-repeated="7"/>
          <table:table-cell table:style-name="ce2" office:value-type="string" calcext:value-type="string">
            <text:p>Susan B. Anthony</text:p>
          </table:table-cell>
          <table:table-cell table:style-name="ce2" table:number-columns-repeated="2"/>
          <table:table-cell table:style-name="ce2" office:value-type="string" calcext:value-type="string">
            <text:p>1 folder</text:p>
          </table:table-cell>
          <table:table-cell table:style-name="ce2"/>
          <table:table-cell table:style-name="ce2" office:value-type="string" calcext:value-type="string">
            <text:p>Susan B. Anthony was an American abolitionist and militant agitator for female and Negro suffrage, temperance, and civil rights. The papers consist of a check from New York Tribune with "Pay Susan B. Anthony" on the back; a copy of "The History of Woman Suffrage" annotated by Anthony; a letter to Editor of "The Tribune" dated 27 Jul. 1881; two letters to Charles Nordhoff offering news items or notices for publication; and several pamphlets relating to Anthony's suffragist activities</text:p>
          </table:table-cell>
          <table:table-cell table:style-name="ce2"/>
          <table:table-cell table:style-name="ce31" office:value-type="string" calcext:value-type="string">
            <text:p><text:a xlink:href="http://archives.nypl.org/mss/3578" xlink:type="simple">http://archives.nypl.org/mss/3578</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ew York Public Library (partnership)</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16" office:value-type="string" calcext:value-type="string">
            <text:p>Shelley-Godwin Archiv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 full transcript, item-level metadata</text:p>
          </table:table-cell>
          <table:table-cell table:style-name="ce2"/>
          <table:table-cell table:style-name="ce2" office:value-type="string" calcext:value-type="string">
            <text:p>multiple</text:p>
          </table:table-cell>
          <table:table-cell table:style-name="ce2"/>
          <table:table-cell table:style-name="ce2" office:value-type="string" calcext:value-type="string">
            <text:p>The result of a partnership between the New York Public Library and the Maryland Institute for Technology in the Humanities, in cooperation with Oxford’s Bodleian Library, the S-GA also includes key contributions from the Huntington Library, the British Library, the Houghton Library, and the Victoria and Albert Museum. In total, these partner libraries contain over 90% of all known relevant manuscripts.</text:p>
          </table:table-cell>
          <table:table-cell table:style-name="ce2"/>
          <table:table-cell table:style-name="ce2" office:value-type="string" calcext:value-type="string">
            <text:p>The Shelley-Godwin Archive will provide the digitized manuscripts of Percy Bysshe Shelley, Mary Wollstonecraft Shelley, William Godwin, and Mary Wollstonecraft, bringing together online for the first time ever the widely dispersed handwritten legacy of this uniquely gifted family of writers.</text:p>
          </table:table-cell>
          <table:table-cell table:style-name="ce2" table:number-columns-repeated="2"/>
          <table:table-cell table:style-name="ce2" office:value-type="string" calcext:value-type="string">
            <text:p>VARIOUS</text:p>
          </table:table-cell>
          <table:table-cell table:style-name="ce2" table:number-columns-repeated="2"/>
          <table:table-cell table:style-name="ce2" office:value-type="string" calcext:value-type="string">
            <text:p>12 items (?)</text:p>
          </table:table-cell>
          <table:table-cell table:style-name="ce2"/>
          <table:table-cell table:style-name="ce2" office:value-type="string" calcext:value-type="string">
            <text:p>The Shelley-Godwin Archive will provide the digitized manuscripts of Percy Bysshe Shelley, Mary Wollstonecraft Shelley, William Godwin, and Mary Wollstonecraft, bringing together online for the first time ever the widely dispersed handwritten legacy of this uniquely gifted family of writers. The result of a partnership between the New York Public Library and the Maryland Institute for Technology in the Humanities, in cooperation with Oxford’s Bodleian Library, the S-GA also includes key contributions from the Huntington Library, the British Library, the Houghton Library, and the Victoria and Albert Museum. In total, these partner libraries contain over 90% of all known relevant manuscripts.</text:p>
          </table:table-cell>
          <table:table-cell table:style-name="ce2"/>
          <table:table-cell table:style-name="ce31" office:value-type="string" calcext:value-type="string">
            <text:p><text:a xlink:href="http://shelleygodwinarchive.org/" xlink:type="simple">http://shelleygodwinarchive.org/</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Library</text:p>
          </table:table-cell>
          <table:table-cell table:style-name="ce2" office:value-type="string" calcext:value-type="string">
            <text:p>New York Public Library, Schomburg Center for Research in Black Culture</text:p>
          </table:table-cell>
          <table:table-cell table:style-name="ce2" office:value-type="string" calcext:value-type="string">
            <text:p>United States</text:p>
          </table:table-cell>
          <table:table-cell table:style-name="ce2" office:value-type="string" calcext:value-type="string">
            <text:p>New York, NY</text:p>
          </table:table-cell>
          <table:table-cell table:style-name="ce2" office:value-type="string" calcext:value-type="string">
            <text:p>29,000 linear feet</text:p>
          </table:table-cell>
          <table:table-cell table:style-name="ce16" office:value-type="string" calcext:value-type="string">
            <text:p>African American Women Writers of the 19th Century</text:p>
          </table:table-cell>
          <table:table-cell table:style-name="ce2" office:value-type="string" calcext:value-type="string">
            <text:p>digital</text:p>
          </table:table-cell>
          <table:table-cell table:style-name="ce2" office:value-type="string" calcext:value-type="string">
            <text:p>full collection (?)</text:p>
          </table:table-cell>
          <table:table-cell table:style-name="ce2" office:value-type="string" calcext:value-type="string">
            <text:p>no images, full transcript, sparse item-level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VARIOUS</text:p>
            <text:p/>
          </table:table-cell>
          <table:table-cell table:style-name="ce2" table:number-columns-repeated="2"/>
          <table:table-cell table:style-name="ce2" office:value-type="string" calcext:value-type="string">
            <text:p>42 items</text:p>
          </table:table-cell>
          <table:table-cell table:style-name="ce2"/>
          <table:table-cell table:style-name="ce2" office:value-type="string" calcext:value-type="string">
            <text:p>African American Women Writers of the 19th Century is a digital collection of some 52 published works by 19th-century black women writers. A part of the Digital Schomburg, this collection provides access to the thought, perspectives and creative abilities of black women as captured in books and pamphlets published prior to 1920. A full text database of these 19th and early 20th- century titles, this digital library is key-word-searchable. Each individual title as well as the entire database can be searched to determine what these women had to say about "family", "religion", "slavery" or any other subject of interest to the researcher or casual reader. The Schomburg Center is pleased to make this historic resource available to the public.</text:p>
          </table:table-cell>
          <table:table-cell table:style-name="ce2"/>
          <table:table-cell table:style-name="ce31" office:value-type="string" calcext:value-type="string">
            <text:p><text:a xlink:href="http://digital.nypl.org/schomburg/writers_aa19/toc.html" xlink:type="simple">http://digital.nypl.org/schomburg/writers_aa19/toc.htm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Newcastle University</text:p>
          </table:table-cell>
          <table:table-cell table:style-name="ce2" office:value-type="string" calcext:value-type="string">
            <text:p>United Kingdom</text:p>
          </table:table-cell>
          <table:table-cell table:style-name="ce2" office:value-type="string" calcext:value-type="string">
            <text:p>Newcastle, England</text:p>
          </table:table-cell>
          <table:table-cell table:style-name="ce2" office:value-type="string" calcext:value-type="string">
            <text:p>undetermined</text:p>
          </table:table-cell>
          <table:table-cell table:style-name="ce2" office:value-type="string" calcext:value-type="string">
            <text:p>Bell (Gertrude) Collection</text:p>
          </table:table-cell>
          <table:table-cell table:style-name="ce2" office:value-type="string" calcext:value-type="string">
            <text:p>in-person</text:p>
            <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office:value-type="string" calcext:value-type="string">
            <text:p>65 Linear Metres</text:p>
          </table:table-cell>
          <table:table-cell table:style-name="ce2" office:value-type="string" calcext:value-type="string">
            <text:p>singular</text:p>
          </table:table-cell>
          <table:table-cell table:style-name="ce2" table:number-columns-repeated="6"/>
          <table:table-cell table:style-name="ce2" office:value-type="string" calcext:value-type="string">
            <text:p>Gertrude Bell</text:p>
          </table:table-cell>
          <table:table-cell table:style-name="ce2"/>
          <table:table-cell table:style-name="ce2" office:value-type="string" calcext:value-type="string">
            <text:p>1653-1990 (collection)</text:p>
          </table:table-cell>
          <table:table-cell table:style-name="ce2" office:value-type="string" calcext:value-type="string">
            <text:p>2,000 books</text:p>
          </table:table-cell>
          <table:table-cell table:style-name="ce2"/>
          <table:table-cell table:style-name="ce2" office:value-type="string" calcext:value-type="string">
            <text:p>2,000 books on Arabic and Persian languages, and on the history and antiquities of Arabia, Iraq and the Near East that formed part of Gertrude Bell's working library.</text:p>
          </table:table-cell>
          <table:table-cell table:style-name="ce2" office:value-type="string" calcext:value-type="string">
            <text:p>american women explorers</text:p>
          </table:table-cell>
          <table:table-cell table:style-name="ce31" office:value-type="string" calcext:value-type="string">
            <text:p><text:a xlink:href="http://gertrudebell.ncl.ac.uk/" xlink:type="simple">http://gertrudebell.ncl.ac.uk/</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Newcastle University</text:p>
          </table:table-cell>
          <table:table-cell table:style-name="ce2" office:value-type="string" calcext:value-type="string">
            <text:p>United Kingdom</text:p>
          </table:table-cell>
          <table:table-cell table:style-name="ce2" office:value-type="string" calcext:value-type="string">
            <text:p>Newcastle, England</text:p>
          </table:table-cell>
          <table:table-cell table:style-name="ce2" office:value-type="string" calcext:value-type="string">
            <text:p>undetermined</text:p>
          </table:table-cell>
          <table:table-cell table:style-name="ce2" office:value-type="string" calcext:value-type="string">
            <text:p>Gertrude Bell Archive</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no images, full transcript, sparse item-level metadata</text:p>
          </table:table-cell>
          <table:table-cell table:style-name="ce2" office:value-type="string" calcext:value-type="string">
            <text:p>7 Linear Metres</text:p>
          </table:table-cell>
          <table:table-cell table:style-name="ce2" office:value-type="string" calcext:value-type="string">
            <text:p>singular</text:p>
          </table:table-cell>
          <table:table-cell table:style-name="ce2" table:number-columns-repeated="6"/>
          <table:table-cell table:style-name="ce2" office:value-type="string" calcext:value-type="string">
            <text:p>Gertrude Bell</text:p>
          </table:table-cell>
          <table:table-cell table:style-name="ce2"/>
          <table:table-cell table:style-name="ce2" office:value-type="string" calcext:value-type="string">
            <text:p>1874-1926 (collection)</text:p>
          </table:table-cell>
          <table:table-cell table:style-name="ce2" office:value-type="string" calcext:value-type="string">
            <text:p>1,827 letters, 16 diaries, and 50 photograph albums</text:p>
          </table:table-cell>
          <table:table-cell table:style-name="ce2"/>
          <table:table-cell table:style-name="ce2" office:value-type="string" calcext:value-type="string">
            <text:p>The Gertrude Bell Papers comprise Gertrude's personal correspondence, diaries and miscellaneous items, such as Review of the Civil Administration of Mesopotamia (1920), notebooks, obituaries, lecture notes and miscellaneous reports, memoranda and cuttings. Circa. 1,600 letters and diaries covering the years 1877-1879 and 1893-1900 (with some gaps reflecting where we do not have the hard-copy diary) can be found transcribed on this website, along with c.7,000 of her archaeological and travel photographs. (The photographic portion of the Gertrude Bell archive is administered by the School of History, Classics and Archaeology.) Neither letters to and from army officer Charles Doughty-Wylie (written 1913-1915) nor any of the Miscellaneous materials have been transcribed although a handlist to the Miscellaneous part of the collection is available.</text:p>
            <text:p/>
            <text:p>an English writer, traveller, political officer, administrator, and archaeologist[2] who explored, mapped, and became highly influential to British imperial policy-making due to her knowledge and contacts, built up through extensive travels in Greater Syria, Mesopotamia, Asia Minor, and Arabia.[3] Along with T. E. Lawrence, Bell helped support the Hashemite dynasties in what is today Jordan as well as in Iraq.</text:p>
          </table:table-cell>
          <table:table-cell table:style-name="ce2" office:value-type="string" calcext:value-type="string">
            <text:p>american women explorers</text:p>
          </table:table-cell>
          <table:table-cell table:style-name="ce31" office:value-type="string" calcext:value-type="string">
            <text:p><text:a xlink:href="https://research.ncl.ac.uk/gertrudebell/gertrudebellarchive/" xlink:type="simple">https://research.ncl.ac.uk/gertrudebell/gertrudebellarchive/</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International Centre for Victorian Women Writers, Canterbury Christ Church University</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Mary Braddon Archive</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Mary Braddon</text:p>
          </table:table-cell>
          <table:table-cell table:style-name="ce2"/>
          <table:table-cell table:style-name="ce2" office:value-type="string" calcext:value-type="string">
            <text:p>1800-1900 (collection)</text:p>
          </table:table-cell>
          <table:table-cell table:style-name="ce2" office:value-type="string" calcext:value-type="string">
            <text:p>43 manuscripts; 171 items; 2,771 pages</text:p>
          </table:table-cell>
          <table:table-cell table:style-name="ce2"/>
          <table:table-cell table:style-name="ce2" office:value-type="string" calcext:value-type="string">
            <text:p>This important archive of papers contains work by Mary Elizabeth Braddon (1835–1915). Best known as a sensation novelist, Braddon produced approximately ninety novels from the late 1850s onward and was a consistently best-selling Victorian author. This material represents a range of her work and has remained almost untouched, in private hands, since her death in 1915. The collection was in a number of parts and has finally been brought together at Canterbury Christ Church University under the auspices of the International Centre for Victorian Women Writers.</text:p>
            <text:p/>
            <text:p>The Maxwell and Cobbett branch of Braddon's descendants inherited the papers, and the family members kept them in banks or in the hands of their solicitors for many years. On occasion researchers gained access to them, and there is reference made to them, under the name the Henry Maxwell papers, in Robert Lee Wolff's biography of Mary Braddon, Sensational Victorian(Garland Publishing, New York, 1979). The largest number of the holdings to be assessed so far are covered in Gabrielle Malcolm's “Papers Found in a Trunk: A Critical Assessment of the Braddon Family Archive” (Ph.D. thesis, University of Kent, 2005).</text:p>
            <text:p/>
            <text:p>Now known as the Mary Braddon Archive, it is housed at Canterbury Christ Church University and prior to cataloguing is contained in a large metal trunk and numerous smaller boxes and folders. The metal trunk is an artifact in its own right as it is labeled with Braddon's married name, “M.E. Maxwell.” She was known by the name Mary Elizabeth Maxwell after 1874, when she married her long-term partner and the father of her six children, John Maxwell. He had been her publisher in 1862 when Lady Audley's Secret, her first best-selling novel, and the one for which she is still best known, was published.</text:p>
          </table:table-cell>
          <table:table-cell table:style-name="ce2"/>
          <table:table-cell table:style-name="ce31" office:value-type="string" calcext:value-type="string">
            <text:p><text:a xlink:href="https://go-gale-com.gate.lib.buffalo.edu/ps/aboutThisCollection?userGroupName=sunybuff_main&amp;inPS=true&amp;mCode=6EBM&amp;prodId=NCCO" xlink:type="simple">https://go-gale-com.gate.lib.buffalo.edu/ps/aboutThisCollection?userGroupName=sunybuff_main&amp;inPS=true&amp;mCode=6EBM&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ibrary of Congres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Myrtilla Miner Papers</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Myrtilla Miner</text:p>
          </table:table-cell>
          <table:table-cell table:style-name="ce2"/>
          <table:table-cell table:style-name="ce2" office:value-type="string" calcext:value-type="string">
            <text:p>1800-1900 (collection)</text:p>
          </table:table-cell>
          <table:table-cell table:style-name="ce2" office:value-type="string" calcext:value-type="string">
            <text:p>4 manuscripts; 53 items; 3,133 pages</text:p>
          </table:table-cell>
          <table:table-cell table:style-name="ce2"/>
          <table:table-cell table:style-name="ce2" office:value-type="string" calcext:value-type="string">
            <text:p>The abolitionist and educator Myrtilla Miner (1815–1864) took the radical step of founding the Normal School for Colored Girls in Washington, D.C., in 1851, after being prohibited from teaching African Americans in her regular classrooms. In so doing, she not only pioneered education for African American women but also furthered this goal by designing a curriculum that emphasized their training as future teachers. This collection of Miner papers is divided into four groups: (1) Subject File, which contains, among other things, materials related to her sponsorship of a “wayward” black youth named Cecil Walpole; (2) Correspondence, which includes letters from Henry Ward Beecher, who encouraged the founding of the Normal School, and Harriet Beecher Stowe, who supported it with contributions from earnings from Uncle Tom's Cabin; (3) Biographical Files containing materials assembled in preparation for a biography of Miner by Lester Grosvenor Wells; and (4) Miscellany.</text:p>
          </table:table-cell>
          <table:table-cell table:style-name="ce2"/>
          <table:table-cell table:style-name="ce31" office:value-type="string" calcext:value-type="string">
            <text:p><text:a xlink:href="https://go-gale-com.gate.lib.buffalo.edu/ps/aboutThisCollection?userGroupName=sunybuff_main&amp;inPS=true&amp;mCode=5ACT&amp;prodId=NCCO" xlink:type="simple">https://go-gale-com.gate.lib.buffalo.edu/ps/aboutThisCollection?userGroupName=sunybuff_main&amp;inPS=true&amp;mCode=5ACT&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ibrary of Congres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Britannia: Official Organ of the Women's Party</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800-1900 (collection)</text:p>
          </table:table-cell>
          <table:table-cell table:style-name="ce2" office:value-type="string" calcext:value-type="string">
            <text:p>267 issues; 9,532 articles; 3,196 pages</text:p>
          </table:table-cell>
          <table:table-cell table:style-name="ce2"/>
          <table:table-cell table:style-name="ce2" office:value-type="string" calcext:value-type="string">
            <text:p>Christabel Pankhurst founded a weekly organ of the Women's Social and Political Union (WSPU) titled the Suffragette. (The term “suffragette” had been coined in 1906 in a disparaging newspaper account of the WSPU's militant actions; characteristically, Pankhurst adopted and flaunted the notoriety.) These actions became more violent in the years leading up to World War I and resulted in the arrest and imprisonment of numerous activists. When war broke out, however, Pankhurst decided that supporting Britain had to take priority over the cause of women's suffrage. Thus, in lieu of the Suffragette, she began publishing the weekly Britannia (1915–1918), which had as its slogan “For King, for Country, for Freedom.” Further disagreements and divisions in the WSPU led to Pankhurst's formation of the Women's Party, with which Britannia became associated. By 1918 this organization and what was left of the WSPU were dissolved.</text:p>
          </table:table-cell>
          <table:table-cell table:style-name="ce2"/>
          <table:table-cell table:style-name="ce31" office:value-type="string" calcext:value-type="string">
            <text:p><text:a xlink:href="https://go-gale-com.gate.lib.buffalo.edu/ps/aboutThisCollection?userGroupName=sunybuff_main&amp;inPS=true&amp;mCode=5ACX&amp;prodId=NCCO" xlink:type="simple">https://go-gale-com.gate.lib.buffalo.edu/ps/aboutThisCollection?userGroupName=sunybuff_main&amp;inPS=true&amp;mCode=5ACX&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ibrary of Congres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Woodhull &amp; Claflin's Weekly</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870-1876 (collection)</text:p>
          </table:table-cell>
          <table:table-cell table:style-name="ce2" office:value-type="string" calcext:value-type="string">
            <text:p>272 issues; 12,865 articles; 3,730 pages</text:p>
          </table:table-cell>
          <table:table-cell table:style-name="ce2"/>
          <table:table-cell table:style-name="ce2" office:value-type="string" calcext:value-type="string">
            <text:p>As one of the earliest U.S. newspapers to be run by women, Woodhull &amp; Claflin's Weekly was launched for the purpose of supporting the candidacy of Victoria Woodhull (1838–1927) for president of the United States, alongside advocating for women's rights in general. While Woodhull's campaign did not attract much public interest, the publication of an entire issue of the paper charging that the Reverend Henry Ward Beecher had engaged in adulterous conduct (November 2, 1872) led to the arrest of Woodhull and her coeditor, Tennie C. Claflin, on charges of obscenity (as well as the eventual trial of Beecher). The exposé in turn drew attention to feminist positions on free love and sex education, as well as support for labor reform, voting rights, and other women's causes championed by the weekly.</text:p>
          </table:table-cell>
          <table:table-cell table:style-name="ce2"/>
          <table:table-cell table:style-name="ce31" office:value-type="string" calcext:value-type="string">
            <text:p><text:a xlink:href="https://go-gale-com.gate.lib.buffalo.edu/ps/aboutThisCollection?userGroupName=sunybuff_main&amp;inPS=true&amp;mCode=5ADK&amp;prodId=NCCO" xlink:type="simple">https://go-gale-com.gate.lib.buffalo.edu/ps/aboutThisCollection?userGroupName=sunybuff_main&amp;inPS=true&amp;mCode=5ADK&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ibrary of the Society of Friend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The Diaries of Elizabeth Fry, 1797-1845</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Elizabeth Fry</text:p>
          </table:table-cell>
          <table:table-cell table:style-name="ce2"/>
          <table:table-cell table:style-name="ce2" office:value-type="string" calcext:value-type="string">
            <text:p>1797-1845 (collection)</text:p>
          </table:table-cell>
          <table:table-cell table:style-name="ce2" office:value-type="string" calcext:value-type="string">
            <text:p>18 manuscripts; 5,886 pages</text:p>
          </table:table-cell>
          <table:table-cell table:style-name="ce2"/>
          <table:table-cell table:style-name="ce2" office:value-type="string" calcext:value-type="string">
            <text:p>The English prison reformer, educator, and philanthropist Elizabeth Fry was born in Norwich in 1780 to a wealthy Quaker family that, with the exception of her mother (who died in 1792), was not especially pious. Elizabeth, by contrast, started to experience “a faint light spread[ing] over my mind” at age seventeen and was soon feeling a strengthening inner call to religion. At around the same time, she also gave way to the “sweet” and “troubling” feeling of falling in love with Joseph Fry, whom she married in 1800. A year later, the first of their eleven children was born.</text:p>
            <text:p/>
            <text:p>Acknowledged as a minister in 1811, Fry engaged in a wide variety of philanthropic activities. Her shock upon visiting London's Newgate Prison and seeing the condition of female prisoners led to her lifelong work in prison reform, which included providing education and other means of rehabilitation for incarcerated women and their children. Subsequently Fry's efforts extended to Scotland and the Continent and included the formation of the British Ladies' Society for Promoting the Reformation of Female Prisoners, considered to be the first nationwide women's organization.</text:p>
            <text:p/>
            <text:p>Beginning in 1797 and extending to her death in 1845, Fry's seventeen volumes of diaries provide detailed records of her work as a reformer and a religious leader, as well as extended accounts of her personal and spiritual life. They are supplemented by a one-volume diary kept by her husband, Joseph, from 1833 to 1855.</text:p>
            <text:p/>
          </table:table-cell>
          <table:table-cell table:style-name="ce2"/>
          <table:table-cell table:style-name="ce31" office:value-type="string" calcext:value-type="string">
            <text:p><text:a xlink:href="https://go-gale-com.gate.lib.buffalo.edu/ps/aboutThisCollection?userGroupName=sunybuff_main&amp;inPS=true&amp;mCode=5YYF&amp;prodId=NCCO" xlink:type="simple">https://go-gale-com.gate.lib.buffalo.edu/ps/aboutThisCollection?userGroupName=sunybuff_main&amp;inPS=true&amp;mCode=5YYF&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ibrary of the Society of Friend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Quaker Women's Diaries: 18th-19th Centuries</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700-1900 (collection)</text:p>
          </table:table-cell>
          <table:table-cell table:style-name="ce2" office:value-type="string" calcext:value-type="string">
            <text:p>39 manuscripts; 320 items; 6,298 pages</text:p>
          </table:table-cell>
          <table:table-cell table:style-name="ce2"/>
          <table:table-cell table:style-name="ce2" office:value-type="string" calcext:value-type="string">
            <text:p>Extending over a century, from the mid-1700s to the mid-1800s, the diaries and papers of the fourteen Quaker women assembled in this collection illustrate the historically unique position of women as equals and leaders in the Religious Society of Friends. They also demonstrate the critical roles women played in abolition, prison reform, education, and family firms, in addition to caring for children, circles of relatives, and broader communities of Friends at home and abroad. Their wide-ranging and often physically challenging travels as ministers are also described in these manuscripts. Sourced from the Library of the Society of Friends, the materials include the following: Catherine Alexander(1806–1878) Betty Bishop (1751–1801) Susanna Boone (1731–1789) Rebecca Butterfield (?–1774) Ann Capper (1817–1882) Abiah Darby (1716/17–1794) Susanna Day (1747–1826) Lydia Hill (1754–1816) Elizabeth Robson (1771–1843) Martha Routh (1743–1817) Sarah Squire (1783–1860) Mary Weston (1711/12–1766) Rachel Wilson (1720–1775) Ann Young (1707–1790)</text:p>
          </table:table-cell>
          <table:table-cell table:style-name="ce2"/>
          <table:table-cell table:style-name="ce31" office:value-type="string" calcext:value-type="string">
            <text:p><text:a xlink:href="https://go-gale-com.gate.lib.buffalo.edu/ps/aboutThisCollection?userGroupName=sunybuff_main&amp;inPS=true&amp;mCode=5YYG&amp;prodId=NCCO" xlink:type="simple">https://go-gale-com.gate.lib.buffalo.edu/ps/aboutThisCollection?userGroupName=sunybuff_main&amp;inPS=true&amp;mCode=5YYG&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London School of Economics and Political Science Library</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British Birth Control Material at the British Library of Political and Economic Sciences: 1800-1947</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800-1947 (collection)</text:p>
          </table:table-cell>
          <table:table-cell table:style-name="ce2" office:value-type="string" calcext:value-type="string">
            <text:p>212 monographs; 9,201 pages</text:p>
          </table:table-cell>
          <table:table-cell table:style-name="ce2"/>
          <table:table-cell table:style-name="ce2" office:value-type="string" calcext:value-type="string">
            <text:p>This collection consists of more than two hundred monographs on a wide variety of issues related to birth control—a term coined only in the twentieth century. In the nineteenth, the issue was mainly a byproduct of alarm over unchecked population growth, as described by Thomas Malthus in An Essay on the Principle of Population as It Affects the Future Improvement of Society (1798), a crucial work that is repeatedly cited in a variety of contexts throughout this collection.</text:p>
            <text:p/>
            <text:p>In the course of the nineteenth century, Britain did in fact experience unprecedented population growth: whereas the population was 11 million according to the 1801 census, by 1901 it had risen more than 300 percent to 37 million. In the 1860s and 1870s, in particular, birth rates soared, with families in all social classes having an average of five to six children. Thereafter, a decline set in among the middle and upper classes, who began actively seeking to maintain or enhance their quality of life by practicing what was called “family limitation.” But while the average number of children dropped to three to four per family in these classes, the birth rate remained high among lower-class families. The problems of poverty and population growth were recognized as being inseparable from early on in the nineteenth century, and it was in this context that birth control became a public issue—although it was slow to be addressed as such, as the relative paucity of monographs from the first half of the century in the collection attests.</text:p>
            <text:p/>
            <text:p>The 1828 reprint of a previously obscure working-class pamphlet titled Every Woman's Book; or, What Is Love? is a notable exception, particularly in its explicit, if unscientific, discussion of contraception. Largely silent on the subject, as well as on sex education, medicine generally regarded birth control as being injurious to women's health. It was not until the 1877 republication of a little-known work titled Fruits of Philosophy; or, The Private Companion of Young Married People (1832) by Charles Knowlton, an American physician, that scientific discussion and advocacy of birth control surfaced. By reprinting the work in the Free Press (London), editors Charles Bradlaugh (1833–1891) and Annie Besant (1847–1933) sought both to call attention to the cause of fertility control and to challenge obscenity laws in Britain. The ensuing trial and conviction of Bradlaugh and Besant on obscenity charges, as well as their subsequent publication of the court's proceedings, had precisely the desired effect, and as Fruits of Philosophy came to be widely read, Besant followed with her own work on The Law of Population: Its Consequences and Its Bearing upon Human Conduct and Morals (1877), which also became a best seller. The following year, a similar case was brought against the London publisher Edward Truelove for reprinting Moral Physiology; or, A Brief and Plain Treatise on the Population Question(1830/31) by Robert Dale Owen—son of Robert Owen, founder of the experimental socialist community of New Harmony, Indiana—who advocated population control as a matter of social welfare. This case too generated considerable attention.</text:p>
            <text:p/>
            <text:p>Thereafter, as birth control became more widely—and controversially—discussed, the issue intersected directly with the growing movement for women's rights, and as overpopulation came to be treated as an obstacle to the emancipation of women in some quarters, so too was it regarded as a cause of war. Representing these developments and debates through numerous books and pamphlets, this collection also includes publications of the Malthusian League (founded in 1877), works on the pseudoscience of eugenics, and many legal cases tried in both Britain and the United States throughout the period.</text:p>
            <text:p/>
          </table:table-cell>
          <table:table-cell table:style-name="ce2"/>
          <table:table-cell table:style-name="ce31" office:value-type="string" calcext:value-type="string">
            <text:p><text:a xlink:href="https://go-gale-com.gate.lib.buffalo.edu/ps/aboutThisCollection?userGroupName=sunybuff_main&amp;inPS=true&amp;mCode=5YYH&amp;prodId=NCCO" xlink:type="simple">https://go-gale-com.gate.lib.buffalo.edu/ps/aboutThisCollection?userGroupName=sunybuff_main&amp;inPS=true&amp;mCode=5YYH&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Various Institution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Women: Transnational Networks - History of Women</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799-1920 (collection)</text:p>
          </table:table-cell>
          <table:table-cell table:style-name="ce2" office:value-type="string" calcext:value-type="string">
            <text:p>10,178 monographs; 70 manuscripts (3,470 items); 19,477 issues (631,883 articles); 2,769,639 pages</text:p>
          </table:table-cell>
          <table:table-cell table:style-name="ce2"/>
          <table:table-cell table:style-name="ce2" office:value-type="string" calcext:value-type="string">
            <text:p>The History of Women collection was first released on microfilm in 1983, reflecting the explosion of the then-burgeoning field of women's history. It remains an invaluable source decades later given the breadth and depth of its coverage. The two still-preeminent women's history archives, the Schlesinger Library at Harvard University and the Sophia Smith Collection at Smith College, provided much of the assembled material, but other repositories were mined as well. These include the Jane Addams Collection, Swarthmore College Library; the New York Public Library; the Boston Public Library; and the private collection of Miriam Y. Holden now held by the Princeton University Library.</text:p>
            <text:p/>
            <text:p>A total of 8,500 books, 2,000 pamphlets, 117 periodical titles, 80,000 manuscript pages, and 800 photos make up the History of Women collection. While English is the primary language, there are also materials in French, German, Italian, and Spanish, indicative of the Western European and American thrust of the collection. The materials range from the 1600s to 1920s, the bulk of which is from the nineteenth and early twentieth centuries. The items are in chronological order and broken down by material type: monographs, pamphlets, periodicals, manuscript collections, and photographs. The subjects covered within the collection, while all related to women, are vast. The efforts of American and British women to gain the right to vote is extensively covered as are other legal issues related to women such as labor laws, property rights, and marital rights. Other subjects include antislavery, education, dress reform, temperance, motherhood, and religion. In general, the History of Women collection well documents the political, social, economic, and cultural status of white women from the seventeenth to early twentieth centuries.</text:p>
            <text:p/>
            <text:p>The enormity of the monograph portion permits mention of no more than a handful of titles. For example, among the many books authored by the women's education pioneer Catherine Beecher, the collection includes Principles of Domestic Science; as Applied to the Duties and Pleasures of the Home (New York: J.B. Ford &amp; Co., 1870). An examination of this book and the several other domestic treatises contained within the collection can shed much light on the evolution of white, middle-class family life, and women's roles within that, over the nineteenth century as the impact of the Industrial Revolution intensified. Equally well documented is how conditions of labor changed over time, in books from Catherine G. Waugh's Women's Wages(Rockford, IL: Daily Gazette Book, 1888) to Edith Abbott's Women in Industry (New York: D. Appleton, 1918).</text:p>
            <text:p/>
            <text:p>The periodical portion of the collection is equally impressive. A wide selection of journals, magazines, and broadsides can be found, ranging from L'action féminine, the official journal of the French women's suffrage organization Conseil National des Femmes Françaises (Jan. 1909–Oct. 1915) to Zeitschrift für Sexualwissenschaft (1908; Journal of Sexology). Other titles include the Anti-Polygamy Standard (1880–1883) published by the Ladies' Anti-Polygamy Society of Utah; The Comic Offering; or, Ladies' Mélange of Literary Mirth (1831–1835); Gallery of Fashion (Apr. 1794–May 1801); The Operatives' Magazine (Apr. 1841–Mar. 1842) published by textile workers in Lowell, Massachusetts; and Woman's Work in Heathen Lands (1883–1890), focused on Protestant women missionaries in Asia. As with the monographs, the efforts to gain women's suffrage in the United States and Western Europe are well documented by periodicals such as the Woman's Journal (1870–1917), founded by American abolitionists and the women's rights activists Lucy Stone and her husband, Henry Blackwell. The periodical Woman's Suffrage Journal (1871–1890), founded by the British women's suffrage leader Lydia Becker, is yet another title within the History of Women collection.</text:p>
            <text:p/>
            <text:p>The thirty manuscript collections represented here once again reflect a variety of women and the life experiences they had during the nineteenth and early twentieth centuries, though it should be noted that all are white women of at least middle-class means and thus were able to keep diaries, the primary material within this portion of the collection. But many were activists, such as Ellen Wright Garrison (1840–1931) who was an ardent supporter of women's rights, especially women's suffrage. Garrison, whose father-in-law was the abolitionist William Lloyd Garrison, was the daughter of Martha Coffin Wright, one of the organizers of the 1848 Women's Rights Convention in Seneca Falls, New York. Also included are the diaries of the actress Clara Morris (1848–1925), which she began keeping at the age of nineteen and in which she continued recording her thoughts and experiences until a year before her death. While some diarists are more expressive than others, all those chosen for the collection provide a very personal view of women two centuries ago.</text:p>
            <text:p/>
            <text:p>Finally, the photographs included within the collection are in many cases directly linked to the documents. For example, after reading the diaries of Ellen Wright Garrison, one could also view one of the four photographs of her at various stages in her life. As with all of the History of Women collection, the photographs add yet another window onto women's lives in the United States and Western Europe during the nineteenth and twentieth centuries.</text:p>
            <text:p/>
            <text:p>—Kathleen Banks Nutter, Sophia Smith Collection at Smith College</text:p>
            <text:p/>
          </table:table-cell>
          <table:table-cell table:style-name="ce2"/>
          <table:table-cell table:style-name="ce31" office:value-type="string" calcext:value-type="string">
            <text:p><text:a xlink:href="https://go-gale-com.gate.lib.buffalo.edu/ps/aboutThisCollection?userGroupName=sunybuff_main&amp;inPS=true&amp;mCode=6CZK&amp;prodId=NCCO" xlink:type="simple">https://go-gale-com.gate.lib.buffalo.edu/ps/aboutThisCollection?userGroupName=sunybuff_main&amp;inPS=true&amp;mCode=6CZK&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Publisher</text:p>
          </table:table-cell>
          <table:table-cell table:style-name="ce2" office:value-type="string" calcext:value-type="string">
            <text:p>Nineteenth Century Collections Online (Gale); World Microfilms</text:p>
          </table:table-cell>
          <table:table-cell table:number-columns-repeated="2" table:style-name="ce2" office:value-type="string" calcext:value-type="string">
            <text:p>Multiple International</text:p>
          </table:table-cell>
          <table:table-cell table:style-name="ce2" office:value-type="string" calcext:value-type="string">
            <text:p>undetermined</text:p>
          </table:table-cell>
          <table:table-cell table:style-name="ce2" office:value-type="string" calcext:value-type="string">
            <text:p><text:span text:style-name="T1">Women: Transnational Networks - </text:span><text:span text:style-name="T2">Our Corner</text:span></text:p>
          </table:table-cell>
          <table:table-cell table:style-name="ce2" office:value-type="string" calcext:value-type="string">
            <text:p>Paywall (HB has access through UB); digital</text:p>
            <text:p/>
          </table:table-cell>
          <table:table-cell table:style-name="ce2" office:value-type="string" calcext:value-type="string">
            <text:p>full collection</text:p>
          </table:table-cell>
          <table:table-cell table:style-name="ce2" office:value-type="string" calcext:value-type="string">
            <text:p>hi-res jpg image (with full zip download available), has text option in software, but no transcripts seemingly input, item level (sparse) metadata</text:p>
          </table:table-cell>
          <table:table-cell table:style-name="ce2"/>
          <table:table-cell table:style-name="ce2" office:value-type="string" calcext:value-type="string">
            <text:p>singular</text:p>
          </table:table-cell>
          <table:table-cell table:style-name="ce2" table:number-columns-repeated="8"/>
          <table:table-cell table:style-name="ce2" office:value-type="string" calcext:value-type="string">
            <text:p>1800-1900 (collection)</text:p>
          </table:table-cell>
          <table:table-cell table:style-name="ce2" office:value-type="string" calcext:value-type="string">
            <text:p>59 issues; 1,097 articles; 3,788 pages</text:p>
          </table:table-cell>
          <table:table-cell table:style-name="ce2"/>
          <table:table-cell table:style-name="ce2" office:value-type="string" calcext:value-type="string">
            <text:p>A monthly miscellany, Our Corner was published from January 1883 through December 1888 by Annie Besant (1847–1933), who had gained notoriety by then as an atheist, freethinker, and socialist. With contributions by such figures as Thomas Huxley, Edith Nesbit, William Morris, and George Bernard Shaw, the journal's signature “corners” featured articles on controversial issues in politics, science, literature, the arts, and more. Besant, who serialized her own Autobiographical Sketches in the paper (January 1884–June 1885), wrote on a wide range of topics herself, as well as commissioning many articles on Ireland, India, and elsewhere in the British Empire. Increasingly reflecting Besant's sense of imminent revolution, Our Corner also showed her growing interest in non-Western religions, especially Hinduism, and her belief that a new humanistic religion was required for the regeneration of mankind. After discontinuing the monthly, she subsequently devoted herself to that end by joining the new social and mystical movement of Theosophy.</text:p>
          </table:table-cell>
          <table:table-cell table:style-name="ce2"/>
          <table:table-cell table:style-name="ce31" office:value-type="string" calcext:value-type="string">
            <text:p><text:a xlink:href="https://go-gale-com.gate.lib.buffalo.edu/ps/aboutThisCollection?userGroupName=sunybuff_main&amp;inPS=true&amp;mCode=5YZM&amp;prodId=NCCO" xlink:type="simple">https://go-gale-com.gate.lib.buffalo.edu/ps/aboutThisCollection?userGroupName=sunybuff_main&amp;inPS=true&amp;mCode=5YZM&amp;prodId=NCC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Northeastern Universit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undetermined</text:p>
          </table:table-cell>
          <table:table-cell table:style-name="ce16" office:value-type="string" calcext:value-type="string">
            <text:p>Women Writers Online</text:p>
          </table:table-cell>
          <table:table-cell table:style-name="ce2" office:value-type="string" calcext:value-type="string">
            <text:p>Paywall</text:p>
            <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table-cell table:style-name="ce2" office:value-type="string" calcext:value-type="string">
            <text:p>multiple</text:p>
          </table:table-cell>
          <table:table-cell table:style-name="ce2" office:value-type="string" calcext:value-type="string">
            <text:p>375 texts</text:p>
          </table:table-cell>
          <table:table-cell table:style-name="ce2"/>
          <table:table-cell table:style-name="ce2" office:value-type="string" calcext:value-type="string">
            <text:p>1526-1850</text:p>
          </table:table-cell>
          <table:table-cell table:style-name="ce2" office:value-type="string" calcext:value-type="string">
            <text:p>Women Writers Online is a full-text collection of early women’s writing in English, published by the Women Writers Project at Northeastern University. It includes full transcriptions of texts published between 1526 and 1850, focusing on materials that are rare or inaccessible. The range of genres and topics covered makes it a truly remarkable resource for teaching and research, providing an unparalleled view of women’s literate culture in the early modern period.</text:p>
          </table:table-cell>
          <table:table-cell table:style-name="ce2" table:number-columns-repeated="7"/>
          <table:table-cell table:style-name="ce2" office:value-type="string" calcext:value-type="string">
            <text:p>travel</text:p>
          </table:table-cell>
          <table:table-cell table:style-name="ce2" office:value-type="string" calcext:value-type="string">
            <text:p>women travel diaries rabbit hole</text:p>
          </table:table-cell>
          <table:table-cell table:style-name="ce31" office:value-type="string" calcext:value-type="string">
            <text:p><text:a xlink:href="https://www.wwp.northeastern.edu/wwo/" xlink:type="simple">https://www.wwp.northeastern.edu/wwo/</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Northeastern University</text:p>
          </table:table-cell>
          <table:table-cell table:style-name="ce2" office:value-type="string" calcext:value-type="string">
            <text:p>United States</text:p>
          </table:table-cell>
          <table:table-cell table:style-name="ce2" office:value-type="string" calcext:value-type="string">
            <text:p>Boston, MA</text:p>
          </table:table-cell>
          <table:table-cell table:style-name="ce2" office:value-type="string" calcext:value-type="string">
            <text:p>undetermined</text:p>
          </table:table-cell>
          <table:table-cell table:style-name="ce16" office:value-type="string" calcext:value-type="string">
            <text:p>Women Writers Project</text:p>
          </table:table-cell>
          <table:table-cell table:style-name="ce2" office:value-type="string" calcext:value-type="string">
            <text:p>Paywall</text:p>
            <text:p/>
          </table:table-cell>
          <table:table-cell table:style-name="ce2" office:value-type="string" calcext:value-type="string">
            <text:p>full collection</text:p>
          </table:table-cell>
          <table:table-cell table:style-name="ce2" office:value-type="string" calcext:value-type="string">
            <text:p>undetermined</text:p>
          </table:table-cell>
          <table:table-cell table:style-name="ce2"/>
          <table:table-cell table:style-name="ce2" office:value-type="string" calcext:value-type="string">
            <text:p>multiple</text:p>
          </table:table-cell>
          <table:table-cell table:style-name="ce2" table:number-columns-repeated="2"/>
          <table:table-cell table:style-name="ce2" office:value-type="string" calcext:value-type="string">
            <text:p>1400-1850</text:p>
          </table:table-cell>
          <table:table-cell table:style-name="ce2" office:value-type="string" calcext:value-type="string">
            <text:p>The Women Writers Project is a long-term research project devoted to early modern women's writing and electronic text encoding. Our goal is to bring texts by pre-Victorian women writers out of the archive and make them accessible to a wide audience of teachers, students, scholars, and the general reader. We support research on women's writing, text encoding, and the role of electronic texts in teaching and scholarship.</text:p>
          </table:table-cell>
          <table:table-cell table:style-name="ce2" table:number-columns-repeated="7"/>
          <table:table-cell table:style-name="ce2" office:value-type="string" calcext:value-type="string">
            <text:p>travel</text:p>
          </table:table-cell>
          <table:table-cell table:style-name="ce2" office:value-type="string" calcext:value-type="string">
            <text:p>women travel diaries rabbit hole</text:p>
          </table:table-cell>
          <table:table-cell table:style-name="ce31" office:value-type="string" calcext:value-type="string">
            <text:p><text:a xlink:href="https://www.wwp.northeastern.edu/" xlink:type="simple">https://www.wwp.northeastern.edu/</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Penn State University</text:p>
          </table:table-cell>
          <table:table-cell table:style-name="ce2" office:value-type="string" calcext:value-type="string">
            <text:p>United States</text:p>
          </table:table-cell>
          <table:table-cell table:style-name="ce2" office:value-type="string" calcext:value-type="string">
            <text:p>University Park, PA</text:p>
          </table:table-cell>
          <table:table-cell table:style-name="ce2" office:value-type="string" calcext:value-type="string">
            <text:p>25 million archival records</text:p>
          </table:table-cell>
          <table:table-cell table:style-name="ce2" office:value-type="string" calcext:value-type="string">
            <text:p>Lady Hester Stanhope letters and portrait</text:p>
          </table:table-cell>
          <table:table-cell table:number-columns-repeated="3" table:style-name="ce2" office:value-type="string" calcext:value-type="string">
            <text:p>undetermined</text:p>
          </table:table-cell>
          <table:table-cell table:style-name="ce2"/>
          <table:table-cell table:style-name="ce2" office:value-type="string" calcext:value-type="string">
            <text:p>multiple</text:p>
          </table:table-cell>
          <table:table-cell table:style-name="ce2" table:number-columns-repeated="6"/>
          <table:table-cell table:style-name="ce2" office:value-type="string" calcext:value-type="string">
            <text:p>Hester Lucy Stanhope</text:p>
          </table:table-cell>
          <table:table-cell table:style-name="ce2"/>
          <table:table-cell table:style-name="ce2" office:value-type="string" calcext:value-type="string">
            <text:p>1808-1839 (collection)</text:p>
          </table:table-cell>
          <table:table-cell table:style-name="ce2" office:value-type="string" calcext:value-type="string">
            <text:p>10 items</text:p>
          </table:table-cell>
          <table:table-cell table:style-name="ce2" table:number-columns-repeated="3"/>
          <table:table-cell table:style-name="ce31" office:value-type="string" calcext:value-type="string">
            <text:p><text:a xlink:href="https://libraries.psu.edu/findingaids/3295.htm" xlink:type="simple">https://libraries.psu.edu/findingaids/3295.htm</text:a></text:p>
          </table:table-cell>
          <table:table-cell table:style-name="ce1"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Purdue University</text:p>
          </table:table-cell>
          <table:table-cell table:style-name="ce12" office:value-type="string" calcext:value-type="string">
            <text:p>United States</text:p>
          </table:table-cell>
          <table:table-cell table:style-name="ce12" office:value-type="string" calcext:value-type="string">
            <text:p>West Lafayette, IN</text:p>
          </table:table-cell>
          <table:table-cell table:style-name="ce12" office:value-type="string" calcext:value-type="string">
            <text:p>undetermined</text:p>
          </table:table-cell>
          <table:table-cell table:style-name="ce12" office:value-type="string" calcext:value-type="string">
            <text:p>The George Palmer Putnam Collection of Amelia Earhart Papers</text:p>
          </table:table-cell>
          <table:table-cell table:style-name="ce12" office:value-type="string" calcext:value-type="string">
            <text:p>digital</text:p>
          </table:table-cell>
          <table:table-cell table:style-name="ce12" office:value-type="string" calcext:value-type="string">
            <text:p>full collection</text:p>
          </table:table-cell>
          <table:table-cell table:style-name="ce12" office:value-type="string" calcext:value-type="string">
            <text:p>hi-res image, no transcript, item-level metadata</text:p>
          </table:table-cell>
          <table:table-cell table:style-name="ce12" office:value-type="string" calcext:value-type="string">
            <text:p>16.5 cubic ft</text:p>
          </table:table-cell>
          <table:table-cell table:style-name="ce12" office:value-type="string" calcext:value-type="string">
            <text:p>singular</text:p>
          </table:table-cell>
          <table:table-cell table:style-name="ce12" table:number-columns-repeated="6"/>
          <table:table-cell table:style-name="ce12" office:value-type="string" calcext:value-type="string">
            <text:p>Amelia Earhart</text:p>
          </table:table-cell>
          <table:table-cell table:style-name="ce12"/>
          <table:table-cell table:style-name="ce12" office:value-type="string" calcext:value-type="string">
            <text:p>1785-1948 (collection)</text:p>
          </table:table-cell>
          <table:table-cell table:style-name="ce12" office:value-type="string" calcext:value-type="string">
            <text:p>2,681 items</text:p>
          </table:table-cell>
          <table:table-cell table:style-name="ce12"/>
          <table:table-cell table:style-name="ce12" office:value-type="string" calcext:value-type="string">
            <text:p>documents the personal life, aviation career, and business activities of pilot Amelia Earhart. The Papers are divided into seven series</text:p>
          </table:table-cell>
          <table:table-cell table:style-name="ce12"/>
          <table:table-cell table:style-name="ce35" office:value-type="string" calcext:value-type="string">
            <text:p><text:a xlink:href="http://collections.lib.purdue.edu/aearhart/index.php" xlink:type="simple">http://collections.lib.purdue.edu/aearhart/index.php</text:a></text:p>
          </table:table-cell>
          <table:table-cell table:style-name="ce42" table:number-columns-repeated="10"/>
          <table:table-cell table:number-columns-repeated="988"/>
        </table:table-row>
        <table:table-row table:style-name="ro2" table:visibility="collapse">
          <table:table-cell table:style-name="ce6"/>
          <table:table-cell table:style-name="ce12"/>
          <table:table-cell table:style-name="ce12" office:value-type="string" calcext:value-type="string">
            <text:p>Purdue University</text:p>
          </table:table-cell>
          <table:table-cell table:style-name="ce12" office:value-type="string" calcext:value-type="string">
            <text:p>United States</text:p>
          </table:table-cell>
          <table:table-cell table:style-name="ce12" office:value-type="string" calcext:value-type="string">
            <text:p>West Lafayette, IN</text:p>
          </table:table-cell>
          <table:table-cell table:style-name="ce12" office:value-type="string" calcext:value-type="string">
            <text:p>undetermined</text:p>
          </table:table-cell>
          <table:table-cell table:style-name="ce12" office:value-type="string" calcext:value-type="string">
            <text:p>Amelia Earhart at Purdue Papers</text:p>
          </table:table-cell>
          <table:table-cell table:style-name="ce12" office:value-type="string" calcext:value-type="string">
            <text:p>*says digital but not seeing link??</text:p>
          </table:table-cell>
          <table:table-cell table:style-name="ce12" office:value-type="string" calcext:value-type="string">
            <text:p>full collection (?)</text:p>
          </table:table-cell>
          <table:table-cell table:style-name="ce12" office:value-type="string" calcext:value-type="string">
            <text:p>undetermined</text:p>
            <text:p/>
          </table:table-cell>
          <table:table-cell table:style-name="ce12" office:value-type="string" calcext:value-type="string">
            <text:p>1.09 cubic ft</text:p>
          </table:table-cell>
          <table:table-cell table:style-name="ce12" office:value-type="string" calcext:value-type="string">
            <text:p>singular</text:p>
          </table:table-cell>
          <table:table-cell table:style-name="ce12" table:number-columns-repeated="6"/>
          <table:table-cell table:style-name="ce12" office:value-type="string" calcext:value-type="string">
            <text:p>Amelia Earhart</text:p>
          </table:table-cell>
          <table:table-cell table:style-name="ce12"/>
          <table:table-cell table:style-name="ce12" office:value-type="string" calcext:value-type="string">
            <text:p>1935-2000 (collection)</text:p>
          </table:table-cell>
          <table:table-cell table:style-name="ce12" table:number-columns-repeated="2"/>
          <table:table-cell table:style-name="ce12" office:value-type="string" calcext:value-type="string">
            <text:p>The Amelia Earhart at Purdue papers document Amelia Earhart's arrival at Purdue University, her time there, and the efforts to memorialize Earhart after her disappearance. Types of materials include correspondence, ephemera, administrative reports, photographs, publicity materials, and speeches.</text:p>
          </table:table-cell>
          <table:table-cell table:style-name="ce12"/>
          <table:table-cell table:style-name="ce35" office:value-type="string" calcext:value-type="string">
            <text:p><text:a xlink:href="https://archives.lib.purdue.edu/repositories/2/resources/8" xlink:type="simple">https://archives.lib.purdue.edu/repositories/2/resources/8</text:a></text:p>
          </table:table-cell>
          <table:table-cell table:style-name="ce42" table:number-columns-repeated="10"/>
          <table:table-cell table:number-columns-repeated="988"/>
        </table:table-row>
        <table:table-row table:style-name="ro2">
          <table:table-cell table:style-name="ce5"/>
          <table:table-cell table:style-name="ce2" office:value-type="string" calcext:value-type="string">
            <text:p>Academic Affiliation</text:p>
          </table:table-cell>
          <table:table-cell table:style-name="ce2" office:value-type="string" calcext:value-type="string">
            <text:p>Rhodes University, Cory Library</text:p>
          </table:table-cell>
          <table:table-cell table:style-name="ce2" office:value-type="string" calcext:value-type="string">
            <text:p>Africa</text:p>
          </table:table-cell>
          <table:table-cell table:style-name="ce2" office:value-type="string" calcext:value-type="string">
            <text:p>Grahamstown, South Africa</text:p>
          </table:table-cell>
          <table:table-cell table:style-name="ce2" office:value-type="string" calcext:value-type="string">
            <text:p>undetermined</text:p>
          </table:table-cell>
          <table:table-cell table:style-name="ce2" office:value-type="string" calcext:value-type="string">
            <text:p>Diaries and letters of Ellen Cas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no images, full transcript, sparse item-level metadata</text:p>
          </table:table-cell>
          <table:table-cell table:style-name="ce2"/>
          <table:table-cell table:style-name="ce2" office:value-type="string" calcext:value-type="string">
            <text:p>singular</text:p>
          </table:table-cell>
          <table:table-cell table:style-name="ce2" office:value-type="string" calcext:value-type="string">
            <text:p>69 pages</text:p>
          </table:table-cell>
          <table:table-cell table:style-name="ce2" table:number-columns-repeated="2"/>
          <table:table-cell table:style-name="ce2" office:value-type="string" calcext:value-type="string">
            <text:p>This is the transcription of two diaries written by Ellen Case, wife of Rev. Philip Henry Case, describing their life in the service of the Anglican church from 1888-1894, while they were based at St Cuthbert's Mission near Tsolo, (1888-1889) and a year at Peddie in 1892. A volume containing copies of her letters home are also transcribed, as well as the account of a family holiday at Hluleka, Transkei coast, in 1902. The note books are in a fragile condition; they have been transcribed by her grandson, John James Case, who deposited the collection in Cory Library in December 2003, and the transcription in 2014., Donated by John J. Case in 2014</text:p>
          </table:table-cell>
          <table:table-cell table:style-name="ce2"/>
          <table:table-cell table:style-name="ce2" office:value-type="string" calcext:value-type="string">
            <text:p>Missionaries, South Africa, Ellen Case, Lincolnshire</text:p>
          </table:table-cell>
          <table:table-cell table:style-name="ce2" office:value-type="string" calcext:value-type="string">
            <text:p>Ellen Case</text:p>
          </table:table-cell>
          <table:table-cell table:style-name="ce2"/>
          <table:table-cell table:style-name="ce2" office:value-type="string" calcext:value-type="string">
            <text:p>1888-1894</text:p>
          </table:table-cell>
          <table:table-cell table:style-name="ce2" office:value-type="string" calcext:value-type="string">
            <text:p>1 pdf, 67 pages</text:p>
          </table:table-cell>
          <table:table-cell table:style-name="ce2"/>
          <table:table-cell table:style-name="ce2" office:value-type="string" calcext:value-type="string">
            <text:p>This is the transcription of two diaries written by Ellen Case, wife of Rev. Philip Henry Case, describing their life in the service of the Anglican church from 1888-1894, while they were based at St Cuthbert's Mission near Tsolo, (1888-1889) and a year at Peddie in 1892. A volume containing copies of her letters home are also transcribed, as well as the account of a family holiday at Hluleka, Transkei coast, in 1902. The note books are in a fragile condition; they have been transcribed by her grandson, John James Case, who deposited the collection in Cory Library in December 2003, and the transcription in 2014</text:p>
          </table:table-cell>
          <table:table-cell table:style-name="ce2"/>
          <table:table-cell table:style-name="ce32" office:value-type="string" calcext:value-type="string">
            <text:p><text:a xlink:href="http://vital.seals.ac.za:8080/vital/access/manager/Repository/vital:13463?site_name=Rhodes+University+Cory&amp;collection=vital%3A24507&amp;sort=ss_dateNormalized+desc%2Csort_ss_title+asc" xlink:type="simple">http://vital.seals.ac.za:8080/vital/access/manager/Repository/vital:13463?site_name=Rhodes+University+Cory&amp;collection=vital%3A24507&amp;sort=ss_dateNormalized+desc%2Csort_ss_title+asc</text:a></text:p>
          </table:table-cell>
          <table:table-cell table:style-name="ce41" table:number-columns-repeated="10"/>
          <table:table-cell table:number-columns-repeated="988"/>
        </table:table-row>
        <table:table-row table:style-name="ro2">
          <table:table-cell table:style-name="ce3"/>
          <table:table-cell table:style-name="ce2" office:value-type="string" calcext:value-type="string">
            <text:p>Society/Center/Other</text:p>
          </table:table-cell>
          <table:table-cell table:style-name="ce2" office:value-type="string" calcext:value-type="string">
            <text:p>Royal Anthropological Institute</text:p>
          </table:table-cell>
          <table:table-cell table:style-name="ce2" office:value-type="string" calcext:value-type="string">
            <text:p>United Kingdom</text:p>
            <text:p/>
          </table:table-cell>
          <table:table-cell table:style-name="ce2" office:value-type="string" calcext:value-type="string">
            <text:p>London, England</text:p>
          </table:table-cell>
          <table:table-cell table:style-name="ce2" office:value-type="string" calcext:value-type="string">
            <text:p>125,000 items</text:p>
          </table:table-cell>
          <table:table-cell table:style-name="ce2" office:value-type="string" calcext:value-type="string">
            <text:p>MSS 41-59 (scrapbook and miscellany)</text:p>
          </table:table-cell>
          <table:table-cell table:style-name="ce2" office:value-type="string" calcext:value-type="string">
            <text:p>Paywall; in-person (appt needed)</text:p>
          </table:table-cell>
          <table:table-cell table:style-name="ce2" office:value-type="string" calcext:value-type="string">
            <text:p>full collection (?)</text:p>
            <text:p/>
          </table:table-cell>
          <table:table-cell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Mary Edith Durham</text:p>
          </table:table-cell>
          <table:table-cell table:style-name="ce2"/>
          <table:table-cell table:style-name="ce2" office:value-type="string" calcext:value-type="string">
            <text:p>1940 (?)</text:p>
          </table:table-cell>
          <table:table-cell table:style-name="ce2" office:value-type="string" calcext:value-type="string">
            <text:p>3 volumes</text:p>
          </table:table-cell>
          <table:table-cell table:style-name="ce2"/>
          <table:table-cell table:style-name="ce2" office:value-type="string" calcext:value-type="string">
            <text:p>Traveller and anthropologist. Born London, attended Bedford College (1878-82), then Royal Academy Schools. Began to travel rough in the then hardly visited Balkans from 1900 for the next twenty years. She worked for a number of relief organisations and became a champion of the Albanian mountaineers whose lands were coveted by neighbouring nations. Her studies of Balkan ethnography led to a series of books, of which 'High Albania' is the best known and is still regarded as the best guide to the customs and society of the highlands of northern Albania.</text:p>
            <text:p>Her papers are held by the Royal Anthropological Institute, London, her diaries are in the Bankfield Museum, Halifax, along with her collection of Balkan costume and jewellery given in 1935. Further gifts of mostly Balkan artefacts were made to the British Museum in 1914, and to the Pitt Rivers Museum in Oxford and the Horniman Museum in London.</text:p>
          </table:table-cell>
          <table:table-cell table:style-name="ce2"/>
          <table:table-cell table:style-name="ce31" office:value-type="string" calcext:value-type="string">
            <text:p><text:a xlink:href="https://www.therai.org.uk/archives-and-manuscripts/manuscript-contents/0041-durham-mary-edith-qcollectionq-ms-41?highlight=WyJlZGl0aCIsImVkaXRoJ3MiLCJkdXJoYW0iLCJkdXJoYW0ncyIsImVkaXRoIGR1cmhhbSJd" xlink:type="simple">https://www.therai.org.uk/archives-and-manuscripts/manuscript-contents/0041-durham-mary-edith-qcollectionq-ms-41?highlight=WyJlZGl0aCIsImVkaXRoJ3MiLCJkdXJoYW0iLCJkdXJoYW0ncyIsImVkaXRoIGR1cmhhbSJd</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rchive</text:p>
          </table:table-cell>
          <table:table-cell table:style-name="ce2" office:value-type="string" calcext:value-type="string">
            <text:p>Royal Archives</text:p>
            <text:p/>
          </table:table-cell>
          <table:table-cell table:style-name="ce2" office:value-type="string" calcext:value-type="string">
            <text:p>United Kingdom</text:p>
            <text:p/>
          </table:table-cell>
          <table:table-cell table:style-name="ce2" office:value-type="string" calcext:value-type="string">
            <text:p>Windsor, England</text:p>
          </table:table-cell>
          <table:table-cell table:style-name="ce2" office:value-type="string" calcext:value-type="string">
            <text:p>400,000 items</text:p>
          </table:table-cell>
          <table:table-cell table:style-name="ce2" office:value-type="string" calcext:value-type="string">
            <text:p>Queen Victoria's Journals</text:p>
          </table:table-cell>
          <table:table-cell table:style-name="ce2" office:value-type="string" calcext:value-type="string">
            <text:p>Paywall</text:p>
          </table:table-cell>
          <table:table-cell table:style-name="ce2" office:value-type="string" calcext:value-type="string">
            <text:p>full collection (?)</text:p>
          </table:table-cell>
          <table:table-cell table:style-name="ce2" office:value-type="string" calcext:value-type="string">
            <text:p>hi-res image, full transcript, item-level metadata (?)</text:p>
          </table:table-cell>
          <table:table-cell table:style-name="ce2"/>
          <table:table-cell table:style-name="ce2" office:value-type="string" calcext:value-type="string">
            <text:p>singular</text:p>
          </table:table-cell>
          <table:table-cell table:style-name="ce2" office:value-type="string" calcext:value-type="string">
            <text:p>141 journals</text:p>
          </table:table-cell>
          <table:table-cell table:style-name="ce20" office:value-type="string" calcext:value-type="string">
            <text:p><text:span text:style-name="T3">Collaboration with Bodleian Libraries (Oxford) and </text:span><text:span text:style-name="T4">ProQuest</text:span></text:p>
          </table:table-cell>
          <table:table-cell table:style-name="ce2" office:value-type="string" calcext:value-type="string">
            <text:p>1832-1901</text:p>
          </table:table-cell>
          <table:table-cell table:style-name="ce20"/>
          <table:table-cell table:style-name="ce2" table:number-columns-repeated="2"/>
          <table:table-cell table:style-name="ce2" office:value-type="string" calcext:value-type="string">
            <text:p>Queen Victoria</text:p>
          </table:table-cell>
          <table:table-cell table:style-name="ce2"/>
          <table:table-cell table:style-name="ce2" office:value-type="string" calcext:value-type="string">
            <text:p>1832-1901</text:p>
          </table:table-cell>
          <table:table-cell table:style-name="ce2" office:value-type="string" calcext:value-type="string">
            <text:p>141 journals, 43,756 pages</text:p>
          </table:table-cell>
          <table:table-cell table:style-name="ce2"/>
          <table:table-cell table:style-name="ce2" office:value-type="string" calcext:value-type="string">
            <text:p>Queen Victoria's Journals is the product of a unique partnership between ProQuest, the Royal Archives and the Bodleian Libraries. It reproduces as high-resolution, colour images every page of the surviving volumes of Queen Victoria's journals, from her first diary entry in 1832 to shortly before her death in 1901, along with separate photographs of the many illustrations and inserts within the pages.</text:p>
            <text:p/>
            <text:p>Launched on 24th May 2012, the anniversary of her birth, most of Victoria's life - from childhood, through accession, marriage, bereavement and the long years of widowhood - is contained within these pages and through her eyes we also see the changing face of the nineteenth century. Thirteen volumes in Victoria's own hand survive, with the majority of the remaining volumes transcribed after Queen Victoria's death by her youngest daughter, Princess Beatrice. In addition, this collection contains typewritten transcripts, prepared shortly after her death, of some of the journals' earlier years, along with rare draft volumes also in Victoria's hand.</text:p>
            <text:p/>
            <text:p>Each page has also been meticulously transcribed and re-keyed, allowing for journals to be searched.</text:p>
          </table:table-cell>
          <table:table-cell table:style-name="ce2"/>
          <table:table-cell table:style-name="ce36" office:value-type="string" calcext:value-type="string">
            <text:p>http://qvj.chadwyck.com/marketing/index.jsp (US)</text:p>
            <text:p/>
            <text:p>http://www.queenvictoriasjournals.org (UK)</text:p>
            <text:p/>
            <text:p>https://www.royal.uk/queen-victorias-journals-launched-online (Announcement)</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Museum</text:p>
          </table:table-cell>
          <table:table-cell table:style-name="ce2" office:value-type="string" calcext:value-type="string">
            <text:p>Royal Museum for Central Africa</text:p>
          </table:table-cell>
          <table:table-cell table:style-name="ce2" office:value-type="string" calcext:value-type="string">
            <text:p>Europe</text:p>
          </table:table-cell>
          <table:table-cell table:style-name="ce2" office:value-type="string" calcext:value-type="string">
            <text:p>Tervuren, Belgium</text:p>
          </table:table-cell>
          <table:table-cell table:style-name="ce2" office:value-type="string" calcext:value-type="string">
            <text:p>450,000 items, 10 million animals</text:p>
          </table:table-cell>
          <table:table-cell table:style-name="ce2" office:value-type="string" calcext:value-type="string">
            <text:p>Berthe Cabra</text:p>
          </table:table-cell>
          <table:table-cell table:number-columns-repeated="3" table:style-name="ce2" office:value-type="string" calcext:value-type="string">
            <text:p>undetermined</text:p>
          </table:table-cell>
          <table:table-cell table:style-name="ce2" office:value-type="string" calcext:value-type="string">
            <text:p>.02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Berthe Cabra Fonds</text:p>
          </table:table-cell>
          <table:table-cell table:style-name="ce2"/>
          <table:table-cell table:style-name="ce2" office:value-type="string" calcext:value-type="string">
            <text:p>1905-1933</text:p>
          </table:table-cell>
          <table:table-cell table:style-name="ce2" table:number-columns-repeated="2"/>
          <table:table-cell table:style-name="ce2" office:value-type="string" calcext:value-type="string">
            <text:p>a Belgian married to Commander Alphonse Cabra of the Belgian army with the claim to be the first European woman to travel across Africa from west to east over land between 1905 and 1906. Berthe was the daughter of Jean-Martin Gheude and d'Euphrosyne d'Alcantara de Contreras.</text:p>
          </table:table-cell>
          <table:table-cell table:style-name="ce2"/>
          <table:table-cell table:style-name="ce31" office:value-type="string" calcext:value-type="string">
            <text:p><text:a xlink:href="https://archives.africamuseum.be/repositories/2/resources/340" xlink:type="simple">https://archives.africamuseum.be/repositories/2/resources/340</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rchive</text:p>
          </table:table-cell>
          <table:table-cell table:style-name="ce2" office:value-type="string" calcext:value-type="string">
            <text:p>Smithsonian Institution Archives</text:p>
          </table:table-cell>
          <table:table-cell table:style-name="ce2" office:value-type="string" calcext:value-type="string">
            <text:p>United States</text:p>
          </table:table-cell>
          <table:table-cell table:style-name="ce2" office:value-type="string" calcext:value-type="string">
            <text:p>Washington, DC</text:p>
          </table:table-cell>
          <table:table-cell table:style-name="ce2" office:value-type="string" calcext:value-type="string">
            <text:p>156 million items</text:p>
          </table:table-cell>
          <table:table-cell table:style-name="ce2" office:value-type="string" calcext:value-type="string">
            <text:p>Florence Merriam Bailey Paper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 no transcript, sparse item-level metadata</text:p>
          </table:table-cell>
          <table:table-cell table:style-name="ce2" office:value-type="string" calcext:value-type="string">
            <text:p>2.19 cubic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Florence Merriam Bailey</text:p>
          </table:table-cell>
          <table:table-cell table:style-name="ce2"/>
          <table:table-cell table:style-name="ce2" office:value-type="string" calcext:value-type="string">
            <text:p>1865-1942</text:p>
          </table:table-cell>
          <table:table-cell table:style-name="ce2" office:value-type="string" calcext:value-type="string">
            <text:p>4 boxes</text:p>
          </table:table-cell>
          <table:table-cell table:style-name="ce2"/>
          <table:table-cell table:style-name="ce2" office:value-type="string" calcext:value-type="string">
            <text:p>an American ornithologist and nature writer. She was born in the hamlet of Locust Grove in Lewis County, New York. The youngest of four children, she was the younger sister of Clinton Hart Merriam. She organized early Audubon Society chapters and was an activist for bird protection.</text:p>
          </table:table-cell>
          <table:table-cell table:style-name="ce2"/>
          <table:table-cell table:style-name="ce31" table:formula="of:=HYPERLINK(&quot;https://siarchives.si.edu/collections/siris_arc_217572&quot;;&quot;https://siarchives.si.edu/collections/siris_arc_217572&quot;)" office:value-type="string" office:string-value="https://siarchives.si.edu/collections/siris_arc_217572" calcext:value-type="string">
            <text:p>https://siarchives.si.edu/collections/siris_arc_217572</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Southern Illinois University</text:p>
          </table:table-cell>
          <table:table-cell table:style-name="ce2" office:value-type="string" calcext:value-type="string">
            <text:p>United States</text:p>
          </table:table-cell>
          <table:table-cell table:style-name="ce2" office:value-type="string" calcext:value-type="string">
            <text:p>Carbondale, IL</text:p>
          </table:table-cell>
          <table:table-cell table:style-name="ce2" office:value-type="string" calcext:value-type="string">
            <text:p>undetermined</text:p>
          </table:table-cell>
          <table:table-cell table:style-name="ce2" office:value-type="string" calcext:value-type="string">
            <text:p>Victoria Woodhull-Martin Papers</text:p>
          </table:table-cell>
          <table:table-cell table:style-name="ce2" office:value-type="string" calcext:value-type="string">
            <text:p>in-person open</text:p>
          </table:table-cell>
          <table:table-cell table:style-name="ce2" office:value-type="string" calcext:value-type="string">
            <text:p>undetermined</text:p>
          </table:table-cell>
          <table:table-cell table:style-name="ce2" office:value-type="string" calcext:value-type="string">
            <text:p>no digital presence</text:p>
          </table:table-cell>
          <table:table-cell table:style-name="ce2" table:number-columns-repeated="8"/>
          <table:table-cell table:style-name="ce2" office:value-type="string" calcext:value-type="string">
            <text:p>Victoria Woodhull and several other notable women correspondents</text:p>
          </table:table-cell>
          <table:table-cell table:style-name="ce2"/>
          <table:table-cell table:style-name="ce2" office:value-type="string" calcext:value-type="string">
            <text:p>1870-1962 (collection)</text:p>
          </table:table-cell>
          <table:table-cell table:style-name="ce2" office:value-type="string" calcext:value-type="string">
            <text:p>6 boxes</text:p>
          </table:table-cell>
          <table:table-cell table:style-name="ce2"/>
          <table:table-cell table:style-name="ce2" office:value-type="string" calcext:value-type="string">
            <text:p>General correspondence from 1870 to 1929 includes letters from Susan B. Anthony, Elizabeth Cady Stanton, Paulina Wright Davis, Jerome K. Jerome, and Charles Mackay.  Family correspondence; estate correspondence through 1962.  Autobiographical notes, speeches and pamphlets, photographs, and newspaper clippings.  Material on astrology, the occult, and Greek mythology.</text:p>
            <text:p/>
            <text:p>So many cool things, but was the first woman to run for President in America :)</text:p>
          </table:table-cell>
          <table:table-cell table:style-name="ce2"/>
          <table:table-cell table:style-name="ce31" office:value-type="string" calcext:value-type="string">
            <text:p><text:a xlink:href="https://archives.lib.siu.edu/?p=collections/controlcard&amp;id=531" xlink:type="simple">https://archives.lib.siu.edu/?p=collections/controlcard&amp;id=531</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University at Oxford</text:p>
          </table:table-cell>
          <table:table-cell table:style-name="ce2" office:value-type="string" calcext:value-type="string">
            <text:p>United Kingdom</text:p>
          </table:table-cell>
          <table:table-cell table:style-name="ce2" office:value-type="string" calcext:value-type="string">
            <text:p>Oxford, England</text:p>
          </table:table-cell>
          <table:table-cell table:style-name="ce2" office:value-type="string" calcext:value-type="string">
            <text:p>13 million items</text:p>
          </table:table-cell>
          <table:table-cell table:style-name="ce2" office:value-type="string" calcext:value-type="string">
            <text:p>Annette Meakin</text:p>
          </table:table-cell>
          <table:table-cell table:style-name="ce2" office:value-type="string" calcext:value-type="string">
            <text:p>in-person (open?)</text:p>
          </table:table-cell>
          <table:table-cell table:style-name="ce2" office:value-type="string" calcext:value-type="string">
            <text:p>undetermined</text:p>
          </table:table-cell>
          <table:table-cell table:style-name="ce2" office:value-type="string" calcext:value-type="string">
            <text:p>no digital presence</text:p>
          </table:table-cell>
          <table:table-cell table:style-name="ce2" table:number-columns-repeated="8"/>
          <table:table-cell table:style-name="ce2" office:value-type="string" calcext:value-type="string">
            <text:p>Annette Meakin</text:p>
          </table:table-cell>
          <table:table-cell table:style-name="ce2"/>
          <table:table-cell table:style-name="ce2" office:value-type="string" calcext:value-type="string">
            <text:p>1920-1938 (collection); 1867-1959 (life)</text:p>
          </table:table-cell>
          <table:table-cell table:style-name="ce2" office:value-type="string" calcext:value-type="string">
            <text:p>2 shelves</text:p>
          </table:table-cell>
          <table:table-cell table:style-name="ce2"/>
          <table:table-cell table:style-name="ce2" office:value-type="string" calcext:value-type="string">
            <text:p>British travel author. She and her mother were the first English women to travel to Japan on board the Trans-Siberian railway.</text:p>
          </table:table-cell>
          <table:table-cell table:style-name="ce2"/>
          <table:table-cell table:style-name="ce31" office:value-type="string" calcext:value-type="string">
            <text:p><text:a xlink:href="http://www.bodley.ox.ac.uk/dept/scwmss/wmss/online/modern/meakin/meakin.html" xlink:type="simple">http://www.bodley.ox.ac.uk/dept/scwmss/wmss/online/modern/meakin/meakin.html</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University at Rochester</text:p>
          </table:table-cell>
          <table:table-cell table:style-name="ce2" office:value-type="string" calcext:value-type="string">
            <text:p>United States</text:p>
          </table:table-cell>
          <table:table-cell table:style-name="ce2" office:value-type="string" calcext:value-type="string">
            <text:p>Rochester, NY</text:p>
          </table:table-cell>
          <table:table-cell table:style-name="ce2" office:value-type="string" calcext:value-type="string">
            <text:p>3 million "books"</text:p>
          </table:table-cell>
          <table:table-cell table:style-name="ce2" office:value-type="string" calcext:value-type="string">
            <text:p>The Isabella Beecher Hooker and John Hooker Papers</text:p>
          </table:table-cell>
          <table:table-cell table:style-name="ce2" office:value-type="string" calcext:value-type="string">
            <text:p>digital, in-person</text:p>
          </table:table-cell>
          <table:table-cell table:style-name="ce2" office:value-type="string" calcext:value-type="string">
            <text:p>over 75% (if not 100%)</text:p>
            <text:p/>
          </table:table-cell>
          <table:table-cell table:style-name="ce2" office:value-type="string" calcext:value-type="string">
            <text:p>hi-res images (downloadable), no transcripts, item-level metadata</text:p>
          </table:table-cell>
          <table:table-cell table:style-name="ce2" office:value-type="string" calcext:value-type="string">
            <text:p>approx. 300 items</text:p>
          </table:table-cell>
          <table:table-cell table:style-name="ce2" table:number-columns-repeated="7"/>
          <table:table-cell table:style-name="ce2" office:value-type="string" calcext:value-type="string">
            <text:p>Susan B. Anthony, several other suffragettes</text:p>
          </table:table-cell>
          <table:table-cell table:style-name="ce2" table:number-columns-repeated="2"/>
          <table:table-cell table:style-name="ce2" office:value-type="string" calcext:value-type="string">
            <text:p>7 boxes</text:p>
          </table:table-cell>
          <table:table-cell table:style-name="ce2"/>
          <table:table-cell table:style-name="ce2" office:value-type="string" calcext:value-type="string">
            <text:p>Isabella Beecher Hooker was a leader, lecturer and social activist in the American suffragist movement.</text:p>
          </table:table-cell>
          <table:table-cell table:style-name="ce2"/>
          <table:table-cell table:style-name="ce3" office:value-type="string" calcext:value-type="string">
            <text:p>https://www.rochester.edu/newscenter/unknown-letters-of-suffragists-susan-b-anthony-isabella-beecher-hooker-surface-in-connecticut-barn-229742/</text:p>
            <text:p/>
            <text:p>https://rbscp.lib.rochester.edu/Isabella-Beecher-Hooker-Papers#digitizedmaterials</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University of Bradford</text:p>
          </table:table-cell>
          <table:table-cell table:style-name="ce2" office:value-type="string" calcext:value-type="string">
            <text:p>United Kingdom</text:p>
          </table:table-cell>
          <table:table-cell table:style-name="ce2" office:value-type="string" calcext:value-type="string">
            <text:p>Bradford, England</text:p>
          </table:table-cell>
          <table:table-cell table:style-name="ce2" office:value-type="string" calcext:value-type="string">
            <text:p>1.5 km of material</text:p>
          </table:table-cell>
          <table:table-cell table:style-name="ce2" office:value-type="string" calcext:value-type="string">
            <text:p>Edith Durham's Balkan Scrapbooks</text:p>
          </table:table-cell>
          <table:table-cell table:style-name="ce2" office:value-type="string" calcext:value-type="string">
            <text:p>in-person (appt needed)</text:p>
          </table:table-cell>
          <table:table-cell table:number-columns-repeated="2" table:style-name="ce2" office:value-type="string" calcext:value-type="string">
            <text:p>undetermined</text:p>
          </table:table-cell>
          <table:table-cell table:style-name="ce2" office:value-type="string" calcext:value-type="string">
            <text:p>0.14 linear meters</text:p>
          </table:table-cell>
          <table:table-cell table:style-name="ce2" table:number-columns-repeated="7"/>
          <table:table-cell table:style-name="ce2" office:value-type="string" calcext:value-type="string">
            <text:p>Mary Edith Durham</text:p>
          </table:table-cell>
          <table:table-cell table:style-name="ce2"/>
          <table:table-cell table:style-name="ce2" office:value-type="string" calcext:value-type="string">
            <text:p>1919-1927 (collection)</text:p>
          </table:table-cell>
          <table:table-cell table:style-name="ce2" table:number-columns-repeated="2"/>
          <table:table-cell table:style-name="ce2" office:value-type="string" calcext:value-type="string">
            <text:p>Mary Edith Durham was born in 1863 in London, daughter of a surgeon. Educated at Bedford College and at the Royal Academy of Arts, she worked as an artist and illustrator. However, in the late 1890s, after caring for her sick mother, she became ill and depressed and was prescribed travel. She headed for Montenegro, where she was captivated by Balkan life and culture. Thereafter she travelled extensively in the region and began to study its history, languages, customs and manners. She published several books, including Through the Lands of the Serb (1904), The Burden of the Balkans (1905), and High Albania (1909). In particular, she passionately championed the cause of the Albanians, becoming Secretary of the Anglo-Albanian Society, launched in 1918. Ill-health ended her travels in 1921, but she continued to publish and was active on the Council of the Royal Anthropological Institute.</text:p>
          </table:table-cell>
          <table:table-cell table:style-name="ce2"/>
          <table:table-cell table:style-name="ce31" office:value-type="string" calcext:value-type="string">
            <text:p><text:a xlink:href="https://www.bradford.ac.uk/library/special-collections/collections/edith-durham-balkan-collection/" xlink:type="simple">https://www.bradford.ac.uk/library/special-collections/collections/edith-durham-balkan-collection/</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University of Chicago</text:p>
          </table:table-cell>
          <table:table-cell table:style-name="ce2" office:value-type="string" calcext:value-type="string">
            <text:p>United States</text:p>
          </table:table-cell>
          <table:table-cell table:style-name="ce2" office:value-type="string" calcext:value-type="string">
            <text:p>Chicago,IL</text:p>
          </table:table-cell>
          <table:table-cell table:style-name="ce2" office:value-type="string" calcext:value-type="string">
            <text:p>11.5 million items</text:p>
          </table:table-cell>
          <table:table-cell table:style-name="ce16" office:value-type="string" calcext:value-type="string">
            <text:p>Victorian Women Writers Project</text:p>
          </table:table-cell>
          <table:table-cell table:style-name="ce2" table:number-columns-repeated="4"/>
          <table:table-cell table:style-name="ce2" office:value-type="string" calcext:value-type="string">
            <text:p>multiple</text:p>
          </table:table-cell>
          <table:table-cell table:style-name="ce2" office:value-type="string" calcext:value-type="string">
            <text:p>200 +</text:p>
          </table:table-cell>
          <table:table-cell table:style-name="ce2" table:number-columns-repeated="2"/>
          <table:table-cell table:style-name="ce24" office:value-type="string" calcext:value-type="string">
            <text:p><text:a xlink:href="http://www.indiana.edu/~letrs/vwwp/vwwp-masthead.html" xlink:type="simple">Victorian Women Writers Project Statement: The goal of the Victorian Women Writers Project is to produce highly accurate transcriptions of works by British women writers of the 19th century, encoded using the Standard Generalized Markup Language (SGML). The works, selected with the assistance of the Advisory Board, include anthologies, novels, political pamphlets, religious tracts, children's books, and volumes of poetry and verse drama. Considerable attention has be given to the accuracy and completeness of the texts, and to accurate bibliographical descriptions of them.</text:a></text:p>
          </table:table-cell>
          <table:table-cell table:style-name="ce2" table:number-columns-repeated="9"/>
          <table:table-cell table:style-name="ce32" office:value-type="string" calcext:value-type="string">
            <text:p><text:a xlink:href="https://www.lib.uchicago.edu/efts/VWWP/" xlink:type="simple">https://www.lib.uchicago.edu/efts/VWWP/</text:a></text:p>
          </table:table-cell>
          <table:table-cell table:style-name="ce1" table:number-columns-repeated="10"/>
          <table:table-cell table:number-columns-repeated="988"/>
        </table:table-row>
        <table:table-row table:style-name="ro2">
          <table:table-cell table:style-name="ce3"/>
          <table:table-cell table:style-name="ce2" office:value-type="string" calcext:value-type="string">
            <text:p>Academic Affiliation</text:p>
          </table:table-cell>
          <table:table-cell table:style-name="ce2" office:value-type="string" calcext:value-type="string">
            <text:p>University of Edinburgh</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35 km of material</text:p>
          </table:table-cell>
          <table:table-cell table:style-name="ce2" office:value-type="string" calcext:value-type="string">
            <text:p>Encoding the Vandegrifter</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no images, full transcript (with XML), item-level metadata</text:p>
          </table:table-cell>
          <table:table-cell table:style-name="ce2"/>
          <table:table-cell table:style-name="ce2" office:value-type="string" calcext:value-type="string">
            <text:p>multiple</text:p>
          </table:table-cell>
          <table:table-cell table:style-name="ce2" office:value-type="string" calcext:value-type="string">
            <text:p>4 stories</text:p>
          </table:table-cell>
          <table:table-cell table:style-name="ce2" office:value-type="string" calcext:value-type="string">
            <text:p>Robert Louis Stevenson Museum, in St. Helena, California</text:p>
          </table:table-cell>
          <table:table-cell table:style-name="ce2" office:value-type="string" calcext:value-type="string">
            <text:p>late 1880s</text:p>
          </table:table-cell>
          <table:table-cell table:style-name="ce2" office:value-type="string" calcext:value-type="string">
            <text:p>Between the years of 1878 and 1899, Fanny Van de Grift Stevenson published nine short stories in magazines including Belgravia, Lippincott’s, McClure’s, and Scribner’s. Stevenson wrote Gothic tales of ghosts, otherworldly realms, and the traumas of femininity, with psychological subtexts regarding identity, loss, and death. Her work was influenced in content by her experiences raising children in mining camps of the western U.S. frontier, and in context by her global travels and affiliations with various authors. Yet, Stevenson does not qualify as a “forgotten voice” of women’s literary history, as virtually everything about her life is known through the fact of her marriage to her husband Robert Louis Stevenson––her writing has simply been left unevaluated</text:p>
          </table:table-cell>
          <table:table-cell table:style-name="ce2" office:value-type="string" calcext:value-type="string">
            <text:p>California</text:p>
          </table:table-cell>
          <table:table-cell table:style-name="ce2" office:value-type="string" calcext:value-type="string">
            <text:p>manuscripts, scrapbook</text:p>
          </table:table-cell>
          <table:table-cell table:style-name="ce2" office:value-type="string" calcext:value-type="string">
            <text:p>Fanny Vandergraft Stevenson</text:p>
          </table:table-cell>
          <table:table-cell table:style-name="ce2" office:value-type="string" calcext:value-type="string">
            <text:p>Indianapolis </text:p>
          </table:table-cell>
          <table:table-cell table:style-name="ce2" office:value-type="string" calcext:value-type="string">
            <text:p>1840-1914</text:p>
          </table:table-cell>
          <table:table-cell table:style-name="ce22" office:value-type="float" office:value="4" calcext:value-type="float">
            <text:p>4</text:p>
          </table:table-cell>
          <table:table-cell table:style-name="ce2"/>
          <table:table-cell table:style-name="ce2" office:value-type="string" calcext:value-type="string">
            <text:p>Between the years of 1878 and 1899, Fanny Van de Grift Stevenson published nine short stories in magazines including Belgravia, Lippincott’s, McClure’s, and Scribner’s. Stevenson wrote Gothic tales of ghosts, otherworldly realms, and the traumas of femininity, with psychological subtexts regarding identity, loss, and death. Her work was influenced in content by her experiences raising children in mining camps of the western U.S. frontier, and in context by her global travels and affiliations with various authors. Yet, Stevenson does not qualify as a “forgotten voice” of women’s literary history, as virtually everything about her life is known through the fact of her marriage to her husband Robert Louis Stevenson––her writing has simply been left unevaluated</text:p>
            <text:p/>
            <text:p>Robert Louis Stevenson Museum in Helena, CA (original holders of stories)</text:p>
          </table:table-cell>
          <table:table-cell table:style-name="ce2" office:value-type="string" calcext:value-type="string">
            <text:p>Twitter</text:p>
          </table:table-cell>
          <table:table-cell table:style-name="ce31" office:value-type="string" calcext:value-type="string">
            <text:p><text:a xlink:href="https://robynpritzker.github.io/encodingthevandegrifter/" xlink:type="simple">https://robynpritzker.github.io/encodingthevandegrifter/</text:a></text:p>
          </table:table-cell>
          <table:table-cell table:style-name="ce1" table:number-columns-repeated="10"/>
          <table:table-cell table:number-columns-repeated="988"/>
        </table:table-row>
        <table:table-row table:style-name="ro2">
          <table:table-cell table:style-name="ce5"/>
          <table:table-cell table:style-name="ce2" office:value-type="string" calcext:value-type="string">
            <text:p>Academic Affiliation</text:p>
          </table:table-cell>
          <table:table-cell table:style-name="ce2" office:value-type="string" calcext:value-type="string">
            <text:p>University of Edinburgh </text:p>
          </table:table-cell>
          <table:table-cell table:style-name="ce2" office:value-type="string" calcext:value-type="string">
            <text:p>United Kingdom</text:p>
          </table:table-cell>
          <table:table-cell table:style-name="ce2" office:value-type="string" calcext:value-type="string">
            <text:p>Edinburgh, Scotland</text:p>
          </table:table-cell>
          <table:table-cell table:style-name="ce2" office:value-type="string" calcext:value-type="string">
            <text:p>35 km of material</text:p>
          </table:table-cell>
          <table:table-cell table:style-name="ce16" office:value-type="string" calcext:value-type="string">
            <text:p>Whites Writing Whiteness </text:p>
          </table:table-cell>
          <table:table-cell table:style-name="ce2" table:number-columns-repeated="4"/>
          <table:table-cell table:style-name="ce2" office:value-type="string" calcext:value-type="string">
            <text:p>multiple</text:p>
          </table:table-cell>
          <table:table-cell table:style-name="ce2" table:number-columns-repeated="3"/>
          <table:table-cell table:style-name="ce2" office:value-type="string" calcext:value-type="string">
            <text:p>The ‘Whites Writing Whiteness’ project (ESRC</text:p>
            <text:p> ES J022977/1), based at the University of Edinburgh, is concerned with how social change happens and the best ways to investigate this. Its focus is how change happened in South Africa over the 200 year  period from the 1770s to the 1970s, in particular concerning the formation and re/configurations of whiteness and its various ‘Others’.  Whiteness is under the spotlight because of the powerful and almost definitional association between South Africa and what was for a lengthy time its highly structured racial order, a racial order which was emergent at the start of this period, and in its </text:p>
            <text:p>transitional or even terminal stages at its end.</text:p>
          </table:table-cell>
          <table:table-cell table:style-name="ce2" office:value-type="string" calcext:value-type="string">
            <text:p>South Africa</text:p>
          </table:table-cell>
          <table:table-cell table:style-name="ce2" office:value-type="string" calcext:value-type="string">
            <text:p>whiteness, others, othering, South Africa, authors, missionaries, activists, diaries, life writing</text:p>
          </table:table-cell>
          <table:table-cell table:style-name="ce2" table:number-columns-repeated="3"/>
          <table:table-cell table:style-name="ce2" office:value-type="string" calcext:value-type="string">
            <text:p>approx. 50 images of letters/mss</text:p>
          </table:table-cell>
          <table:table-cell table:style-name="ce2" table:number-columns-repeated="3"/>
          <table:table-cell table:style-name="ce32" office:value-type="string" calcext:value-type="string">
            <text:p><text:a xlink:href="https://www.whiteswritingwhiteness.ed.ac.uk/" xlink:type="simple">https://www.whiteswritingwhiteness.ed.ac.uk/</text:a></text:p>
          </table:table-cell>
          <table:table-cell table:style-name="ce41" table:number-columns-repeated="10"/>
          <table:table-cell table:number-columns-repeated="988"/>
        </table:table-row>
        <table:table-row table:style-name="ro1">
          <table:table-cell table:style-name="ce5"/>
          <table:table-cell table:style-name="ce2" office:value-type="string" calcext:value-type="string">
            <text:p>Academic Affiliation</text:p>
          </table:table-cell>
          <table:table-cell table:style-name="ce2" office:value-type="string" calcext:value-type="string">
            <text:p>University of Edinburgh and Leeds Beckett University. Technical development by HRI Digital at The Humanities Research Institute, University of Sheffield</text:p>
          </table:table-cell>
          <table:table-cell table:style-name="ce2" office:value-type="string" calcext:value-type="string">
            <text:p>United Kingdom</text:p>
          </table:table-cell>
          <table:table-cell table:style-name="ce2" office:value-type="string" calcext:value-type="string">
            <text:p>Multiple</text:p>
          </table:table-cell>
          <table:table-cell table:style-name="ce2" office:value-type="string" calcext:value-type="string">
            <text:p>undetermined</text:p>
          </table:table-cell>
          <table:table-cell table:style-name="ce2" office:value-type="string" calcext:value-type="string">
            <text:p>The Olive Schreiner Letters Onlin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no images, full transcript, item-level metadata</text:p>
          </table:table-cell>
          <table:table-cell table:style-name="ce2" table:number-columns-repeated="2"/>
          <table:table-cell table:style-name="ce2" office:value-type="string" calcext:value-type="string">
            <text:p>5000 approx</text:p>
          </table:table-cell>
          <table:table-cell table:style-name="ce2"/>
          <table:table-cell table:style-name="ce2" office:value-type="string" calcext:value-type="string">
            <text:p>1871-1920</text:p>
          </table:table-cell>
          <table:table-cell table:style-name="ce2" office:value-type="string" calcext:value-type="string">
            <text:p/>
            <text:p>The feminist and socialist writer and social theorist Olive Schreiner</text:p>
            <text:p> (1855-1920) was one of the most important - and radical - social </text:p>
            <text:p>commentators of her day.</text:p>
            <text:p>Schreiner's published writings include novels, allegories and influential works of social theory, among them The Story of An African Farm, Undine, From Man to Man, Dreams, Dream Life and Real Life, Trooper Peter Halket of Mashonaland, The Political Situation, Closer Union, and Woman and Labour.</text:p>
            <text:p>Around 5000 of Schreiner’s letters, written between 1871 and 1920, survive. They appear in The Olive Schreiner Letters Online just as she wrote them - including omissions, spelling mistakes, deletions and insertions.</text:p>
            <text:p>The feminist and socialist writer and social theorist Olive Schreiner</text:p>
            <text:p> (1855-1920) was one of the most important - and radical - social </text:p>
            <text:p>commentators of her day.</text:p>
            <text:p>Schreiner's published writings include novels, allegories and influential works of social theory, among them The Story of An African Farm, Undine, From Man to Man, Dreams, Dream Life and Real Life, Trooper Peter Halket of Mashonaland, The Political Situation, Closer Union, and Woman and Labour.</text:p>
            <text:p>Around 5000 of Schreiner’s letters, written between 1871 and 1920, survive. They appear in The Olive Schreiner Letters Online just as she wrote them - including omissions, spelling mistakes, deletions and insertions.</text:p>
          </table:table-cell>
          <table:table-cell table:style-name="ce2" office:value-type="string" calcext:value-type="string">
            <text:p>South Africa</text:p>
          </table:table-cell>
          <table:table-cell table:style-name="ce2" office:value-type="string" calcext:value-type="string">
            <text:p>feminism and socialism, prostitution, marriage, changing understandings of ‘race’ and capital, imperialism in southern Africa, the South African War, women's franchise campaigns, ‘race’ and labour issues, international feminist networks, pacifism and war economies, political and economic change in South Africa post WW1</text:p>
          </table:table-cell>
          <table:table-cell table:style-name="ce2" office:value-type="string" calcext:value-type="string">
            <text:p>Olive Schreiner</text:p>
          </table:table-cell>
          <table:table-cell table:style-name="ce2"/>
          <table:table-cell table:style-name="ce2" office:value-type="string" calcext:value-type="string">
            <text:p>1871-1920 (collection)</text:p>
          </table:table-cell>
          <table:table-cell table:style-name="ce2" office:value-type="string" calcext:value-type="string">
            <text:p>5000 letters</text:p>
          </table:table-cell>
          <table:table-cell table:style-name="ce2"/>
          <table:table-cell table:style-name="ce2" office:value-type="string" calcext:value-type="string">
            <text:p>The feminist and socialist writer and social theorist Olive Schreiner (1855-1920) was one of the most important - and radical - social commentators of her day.</text:p>
            <text:p/>
            <text:p>Around 5000 of Schreiner’s letters, written between 1871 and 1920, survive. They appear in The Olive Schreiner Letters Online just as she wrote them - including omissions, spelling mistakes, deletions and insertions.</text:p>
          </table:table-cell>
          <table:table-cell table:style-name="ce2"/>
          <table:table-cell table:style-name="ce32" office:value-type="string" calcext:value-type="string">
            <text:p><text:a xlink:href="https://www.oliveschreiner.org/vre?page=295" xlink:type="simple">https://www.oliveschreiner.org/vre?page=295</text:a></text:p>
          </table:table-cell>
          <table:table-cell table:style-name="ce41" table:number-columns-repeated="10"/>
          <table:table-cell table:number-columns-repeated="988"/>
        </table:table-row>
        <table:table-row table:style-name="ro1">
          <table:table-cell table:style-name="ce2"/>
          <table:table-cell table:style-name="ce2" office:value-type="string" calcext:value-type="string">
            <text:p>Academic Affiliation</text:p>
          </table:table-cell>
          <table:table-cell table:style-name="ce2" office:value-type="string" calcext:value-type="string">
            <text:p>University of Guelph</text:p>
          </table:table-cell>
          <table:table-cell table:style-name="ce2" office:value-type="string" calcext:value-type="string">
            <text:p>Canada</text:p>
          </table:table-cell>
          <table:table-cell table:style-name="ce2" office:value-type="string" calcext:value-type="string">
            <text:p>Ontario</text:p>
          </table:table-cell>
          <table:table-cell table:style-name="ce2" office:value-type="string" calcext:value-type="string">
            <text:p>over 150 diarists represented (both men and women)</text:p>
          </table:table-cell>
          <table:table-cell table:style-name="ce16" office:value-type="string" calcext:value-type="string">
            <text:p>Rural Diary Archiv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no images, full transcript, item-level metadata</text:p>
          </table:table-cell>
          <table:table-cell table:style-name="ce2"/>
          <table:table-cell table:style-name="ce2" office:value-type="string" calcext:value-type="string">
            <text:p>multiple</text:p>
          </table:table-cell>
          <table:table-cell table:style-name="ce2" table:number-columns-repeated="2"/>
          <table:table-cell table:style-name="ce2" office:value-type="string" calcext:value-type="string">
            <text:p>1800-1960</text:p>
          </table:table-cell>
          <table:table-cell table:style-name="ce2"/>
          <table:table-cell table:style-name="ce2" office:value-type="string" calcext:value-type="string">
            <text:p>Ontario</text:p>
          </table:table-cell>
          <table:table-cell table:style-name="ce2" office:value-type="string" calcext:value-type="string">
            <text:p>rural, diary, diaries</text:p>
          </table:table-cell>
          <table:table-cell table:style-name="ce2" office:value-type="string" calcext:value-type="string">
            <text:p>Various individuals</text:p>
          </table:table-cell>
          <table:table-cell table:number-columns-repeated="2" table:style-name="ce2" office:value-type="string" calcext:value-type="string">
            <text:p>Various</text:p>
          </table:table-cell>
          <table:table-cell table:style-name="ce2" office:value-type="string" calcext:value-type="string">
            <text:p>&lt; 150 diaries</text:p>
          </table:table-cell>
          <table:table-cell table:style-name="ce2"/>
          <table:table-cell table:style-name="ce2" office:value-type="string" calcext:value-type="string">
            <text:p>Our archive showcases over 150 Ontario diarists from 1800 to 1960. Discover and Meet the Diarists are good places to get acquainted with these people from the past. Learn how to unlock the riches within their daily entries and escape into the past. You can read and Search through typed nineteenth-century diaries. Help us Transcribe other handwritten ones online to make these valuable sources accessible to all.</text:p>
          </table:table-cell>
          <table:table-cell table:style-name="ce2" office:value-type="string" calcext:value-type="string">
            <text:p>Twitter</text:p>
          </table:table-cell>
          <table:table-cell table:style-name="ce34" office:value-type="string" calcext:value-type="string">
            <text:p><text:a xlink:href="https://ruraldiaries.lib.uoguelph.ca/" xlink:type="simple">https://ruraldiaries.lib.uoguelph.ca/</text:a></text:p>
          </table:table-cell>
          <table:table-cell table:style-name="ce9"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University of Leeds</text:p>
          </table:table-cell>
          <table:table-cell table:style-name="ce2" office:value-type="string" calcext:value-type="string">
            <text:p>United Kingdom</text:p>
          </table:table-cell>
          <table:table-cell table:style-name="ce2" office:value-type="string" calcext:value-type="string">
            <text:p>Leeds, England</text:p>
          </table:table-cell>
          <table:table-cell table:style-name="ce2" office:value-type="string" calcext:value-type="string">
            <text:p>"hundreds of thousands of rare books, manuscripts, archives and art"</text:p>
          </table:table-cell>
          <table:table-cell table:style-name="ce2" office:value-type="string" calcext:value-type="string">
            <text:p>Correspondence on Balkan affairs by Mary Edith Durham, with related papers</text:p>
          </table:table-cell>
          <table:table-cell table:style-name="ce2" office:value-type="string" calcext:value-type="string">
            <text:p>in-person (appt needed)</text:p>
          </table:table-cell>
          <table:table-cell table:style-name="ce2" office:value-type="string" calcext:value-type="string">
            <text:p>full collection (?)</text:p>
            <text:p/>
          </table:table-cell>
          <table:table-cell table:style-name="ce2" office:value-type="string" calcext:value-type="string">
            <text:p>undetermined</text:p>
          </table:table-cell>
          <table:table-cell table:style-name="ce2" table:number-columns-repeated="8"/>
          <table:table-cell table:style-name="ce2" office:value-type="string" calcext:value-type="string">
            <text:p>Mary Edith Durham</text:p>
          </table:table-cell>
          <table:table-cell table:style-name="ce2"/>
          <table:table-cell table:style-name="ce2" office:value-type="string" calcext:value-type="string">
            <text:p>1923-1945 (collection)</text:p>
          </table:table-cell>
          <table:table-cell table:style-name="ce2" office:value-type="string" calcext:value-type="string">
            <text:p>1 volume</text:p>
          </table:table-cell>
          <table:table-cell table:style-name="ce2" table:number-columns-repeated="3"/>
          <table:table-cell table:style-name="ce31" office:value-type="string" calcext:value-type="string">
            <text:p><text:a xlink:href="https://explore.library.leeds.ac.uk/special-collections-explore/5010/correspondence_on_balkan_affairs_by_mary_edith_dur?query=edith%20durham&amp;resultOffset=2" xlink:type="simple">https://explore.library.leeds.ac.uk/special-collections-explore/5010/correspondence_on_balkan_affairs_by_mary_edith_dur?query=edith%20durham&amp;resultOffset=2</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University of Liverpool</text:p>
          </table:table-cell>
          <table:table-cell table:style-name="ce2" office:value-type="string" calcext:value-type="string">
            <text:p>United Kingdom</text:p>
          </table:table-cell>
          <table:table-cell table:style-name="ce2" office:value-type="string" calcext:value-type="string">
            <text:p>Liverpool, England</text:p>
          </table:table-cell>
          <table:table-cell table:style-name="ce2" office:value-type="string" calcext:value-type="string">
            <text:p>undetermined</text:p>
          </table:table-cell>
          <table:table-cell table:style-name="ce2" office:value-type="string" calcext:value-type="string">
            <text:p>Papers of George Macillan relating to Mary Kingsley - 1895-1902</text:p>
          </table:table-cell>
          <table:table-cell table:style-name="ce2" office:value-type="string" calcext:value-type="string">
            <text:p>in-person referral</text:p>
          </table:table-cell>
          <table:table-cell table:number-columns-repeated="2" table:style-name="ce2" office:value-type="string" calcext:value-type="string">
            <text:p>undetermined</text:p>
          </table:table-cell>
          <table:table-cell table:style-name="ce2" table:number-columns-repeated="8"/>
          <table:table-cell table:style-name="ce2" office:value-type="string" calcext:value-type="string">
            <text:p>Mary Henrietta Kingsley</text:p>
          </table:table-cell>
          <table:table-cell table:style-name="ce2" table:number-columns-repeated="2"/>
          <table:table-cell table:style-name="ce2" office:value-type="string" calcext:value-type="string">
            <text:p>1 box</text:p>
          </table:table-cell>
          <table:table-cell table:style-name="ce2" table:number-columns-repeated="3"/>
          <table:table-cell table:style-name="ce31" office:value-type="string" calcext:value-type="string">
            <text:p><text:a xlink:href="https://sca-archives.liverpool.ac.uk/Record/54265" xlink:type="simple">https://sca-archives.liverpool.ac.uk/Record/54265</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University of Manitoba</text:p>
          </table:table-cell>
          <table:table-cell table:style-name="ce2" office:value-type="string" calcext:value-type="string">
            <text:p>Canada</text:p>
          </table:table-cell>
          <table:table-cell table:style-name="ce2" office:value-type="string" calcext:value-type="string">
            <text:p>Winnipeg, Manitoba</text:p>
          </table:table-cell>
          <table:table-cell table:style-name="ce2" office:value-type="string" calcext:value-type="string">
            <text:p>undetermined</text:p>
          </table:table-cell>
          <table:table-cell table:style-name="ce2" office:value-type="string" calcext:value-type="string">
            <text:p>Kathleen Rice Fonds</text:p>
          </table:table-cell>
          <table:table-cell table:number-columns-repeated="3" table:style-name="ce2" office:value-type="string" calcext:value-type="string">
            <text:p>undetermined</text:p>
          </table:table-cell>
          <table:table-cell table:style-name="ce2" office:value-type="string" calcext:value-type="string">
            <text:p>12.5 cm</text:p>
          </table:table-cell>
          <table:table-cell table:style-name="ce2" office:value-type="string" calcext:value-type="string">
            <text:p>singular</text:p>
          </table:table-cell>
          <table:table-cell table:style-name="ce2" table:number-columns-repeated="6"/>
          <table:table-cell table:style-name="ce2" office:value-type="string" calcext:value-type="string">
            <text:p>Kathleen Rice</text:p>
          </table:table-cell>
          <table:table-cell table:style-name="ce2"/>
          <table:table-cell table:style-name="ce2" office:value-type="string" calcext:value-type="string">
            <text:p>1927-1940 (collection)</text:p>
          </table:table-cell>
          <table:table-cell table:style-name="ce2" office:value-type="string" calcext:value-type="string">
            <text:p>1 box</text:p>
          </table:table-cell>
          <table:table-cell table:style-name="ce2"/>
          <table:table-cell table:style-name="ce2" office:value-type="string" calcext:value-type="string">
            <text:p>Canadian prospector, adventurer, and writer from Ontario who homesteaded, prospected and mined in northern Manitoba. She garnered widespread attention for her adventurous life, brilliant mind, statuesque beauty, and for succeeding in the mineral industry, which very few women were engaged with at the time.</text:p>
          </table:table-cell>
          <table:table-cell table:style-name="ce2"/>
          <table:table-cell table:style-name="ce31" office:value-type="string" calcext:value-type="string">
            <text:p><text:a xlink:href="http://umanitoba.ca/libraries/units/archives/collections/complete_holdings/ead/html/ricek.shtml" xlink:type="simple">http://umanitoba.ca/libraries/units/archives/collections/complete_holdings/ead/html/ricek.shtml</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University of Nebraska-Lincoln</text:p>
          </table:table-cell>
          <table:table-cell table:style-name="ce2" office:value-type="string" calcext:value-type="string">
            <text:p>United States</text:p>
          </table:table-cell>
          <table:table-cell table:style-name="ce2" office:value-type="string" calcext:value-type="string">
            <text:p>Lincoln, NE</text:p>
          </table:table-cell>
          <table:table-cell table:style-name="ce2" office:value-type="string" calcext:value-type="string">
            <text:p>undetermined</text:p>
          </table:table-cell>
          <table:table-cell table:style-name="ce2" office:value-type="string" calcext:value-type="string">
            <text:p>Radical Scatters</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hi-res images, full transcript, item-level metadata</text:p>
          </table:table-cell>
          <table:table-cell table:style-name="ce2"/>
          <table:table-cell table:style-name="ce2" office:value-type="string" calcext:value-type="string">
            <text:p>multiple</text:p>
          </table:table-cell>
          <table:table-cell table:style-name="ce2" office:value-type="string" calcext:value-type="string">
            <text:p>82 documents (100 fragmentary texts within)</text:p>
          </table:table-cell>
          <table:table-cell table:style-name="ce2" table:number-columns-repeated="5"/>
          <table:table-cell table:style-name="ce2" office:value-type="string" calcext:value-type="string">
            <text:p>Emily Dickinson</text:p>
          </table:table-cell>
          <table:table-cell table:style-name="ce2"/>
          <table:table-cell table:style-name="ce2" office:value-type="string" calcext:value-type="string">
            <text:p>1870-1886</text:p>
          </table:table-cell>
          <table:table-cell table:style-name="ce2" office:value-type="string" calcext:value-type="string">
            <text:p>82 documents, plus 53 letters, poems, and other writings</text:p>
          </table:table-cell>
          <table:table-cell table:style-name="ce2"/>
          <table:table-cell table:style-name="ce2" office:value-type="string" calcext:value-type="string">
            <text:p>The core of Radical Scatters consists of eighty-two documents carrying over one hundred fragmentary texts composed by Dickinson in the final decades of her life. In addition to the core texts, the archive’s primary materials include fifty-three poems, letters, and other writings by Dickinson with direct links to the fragments. While the manuscripts of the fragments are housed at the Amherst College Library, the manuscripts of the related texts are divided among seven libraries—Amherst College Library (29), Houghton Library (12), Boston Public Library (6), New York Public Library (1), Yale University Library (1), Princeton University Library (1), The Rosenbach Museum and Library (1), the Jones Library, Inc. (1)—and one private collection (Oresman, 1).</text:p>
          </table:table-cell>
          <table:table-cell table:style-name="ce2"/>
          <table:table-cell table:style-name="ce31" office:value-type="string" calcext:value-type="string">
            <text:p><text:a xlink:href="http://radicalscatters.unl.edu/index.html" xlink:type="simple">http://radicalscatters.unl.edu/index.html</text:a></text:p>
          </table:table-cell>
          <table:table-cell table:style-name="ce1" table:number-columns-repeated="10"/>
          <table:table-cell table:number-columns-repeated="988"/>
        </table:table-row>
        <table:table-row table:style-name="ro1">
          <table:table-cell table:style-name="ce7"/>
          <table:table-cell table:style-name="ce2" office:value-type="string" calcext:value-type="string">
            <text:p>Academic Affiliation</text:p>
          </table:table-cell>
          <table:table-cell table:style-name="ce7" office:value-type="string" calcext:value-type="string">
            <text:p>University of Newcastle</text:p>
          </table:table-cell>
          <table:table-cell table:style-name="ce7" office:value-type="string" calcext:value-type="string">
            <text:p>Australia</text:p>
          </table:table-cell>
          <table:table-cell table:style-name="ce7" office:value-type="string" calcext:value-type="string">
            <text:p>New South Wales</text:p>
          </table:table-cell>
          <table:table-cell table:style-name="ce7"/>
          <table:table-cell table:style-name="ce7" office:value-type="string" calcext:value-type="string">
            <text:p>Letters of Charlotte Mary Yonge</text:p>
          </table:table-cell>
          <table:table-cell table:style-name="ce7" office:value-type="string" calcext:value-type="string">
            <text:p>digital</text:p>
          </table:table-cell>
          <table:table-cell table:style-name="ce7" office:value-type="string" calcext:value-type="string">
            <text:p>undetermined </text:p>
          </table:table-cell>
          <table:table-cell table:style-name="ce7" office:value-type="string" calcext:value-type="string">
            <text:p>no images, full transcript, item-level metadata</text:p>
          </table:table-cell>
          <table:table-cell table:style-name="ce7"/>
          <table:table-cell table:style-name="ce7" office:value-type="string" calcext:value-type="string">
            <text:p>multiple </text:p>
          </table:table-cell>
          <table:table-cell table:style-name="ce7" table:number-columns-repeated="2"/>
          <table:table-cell table:style-name="ce7" office:value-type="string" calcext:value-type="string">
            <text:p>1839-1901</text:p>
          </table:table-cell>
          <table:table-cell table:style-name="ce7" office:value-type="string" calcext:value-type="string">
            <text:p>To some twentieth-century critics she apparently embodied, as a pious spinster, some of the least attractive features of Victorian England. Although it is widely acknowledged that pious spinsters were characteristic of the period, their contribution to its achievements has often been underrated, but it is increasingly the subject of enquiry.1 One could never make a case for Yonge’s importance by underplaying either her conservatism or her devoutness, which were essential features both of her personal identity and her literary reputation. The fascination of her story lies in the tension between her conformism and her extraordinary achievement: as a bestselling novelist, as an innovative children’s writer, as a writer of religious works (including fiction), as a successful woman journalist, as scholar, biographer and critic, even as a proponent of women’s rights. It is only recently that historians and literary critics have started to explore the way conservative women, as opposed to radical campaigners, reacted to and participated in the emancipation process. Far from showing someone of narrow views, Yonge’s letters reveal the breadth of her sympathies, as well as having much to tell us about the working life of a Victorian writer. Her biographers have tended to complain gently of a certain want of drama in her life; and they have failed to convey how truly remarkable it in fact was.2 The dullness of the first biography has been widely condemned but it has never been superseded.3</text:p>
          </table:table-cell>
          <table:table-cell table:style-name="ce7" office:value-type="string" calcext:value-type="string">
            <text:p>Manuscripts from the Plymouth and West Devon Record Office appear by courtesy of Mr Richard Yonge and we thank the archivist, Anne Morgan, and her colleagues. References to Charlotte Yonge’s bank account appear by courtesy of the partners of Hoare’s Bank. We acknowledge gratefully the courtesy of the following people and institutions in allowing us to publish their manuscripts: Mrs Julia Birley; the late Rosemary, Viscountess Chaplin; Madame Catherine Coste and the Fondation Guizot Val-Richer; the Rev. Canon Geoffrey Curtis; Miss Barbara Dennis; Mrs Philip Drazin; Mrs Caroline Fairclough; Miss Sarah Jardine-Willoughby; Mrs Tig Lang; Dr Charlotte Mitchell; Mr John Purvis; Mrs Clare Roels; Mrs Helen Schinske; Miss Mary Shakeshaft; Dr Susan Walton; Miss Miranda Wenaus; Mrs Katharine Wykes-Sneyd; the Society of Antiquaries of London; the Archives Nationales, Paris; the Seymour Public Library, Auburn; Auckland City Library; the Harry Ransom Humanities Research Center, University of Texas, Austin; the University of Birmingham Library; the Oratory, Birmingham; the Birmingham Reference Library; the Bodleian Library, University of Oxford; Brigham Young University Library; the British Library; the John Hay Library, Brown University; the Poetry Collection of the University of Buffalo; Cambridge University Library; the members of the Charlotte Yonge Society; the Cheltenham Ladies’ College; Cheshire Record Office; the Rare Book &amp; Manuscript Library, Columbia University in the City of New York; the Library of Congress; the University of Delaware Library; Essex Record Office; the Trustees of the Exeter Municipal Charities for the material in Devon Record Office; Edinburgh University Library, Special Collections Department; Eton College Library; Ewelme Cottage Museum, Auckland; the Syndics of the Fitzwilliam Museum; Girton College, Cambridge; Gloucestershire Archives; the Guildhall Library; Hampshire Record Office; Hertfordshire Record Office; the Historical Society of Pennsylvania; the Houghton Library, Harvard University; the Huntington Library; University of Iowa Library; University of Illinois Library; Special Collections, Spencer Research Library, University of Kansas Libraries; Keble College, Oxford; Theatrewissenschaftliche Sammlung Schloss Wahn, Universität zu Köln; Lady Margaret Hall, Oxford; the Trustees of Lambeth Palace Library; the Brotherton Library, University of Leeds; Liverpool University Library; the Senate House Library, University of London; John Rylands University Library, University of Manchester; Manchester Central Library; Michigan State University Library; the Mitchell Library, State Library of New South Wales; the New York Public Library; the Fales Collection, New York University; Norfolk Record Office; Northumberland Record Office; Nottinghamshire Archives; the Provost and Fellows of Oriel College, Oxford; Pennsylvania State University; the Parrish Collection, Princeton University Library; Pembroke College, Oxford; the Pierpont Morgan Library; the Principal and Chapter, Pusey House, Oxford; University of Reading, Special Collections; the Royal Academy Archives; the Royal Institution; the National Library of Scotland; the Shakespeare Centre Library and Archive; Sheffield University Library; King Edward VI School, Southampton; the Department of Special Collections and University Archives, Stanford University Libraries; the Royal College of Surgeons; Surrey History Centre; the Taylor Institution Library; the University of Tennessee Library; Torquay Museum; Toronto University Library; Trinity College, Cambridge; the Alexander Turnbull Library, Wellington; the Charles E. Young Research Library, UCLA; Victoria University Library, Wellington; Special Collections, University of Virginia Library; the National Library of Wales; Waterloo University Library; Devon Library and Information Services for the manuscripts held in the Westcountry Studies Library, Exeter; the City of Westminster Archives Centre; West Sussex Record Office; Winchester City Council Museums Service; Winchester College; the Women’s Library, London Metropolitan University; and the Beinecke Rare Book and Manuscript Library, Yale University Library.</text:p>
          </table:table-cell>
          <table:table-cell table:style-name="ce26" office:value-type="string" calcext:value-type="string">
            <text:p>religious, childhood, girlhood, magazine, editor, novelist, letters, life writing</text:p>
          </table:table-cell>
          <table:table-cell table:style-name="ce7" office:value-type="string" calcext:value-type="string">
            <text:p>Charlotte Mary Yonge</text:p>
          </table:table-cell>
          <table:table-cell table:style-name="ce7" office:value-type="string" calcext:value-type="string">
            <text:p>Born Otterbourne, England in 1823. Died Otterbourne in 1901. </text:p>
          </table:table-cell>
          <table:table-cell table:style-name="ce7" office:value-type="string" calcext:value-type="string">
            <text:p>1834-1901</text:p>
          </table:table-cell>
          <table:table-cell table:style-name="ce7" office:value-type="string" calcext:value-type="string">
            <text:p>hundreds of letters</text:p>
          </table:table-cell>
          <table:table-cell table:style-name="ce7" office:value-type="string" calcext:value-type="string">
            <text:p>author, editor, novelist, The Heir of Redclyffe, anglican, Oxford Movement</text:p>
          </table:table-cell>
          <table:table-cell table:style-name="ce7"/>
          <table:table-cell table:style-name="ce7" office:value-type="string" calcext:value-type="string">
            <text:p>Charlotte Yonge letters</text:p>
          </table:table-cell>
          <table:table-cell table:style-name="ce37" office:value-type="string" calcext:value-type="string">
            <text:p><text:a xlink:href="https://c21ch.newcastle.edu.au/yonge/" xlink:type="simple">https://c21ch.newcastle.edu.au/yonge/</text:a></text:p>
          </table:table-cell>
          <table:table-cell table:style-name="ce8" table:number-columns-repeated="9"/>
          <table:table-cell table:style-name="ce42"/>
          <table:table-cell table:number-columns-repeated="988"/>
        </table:table-row>
        <table:table-row table:style-name="ro1" table:visibility="collapse">
          <table:table-cell table:style-name="ce6"/>
          <table:table-cell table:style-name="ce12"/>
          <table:table-cell table:style-name="ce12" office:value-type="string" calcext:value-type="string">
            <text:p>University of New South Wales, Canberra</text:p>
          </table:table-cell>
          <table:table-cell table:style-name="ce12" office:value-type="string" calcext:value-type="string">
            <text:p>Australia</text:p>
          </table:table-cell>
          <table:table-cell table:style-name="ce12" office:value-type="string" calcext:value-type="string">
            <text:p>Canberra</text:p>
          </table:table-cell>
          <table:table-cell table:style-name="ce12" office:value-type="string" calcext:value-type="string">
            <text:p>13,500 rare books, 350+ maunscript collections</text:p>
          </table:table-cell>
          <table:table-cell table:style-name="ce12" office:value-type="string" calcext:value-type="string">
            <text:p>Papers of Freya Stark</text:p>
          </table:table-cell>
          <table:table-cell table:style-name="ce12" office:value-type="string" calcext:value-type="string">
            <text:p>in-person open (appt needed)</text:p>
          </table:table-cell>
          <table:table-cell table:style-name="ce12" office:value-type="string" calcext:value-type="string">
            <text:p>full collection (?)</text:p>
          </table:table-cell>
          <table:table-cell table:style-name="ce12" office:value-type="string" calcext:value-type="string">
            <text:p>undetermined</text:p>
          </table:table-cell>
          <table:table-cell table:style-name="ce12" office:value-type="string" calcext:value-type="string">
            <text:p>7 cm (2 boxes)</text:p>
          </table:table-cell>
          <table:table-cell table:style-name="ce12" office:value-type="string" calcext:value-type="string">
            <text:p>singular</text:p>
          </table:table-cell>
          <table:table-cell table:style-name="ce12" table:number-columns-repeated="6"/>
          <table:table-cell table:style-name="ce12" office:value-type="string" calcext:value-type="string">
            <text:p>Freya Stark</text:p>
          </table:table-cell>
          <table:table-cell table:style-name="ce12"/>
          <table:table-cell table:style-name="ce12" office:value-type="string" calcext:value-type="string">
            <text:p>1942-1960 (collection)</text:p>
          </table:table-cell>
          <table:table-cell table:style-name="ce12" office:value-type="string" calcext:value-type="string">
            <text:p>2 boxes</text:p>
          </table:table-cell>
          <table:table-cell table:style-name="ce12"/>
          <table:table-cell table:style-name="ce12" office:value-type="string" calcext:value-type="string">
            <text:p>The papers of Freya Stark include correspondence from Freya Stark to Sir Harry Luke, and correspondence from Stark's former husband Stewart Perowne, dated from 1/6/1942 to 17/8/1960. Seven unidentified photographs from the Middle East are included, as are photographs of four of Freya's letters. An additional eight photographs of correspondence, along with twelve negatives are included.</text:p>
          </table:table-cell>
          <table:table-cell table:style-name="ce12"/>
          <table:table-cell table:style-name="ce38" office:value-type="string" calcext:value-type="string">
            <text:p><text:a xlink:href="https://www.unsw.adfa.edu.au/library/finding-aids/guide-papers-freya-stark" xlink:type="simple">https://www.unsw.adfa.edu.au/library/finding-aids/guide-papers-freya-stark</text:a></text:p>
          </table:table-cell>
          <table:table-cell table:style-name="ce42" table:number-columns-repeated="10"/>
          <table:table-cell table:number-columns-repeated="988"/>
        </table:table-row>
        <table:table-row table:style-name="ro1" table:visibility="collapse">
          <table:table-cell table:style-name="ce6"/>
          <table:table-cell table:style-name="ce12"/>
          <table:table-cell table:style-name="ce12" office:value-type="string" calcext:value-type="string">
            <text:p>University of Oxford (St. Anthony's College, Middle East Archive)</text:p>
          </table:table-cell>
          <table:table-cell table:number-columns-repeated="2" table:style-name="ce12" office:value-type="string" calcext:value-type="string">
            <text:p>International</text:p>
          </table:table-cell>
          <table:table-cell table:style-name="ce12" office:value-type="string" calcext:value-type="string">
            <text:p>undetermined</text:p>
          </table:table-cell>
          <table:table-cell table:style-name="ce12" office:value-type="string" calcext:value-type="string">
            <text:p>Freya Stark Persia, Egypt, and South Arabia Photo Galleries (3 collections)</text:p>
          </table:table-cell>
          <table:table-cell table:style-name="ce12" office:value-type="string" calcext:value-type="string">
            <text:p>digital</text:p>
          </table:table-cell>
          <table:table-cell table:style-name="ce12" office:value-type="string" calcext:value-type="string">
            <text:p>full collection (?)</text:p>
            <text:p/>
          </table:table-cell>
          <table:table-cell table:style-name="ce12" office:value-type="string" calcext:value-type="string">
            <text:p>images from photo negatives (for higher-res contact Middle East Archive), no transcripts (photos only), no metadata</text:p>
          </table:table-cell>
          <table:table-cell table:style-name="ce12"/>
          <table:table-cell table:style-name="ce12" office:value-type="string" calcext:value-type="string">
            <text:p>multiple</text:p>
          </table:table-cell>
          <table:table-cell table:style-name="ce12" table:number-columns-repeated="6"/>
          <table:table-cell table:style-name="ce12" office:value-type="string" calcext:value-type="string">
            <text:p>Freya Stark</text:p>
          </table:table-cell>
          <table:table-cell table:style-name="ce12" table:number-columns-repeated="4"/>
          <table:table-cell table:style-name="ce12" office:value-type="string" calcext:value-type="string">
            <text:p>Dame Freya Madeline Stark DBE, was an Anglo-Italian explorer and travel writer. Her father was British.She wrote more than two dozen books on her travels in the Middle East and Afghanistan as well as several autobiographical works and essays.</text:p>
          </table:table-cell>
          <table:table-cell table:style-name="ce12" office:value-type="string" calcext:value-type="string">
            <text:p>american women explorers</text:p>
          </table:table-cell>
          <table:table-cell table:style-name="ce35" office:value-type="string" calcext:value-type="string">
            <text:p><text:a xlink:href="https://www.sant.ox.ac.uk/mec/mecaphotos-freya-stark-south-arabia.html" xlink:type="simple">https://www.sant.ox.ac.uk/mec/mecaphotos-freya-stark-south-arabia.html</text:a></text:p>
          </table:table-cell>
          <table:table-cell table:style-name="ce42"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University of Pittsburgh at Greensburg</text:p>
          </table:table-cell>
          <table:table-cell table:style-name="ce2" office:value-type="string" calcext:value-type="string">
            <text:p>United States</text:p>
          </table:table-cell>
          <table:table-cell table:style-name="ce2" office:value-type="string" calcext:value-type="string">
            <text:p>Greensburg, PA</text:p>
          </table:table-cell>
          <table:table-cell table:style-name="ce2" office:value-type="string" calcext:value-type="string">
            <text:p>undetermined</text:p>
          </table:table-cell>
          <table:table-cell table:style-name="ce2" office:value-type="string" calcext:value-type="string">
            <text:p>Digital Mitford: The Mary Russell Mitford Archive</text:p>
          </table:table-cell>
          <table:table-cell table:style-name="ce2" office:value-type="string" calcext:value-type="string">
            <text:p>digital</text:p>
          </table:table-cell>
          <table:table-cell table:style-name="ce2" office:value-type="string" calcext:value-type="string">
            <text:p>full collection</text:p>
          </table:table-cell>
          <table:table-cell table:style-name="ce2" office:value-type="string" calcext:value-type="string">
            <text:p>no images, full transcript, item-level metadata</text:p>
          </table:table-cell>
          <table:table-cell table:style-name="ce2" table:number-columns-repeated="5"/>
          <table:table-cell table:style-name="ce25" office:value-type="string" calcext:value-type="string">
            <text:p>The project aims to produce the first comprehensive scholarly edition of the works and letters of Mary Russell Mitford, and to share knowledge of TEI XML and other related humanities computing practices with all serious scholars interested in contributing to the project.</text:p>
          </table:table-cell>
          <table:table-cell table:style-name="ce2" office:value-type="string" calcext:value-type="string">
            <text:p>UK and USA</text:p>
          </table:table-cell>
          <table:table-cell table:style-name="ce2" office:value-type="string" calcext:value-type="string">
            <text:p>letters, life writing, authors, networks</text:p>
          </table:table-cell>
          <table:table-cell table:style-name="ce2" office:value-type="string" calcext:value-type="string">
            <text:p>Mary Russell Mitford</text:p>
          </table:table-cell>
          <table:table-cell table:style-name="ce2" office:value-type="string" calcext:value-type="string">
            <text:p>Alresford, Hampshire, UK.</text:p>
          </table:table-cell>
          <table:table-cell table:style-name="ce2" office:value-type="string" calcext:value-type="string">
            <text:p>1810-1854 (collection); 1787-1855 (life)</text:p>
          </table:table-cell>
          <table:table-cell table:style-name="ce2" office:value-type="string" calcext:value-type="string">
            <text:p>hundreds of items in collections - only 1 letter digitised on website </text:p>
          </table:table-cell>
          <table:table-cell table:style-name="ce2" office:value-type="string" calcext:value-type="string">
            <text:p>author, dramatist, life writer</text:p>
          </table:table-cell>
          <table:table-cell table:style-name="ce17" office:value-type="string" calcext:value-type="string">
            <text:p> Welcome to the Digital Mitford, an active digital humanities project begun in April 2013 with the formation of the Mary Russell Mitford Society at the 18th- and 19th-century British Women Writers’ Conference in Albuquerque. We organized the society and the project for these purposes: 1) to produce the first comprehensive scholarly edition of the works and letters of Mary Russell Mitford, and 2) to share knowledge of TEI XML and other related humanities computing practices with all serious scholars interested in contributing to the project.</text:p>
            <text:p/>
          </table:table-cell>
          <table:table-cell table:style-name="ce17"/>
          <table:table-cell table:style-name="ce32" office:value-type="string" calcext:value-type="string">
            <text:p><text:a xlink:href="https://digitalmitford.org/index.html" xlink:type="simple">https://digitalmitford.org/index.html</text:a></text:p>
          </table:table-cell>
          <table:table-cell table:style-name="ce1" table:number-columns-repeated="10"/>
          <table:table-cell table:number-columns-repeated="988"/>
        </table:table-row>
        <table:table-row table:style-name="ro1" table:visibility="collapse">
          <table:table-cell table:style-name="ce6"/>
          <table:table-cell table:style-name="ce12"/>
          <table:table-cell table:style-name="ce12" office:value-type="string" calcext:value-type="string">
            <text:p>University of Texas at Austin, Harry Ransom Center, </text:p>
          </table:table-cell>
          <table:table-cell table:style-name="ce12" office:value-type="string" calcext:value-type="string">
            <text:p>United States</text:p>
          </table:table-cell>
          <table:table-cell table:style-name="ce12" office:value-type="string" calcext:value-type="string">
            <text:p>Austin, TX</text:p>
          </table:table-cell>
          <table:table-cell table:style-name="ce12" office:value-type="string" calcext:value-type="string">
            <text:p>48 million items</text:p>
          </table:table-cell>
          <table:table-cell table:style-name="ce12" office:value-type="string" calcext:value-type="string">
            <text:p>The Freya Stark Collection</text:p>
          </table:table-cell>
          <table:table-cell table:style-name="ce12" office:value-type="string" calcext:value-type="string">
            <text:p>in-person open (appt needed)</text:p>
          </table:table-cell>
          <table:table-cell table:style-name="ce12" office:value-type="string" calcext:value-type="string">
            <text:p>full collection (?)</text:p>
          </table:table-cell>
          <table:table-cell table:style-name="ce12" office:value-type="string" calcext:value-type="string">
            <text:p>undetermined</text:p>
          </table:table-cell>
          <table:table-cell table:style-name="ce12" office:value-type="string" calcext:value-type="string">
            <text:p>12.6 linear feet (30 boxes)</text:p>
          </table:table-cell>
          <table:table-cell table:style-name="ce12" office:value-type="string" calcext:value-type="string">
            <text:p>singular</text:p>
          </table:table-cell>
          <table:table-cell table:style-name="ce12" table:number-columns-repeated="6"/>
          <table:table-cell table:style-name="ce12" office:value-type="string" calcext:value-type="string">
            <text:p>Freya Stark</text:p>
          </table:table-cell>
          <table:table-cell table:style-name="ce12"/>
          <table:table-cell table:style-name="ce12" office:value-type="string" calcext:value-type="string">
            <text:p>1893-1993 (collection)</text:p>
          </table:table-cell>
          <table:table-cell table:style-name="ce12" office:value-type="string" calcext:value-type="string">
            <text:p>34.5 boxes</text:p>
          </table:table-cell>
          <table:table-cell table:style-name="ce12" table:number-columns-repeated="3"/>
          <table:table-cell table:style-name="ce38" office:value-type="string" calcext:value-type="string">
            <text:p><text:a xlink:href="https://norman.hrc.utexas.edu/fasearch/findingAid.cfm?eadid=00607" xlink:type="simple">https://norman.hrc.utexas.edu/fasearch/findingAid.cfm?eadid=00607</text:a></text:p>
          </table:table-cell>
          <table:table-cell table:style-name="ce42"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Vassar College</text:p>
          </table:table-cell>
          <table:table-cell table:style-name="ce2" office:value-type="string" calcext:value-type="string">
            <text:p>United States</text:p>
          </table:table-cell>
          <table:table-cell table:style-name="ce2" office:value-type="string" calcext:value-type="string">
            <text:p>Poughkeepsie, NY</text:p>
          </table:table-cell>
          <table:table-cell table:style-name="ce2" office:value-type="string" calcext:value-type="string">
            <text:p>1 million volumes</text:p>
          </table:table-cell>
          <table:table-cell table:style-name="ce2" office:value-type="string" calcext:value-type="string">
            <text:p>Paulina Wright Davis Papers, 1843-1890</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2" office:value-type="string" calcext:value-type="string">
            <text:p>0.6 cubic feet (3 boxes)</text:p>
          </table:table-cell>
          <table:table-cell table:style-name="ce2" office:value-type="string" calcext:value-type="string">
            <text:p>singular</text:p>
          </table:table-cell>
          <table:table-cell table:style-name="ce2"/>
          <table:table-cell table:style-name="ce20"/>
          <table:table-cell table:style-name="ce2"/>
          <table:table-cell table:style-name="ce20"/>
          <table:table-cell table:style-name="ce2" office:value-type="string" calcext:value-type="string">
            <text:p/>
            <text:p/>
          </table:table-cell>
          <table:table-cell table:style-name="ce2"/>
          <table:table-cell table:style-name="ce2" office:value-type="string" calcext:value-type="string">
            <text:p>Paulina Wright Davis</text:p>
          </table:table-cell>
          <table:table-cell table:style-name="ce2"/>
          <table:table-cell table:style-name="ce2" office:value-type="string" calcext:value-type="string">
            <text:p>1843-1890 (collection)</text:p>
          </table:table-cell>
          <table:table-cell table:style-name="ce2" office:value-type="string" calcext:value-type="string">
            <text:p>80 items plus miscellany</text:p>
          </table:table-cell>
          <table:table-cell table:style-name="ce2"/>
          <table:table-cell table:style-name="ce2" office:value-type="string" calcext:value-type="string">
            <text:p>Paulina Kellogg Wright Davis was an American abolitionist, suffragist, and educator. She was one of the founders of the New England Woman Suffrage Association.</text:p>
          </table:table-cell>
          <table:table-cell table:style-name="ce2"/>
          <table:table-cell table:style-name="ce31" office:value-type="string" calcext:value-type="string">
            <text:p><text:a xlink:href="https://specialcollections.vassar.edu/collections/manuscripts/findingaids/davis_paulina_wright.html" xlink:type="simple">https://specialcollections.vassar.edu/collections/manuscripts/findingaids/davis_paulina_wright.html</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Vassar College</text:p>
          </table:table-cell>
          <table:table-cell table:style-name="ce2" office:value-type="string" calcext:value-type="string">
            <text:p>United States</text:p>
          </table:table-cell>
          <table:table-cell table:style-name="ce2" office:value-type="string" calcext:value-type="string">
            <text:p>Poughkeepsie, NY</text:p>
          </table:table-cell>
          <table:table-cell table:style-name="ce2" office:value-type="string" calcext:value-type="string">
            <text:p>1 million volumes</text:p>
          </table:table-cell>
          <table:table-cell table:style-name="ce2" office:value-type="string" calcext:value-type="string">
            <text:p>The Susan B. Anthony Papers, 1854-1905</text:p>
          </table:table-cell>
          <table:table-cell table:style-name="ce2" office:value-type="string" calcext:value-type="string">
            <text:p>digital, in-person</text:p>
          </table:table-cell>
          <table:table-cell table:style-name="ce2" office:value-type="string" calcext:value-type="string">
            <text:p>full collection</text:p>
          </table:table-cell>
          <table:table-cell table:style-name="ce2" office:value-type="string" calcext:value-type="string">
            <text:p>hi-res images, full transcripts, item-level metadata</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Susan B. Anthony</text:p>
          </table:table-cell>
          <table:table-cell table:style-name="ce2" table:number-columns-repeated="2"/>
          <table:table-cell table:style-name="ce2" office:value-type="string" calcext:value-type="string">
            <text:p>97 items</text:p>
          </table:table-cell>
          <table:table-cell table:style-name="ce2" table:number-columns-repeated="3"/>
          <table:table-cell table:style-name="ce31" office:value-type="string" calcext:value-type="string">
            <text:p><text:a xlink:href="https://specialcollections.vassar.edu/collections/manuscripts/findingaids/anthony_susan_b.html" xlink:type="simple">https://specialcollections.vassar.edu/collections/manuscripts/findingaids/anthony_susan_b.html</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Wellesley College</text:p>
          </table:table-cell>
          <table:table-cell table:style-name="ce2" office:value-type="string" calcext:value-type="string">
            <text:p>United States</text:p>
          </table:table-cell>
          <table:table-cell table:style-name="ce2" office:value-type="string" calcext:value-type="string">
            <text:p>Wellesley, MA</text:p>
          </table:table-cell>
          <table:table-cell table:style-name="ce2" office:value-type="string" calcext:value-type="string">
            <text:p>45,500 items (approx.)</text:p>
          </table:table-cell>
          <table:table-cell table:style-name="ce2" office:value-type="string" calcext:value-type="string">
            <text:p>Papers of Anne Whitney</text:p>
          </table:table-cell>
          <table:table-cell table:style-name="ce2" office:value-type="string" calcext:value-type="string">
            <text:p>digital (in-person to digital is restricted)</text:p>
          </table:table-cell>
          <table:table-cell table:style-name="ce2" office:value-type="string" calcext:value-type="string">
            <text:p>approx 70% of collection digitised </text:p>
          </table:table-cell>
          <table:table-cell table:style-name="ce2" office:value-type="string" calcext:value-type="string">
            <text:p>577 items </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Anne Whitney</text:p>
          </table:table-cell>
          <table:table-cell table:style-name="ce2" table:number-columns-repeated="2"/>
          <table:table-cell table:style-name="ce2" office:value-type="string" calcext:value-type="string">
            <text:p>577 items</text:p>
          </table:table-cell>
          <table:table-cell table:style-name="ce2" table:number-columns-repeated="3"/>
          <table:table-cell table:style-name="ce39" office:value-type="string" calcext:value-type="string">
            <text:p><text:a xlink:href="https://archives.wellesley.edu/repositories/2/resources/85" xlink:type="simple">https://archives.wellesley.edu/repositories/2/resources/85</text:a></text:p>
          </table:table-cell>
          <table:table-cell table:style-name="ce1"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Wellesley College</text:p>
          </table:table-cell>
          <table:table-cell table:style-name="ce2" office:value-type="string" calcext:value-type="string">
            <text:p>United States</text:p>
          </table:table-cell>
          <table:table-cell table:style-name="ce2" office:value-type="string" calcext:value-type="string">
            <text:p>Wellesley, MA</text:p>
          </table:table-cell>
          <table:table-cell table:style-name="ce2" office:value-type="string" calcext:value-type="string">
            <text:p>45,500 items (approx.)</text:p>
          </table:table-cell>
          <table:table-cell table:style-name="ce2" office:value-type="string" calcext:value-type="string">
            <text:p>Katharine Lee Bates Papers</text:p>
          </table:table-cell>
          <table:table-cell table:style-name="ce2" office:value-type="string" calcext:value-type="string">
            <text:p>in-person open (appt needed)</text:p>
          </table:table-cell>
          <table:table-cell table:style-name="ce2" office:value-type="string" calcext:value-type="string">
            <text:p>full collection (?)</text:p>
          </table:table-cell>
          <table:table-cell table:style-name="ce2" office:value-type="string" calcext:value-type="string">
            <text:p>undetermined</text:p>
          </table:table-cell>
          <table:table-cell table:style-name="ce2" office:value-type="string" calcext:value-type="string">
            <text:p>8.85 linear feet</text:p>
          </table:table-cell>
          <table:table-cell table:style-name="ce2" office:value-type="string" calcext:value-type="string">
            <text:p>singular</text:p>
          </table:table-cell>
          <table:table-cell table:style-name="ce2" table:number-columns-repeated="6"/>
          <table:table-cell table:style-name="ce2" office:value-type="string" calcext:value-type="string">
            <text:p>Katharine Lee Bates</text:p>
          </table:table-cell>
          <table:table-cell table:style-name="ce2"/>
          <table:table-cell table:style-name="ce2" office:value-type="string" calcext:value-type="string">
            <text:p>1866-1977</text:p>
          </table:table-cell>
          <table:table-cell table:style-name="ce2" office:value-type="string" calcext:value-type="string">
            <text:p>19 boxes, 5 folio boxes</text:p>
          </table:table-cell>
          <table:table-cell table:style-name="ce2"/>
          <table:table-cell table:style-name="ce2" office:value-type="string" calcext:value-type="string">
            <text:p>prolific American writer, college professor, scholar, and social activist. Although she published volumes of poetry, travel books, essays, children's books, books for young adults, and editions of many earlier writers' works, today Bates is primarily remembered as the author of "America the Beautiful". While on the Wellesley College faculty, Bates mentored many young poets (including some, like Robert Frost, not enrolled at Wellesley) and helped establish American literature as a field for college study by creating an early course on the genre and writing a textbook for the field (the first woman to do the latter).</text:p>
          </table:table-cell>
          <table:table-cell table:style-name="ce2"/>
          <table:table-cell table:style-name="ce31" office:value-type="string" calcext:value-type="string">
            <text:p><text:a xlink:href="https://archives.wellesley.edu/repositories/2/resources/95" xlink:type="simple">https://archives.wellesley.edu/repositories/2/resources/95</text:a></text:p>
          </table:table-cell>
          <table:table-cell table:style-name="ce1" table:number-columns-repeated="10"/>
          <table:table-cell table:number-columns-repeated="988"/>
        </table:table-row>
        <table:table-row table:style-name="ro1" table:visibility="collapse">
          <table:table-cell table:style-name="ce6"/>
          <table:table-cell table:style-name="ce12"/>
          <table:table-cell table:style-name="ce12" office:value-type="string" calcext:value-type="string">
            <text:p>Wright University</text:p>
          </table:table-cell>
          <table:table-cell table:style-name="ce12" office:value-type="string" calcext:value-type="string">
            <text:p>United States</text:p>
          </table:table-cell>
          <table:table-cell table:style-name="ce12" office:value-type="string" calcext:value-type="string">
            <text:p>Dayton, OH</text:p>
          </table:table-cell>
          <table:table-cell table:style-name="ce12" office:value-type="string" calcext:value-type="string">
            <text:p>undetermined</text:p>
          </table:table-cell>
          <table:table-cell table:style-name="ce12" office:value-type="string" calcext:value-type="string">
            <text:p>Wright Brothers' Collection; Robert Ball Collection; International Cyclopedia of Aviation Biography Collection</text:p>
          </table:table-cell>
          <table:table-cell table:number-columns-repeated="3" table:style-name="ce12" office:value-type="string" calcext:value-type="string">
            <text:p>undetermined</text:p>
          </table:table-cell>
          <table:table-cell table:style-name="ce12"/>
          <table:table-cell table:style-name="ce12" office:value-type="string" calcext:value-type="string">
            <text:p>singular</text:p>
          </table:table-cell>
          <table:table-cell table:style-name="ce12" table:number-columns-repeated="6"/>
          <table:table-cell table:style-name="ce12" office:value-type="string" calcext:value-type="string">
            <text:p>Amelia Earhart</text:p>
          </table:table-cell>
          <table:table-cell table:style-name="ce12" table:number-columns-repeated="4"/>
          <table:table-cell table:style-name="ce12" office:value-type="string" calcext:value-type="string">
            <text:p>Contains several photographs and lettters/documents from Earhart in several other collections; digitized samples on page, but cannot access full collections to see access level.</text:p>
          </table:table-cell>
          <table:table-cell table:style-name="ce12"/>
          <table:table-cell table:style-name="ce35" office:value-type="string" calcext:value-type="string">
            <text:p><text:a xlink:href="https://www.libraries.wright.edu/community/outofthebox/2014/06/18/amelia-earhart-in-the-archives/" xlink:type="simple">https://www.libraries.wright.edu/community/outofthebox/2014/06/18/amelia-earhart-in-the-archives/</text:a></text:p>
          </table:table-cell>
          <table:table-cell table:style-name="ce42" table:number-columns-repeated="10"/>
          <table:table-cell table:number-columns-repeated="988"/>
        </table:table-row>
        <table:table-row table:style-name="ro1">
          <table:table-cell table:style-name="ce3"/>
          <table:table-cell table:style-name="ce2" office:value-type="string" calcext:value-type="string">
            <text:p>Academic Affiliation</text:p>
          </table:table-cell>
          <table:table-cell table:style-name="ce2" office:value-type="string" calcext:value-type="string">
            <text:p>Yale University</text:p>
          </table:table-cell>
          <table:table-cell table:style-name="ce2" office:value-type="string" calcext:value-type="string">
            <text:p>United States</text:p>
          </table:table-cell>
          <table:table-cell table:style-name="ce2" office:value-type="string" calcext:value-type="string">
            <text:p>New Haven, CT</text:p>
          </table:table-cell>
          <table:table-cell table:style-name="ce2" office:value-type="string" calcext:value-type="string">
            <text:p>15.2 million items</text:p>
          </table:table-cell>
          <table:table-cell table:style-name="ce2" office:value-type="string" calcext:value-type="string">
            <text:p>Mary Henrietta Kingsley Papers</text:p>
          </table:table-cell>
          <table:table-cell table:number-columns-repeated="3" table:style-name="ce2" office:value-type="string" calcext:value-type="string">
            <text:p>undetermined</text:p>
          </table:table-cell>
          <table:table-cell table:style-name="ce2"/>
          <table:table-cell table:style-name="ce2" office:value-type="string" calcext:value-type="string">
            <text:p>singular</text:p>
          </table:table-cell>
          <table:table-cell table:style-name="ce2" table:number-columns-repeated="6"/>
          <table:table-cell table:style-name="ce2" office:value-type="string" calcext:value-type="string">
            <text:p>Mary Henrietta Kingsley</text:p>
          </table:table-cell>
          <table:table-cell table:style-name="ce2" table:number-columns-repeated="2"/>
          <table:table-cell table:style-name="ce2" office:value-type="string" calcext:value-type="string">
            <text:p>1 box, 10 folders (approx 142 letters)</text:p>
          </table:table-cell>
          <table:table-cell table:style-name="ce2"/>
          <table:table-cell table:style-name="ce2" office:value-type="string" calcext:value-type="string">
            <text:p>an English ethnographer, scientific writer, and explorer whose travels throughout West Africa and resulting work helped shape European perceptions of African cultures and British imperialism.</text:p>
          </table:table-cell>
          <table:table-cell table:style-name="ce2"/>
          <table:table-cell table:style-name="ce31" office:value-type="string" calcext:value-type="string">
            <text:p><text:a xlink:href="https://archives.yale.edu/repositories/12/resources/3374" xlink:type="simple">https://archives.yale.edu/repositories/12/resources/3374</text:a></text:p>
          </table:table-cell>
          <table:table-cell table:style-name="ce1" table:number-columns-repeated="10"/>
          <table:table-cell table:number-columns-repeated="988"/>
        </table:table-row>
        <table:table-row table:style-name="ro1">
          <table:table-cell table:style-name="ce3"/>
          <table:table-cell table:style-name="ce2" table:number-columns-repeated="24"/>
          <table:table-cell table:style-name="ce3"/>
          <table:table-cell table:style-name="ce1" table:number-columns-repeated="10"/>
          <table:table-cell table:number-columns-repeated="988"/>
        </table:table-row>
        <table:table-row table:style-name="ro1">
          <table:table-cell table:style-name="ce3"/>
          <table:table-cell table:style-name="ce2"/>
          <table:table-cell table:style-name="ce2" office:value-type="string" calcext:value-type="string">
            <text:p>NOTE: Nineteenth Century Collections Online (via Gale) has Women: Transnational Networks with great compilation of resources (behind UBuffalo credentials)</text:p>
          </table:table-cell>
          <table:table-cell table:style-name="ce2" table:number-columns-repeated="22"/>
          <table:table-cell table:style-name="ce3"/>
          <table:table-cell table:style-name="ce1" table:number-columns-repeated="10"/>
          <table:table-cell table:number-columns-repeated="988"/>
        </table:table-row>
        <table:table-row table:style-name="ro1">
          <table:table-cell table:style-name="ce3"/>
          <table:table-cell table:style-name="ce2"/>
          <table:table-cell table:style-name="ce2" office:value-type="string" calcext:value-type="string">
            <text:p>Issues of gender and class ignited nineteenth-century debate in the context of suffrage movements, culture, immigration, health and many other concerns. Using a wide array of primary source documents—serials, books, manuscripts, diaries, reports, and visuals—Women: Transnational Networks focuses on issues at the intersection of gender and class from the late-eighteenth century to the era of suffrage in the early-twentieth century, all through a transnational perspective. The collection contains deep information on European and North American movements, but also expands its scope to include collections from other regions.</text:p>
          </table:table-cell>
          <table:table-cell table:style-name="ce2" table:number-columns-repeated="22"/>
          <table:table-cell table:style-name="ce3"/>
          <table:table-cell table:style-name="ce1" table:number-columns-repeated="10"/>
          <table:table-cell table:number-columns-repeated="988"/>
        </table:table-row>
        <table:table-row table:style-name="ro1">
          <table:table-cell table:style-name="ce3"/>
          <table:table-cell table:style-name="ce2" table:number-columns-repeated="24"/>
          <table:table-cell table:style-name="ce3"/>
          <table:table-cell table:style-name="ce1" table:number-columns-repeated="10"/>
          <table:table-cell table:number-columns-repeated="988"/>
        </table:table-row>
        <table:table-row table:style-name="ro2">
          <table:table-cell table:style-name="ce3"/>
          <table:table-cell table:style-name="ce2"/>
          <table:table-cell table:style-name="ce2" office:value-type="string" calcext:value-type="string">
            <text:p>seems so many places, but not full archives/papers??</text:p>
          </table:table-cell>
          <table:table-cell table:style-name="ce2" office:value-type="string" calcext:value-type="string">
            <text:p>Multinational</text:p>
          </table:table-cell>
          <table:table-cell table:style-name="ce2" table:number-columns-repeated="2"/>
          <table:table-cell table:style-name="ce16" office:value-type="string" calcext:value-type="string">
            <text:p>Nellie Bly</text:p>
          </table:table-cell>
          <table:table-cell table:style-name="ce2" table:number-columns-repeated="16"/>
          <table:table-cell table:style-name="ce2" office:value-type="string" calcext:value-type="string">
            <text:p>an American journalist who was widely known for her record-breaking trip around the world in 72 days, in emulation of Jules Verne's fictional character Phileas Fogg, and an exposé in which she worked undercover to report on a mental institution from within.[3] She was a pioneer in her field, and launched a new kind of investigative journalism.[4] Bly was also a writer, inventor, and industrialist.</text:p>
          </table:table-cell>
          <table:table-cell table:style-name="ce2"/>
          <table:table-cell table:style-name="ce3"/>
          <table:table-cell table:style-name="ce1" table:number-columns-repeated="10"/>
          <table:table-cell table:number-columns-repeated="988"/>
        </table:table-row>
        <table:table-row table:style-name="ro1">
          <table:table-cell table:style-name="ce3"/>
          <table:table-cell table:style-name="ce2" table:number-columns-repeated="24"/>
          <table:table-cell table:style-name="ce3"/>
          <table:table-cell table:style-name="ce1" table:number-columns-repeated="10"/>
          <table:table-cell table:number-columns-repeated="988"/>
        </table:table-row>
        <table:table-row table:style-name="ro1" table:number-rows-repeated="50">
          <table:table-cell table:style-name="ce3"/>
          <table:table-cell table:style-name="ce2" table:number-columns-repeated="24"/>
          <table:table-cell table:style-name="ce3"/>
          <table:table-cell table:style-name="ce1" table:number-columns-repeated="10"/>
          <table:table-cell table:number-columns-repeated="988"/>
        </table:table-row>
        <table:table-row table:style-name="ro1" table:number-rows-repeated="143">
          <table:table-cell table:style-name="ce1"/>
          <table:table-cell table:style-name="ce9" table:number-columns-repeated="24"/>
          <table:table-cell table:style-name="ce1" table:number-columns-repeated="11"/>
          <table:table-cell table:number-columns-repeated="988"/>
        </table:table-row>
        <table:table-row table:style-name="ro1" table:number-rows-repeated="699">
          <table:table-cell table:style-name="ce8" table:number-columns-repeated="36"/>
          <table:table-cell table:number-columns-repeated="988"/>
        </table:table-row>
        <table:table-row table:style-name="ro2" table:number-rows-repeated="1047533">
          <table:table-cell table:number-columns-repeated="1024"/>
        </table:table-row>
        <table:table-row table:style-name="ro2">
          <table:table-cell table:number-columns-repeated="1024"/>
        </table:table-row>
        <table:named-expressions>
          <table:named-range table:name="Z_8D04E256_04CE_448D_807D_4FA7874716B1_.wvu.FilterData" table:base-cell-address="$'PRIMARY-AIM_Working_Lists'.$A$1" table:cell-range-address="$'PRIMARY-AIM_Working_Lists'.$A$7:.$AJ$144"/>
          <table:named-range table:name="_xlnm._FilterDatabase" table:base-cell-address="$'PRIMARY-AIM_Working_Lists'.$A$1" table:cell-range-address="$'PRIMARY-AIM_Working_Lists'.$A$7:.$AJ$144"/>
        </table:named-expressions>
      </table:table>
      <table:named-expressions/>
      <table:database-ranges>
        <table:database-range table:name="__Anonymous_Sheet_DB__0" table:target-range-address="'PRIMARY-AIM_Working_Lists'.A7:'PRIMARY-AIM_Working_Lists'.AJ14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IMARY-AIM_5f_Working_5f_Lists" style:display-name="PageStyle_PRIMARY-AIM_Working_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9:38:13</meta:creation-date>
    <meta:initial-creator>Heather Ball</meta:initial-creator>
    <meta:document-statistic meta:table-count="1" meta:cell-count="1941" meta:object-count="0"/>
    <meta:generator>LibreOfficeDev/6.0.5.2$Linux_X86_64 LibreOffice_project/</meta:generator>
  </office:meta>
</office:document-meta>
</file>